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4/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162/settings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228/content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" manifest:version="1.2" manifest:media-type="application/vnd.oasis.opendocument.formula"/>
  <manifest:file-entry manifest:full-path="Object 177/settings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Replacements/Object 189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" manifest:media-type=""/>
  <manifest:file-entry manifest:full-path="ObjectReplacements/Object 1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25" manifest:media-type=""/>
  <manifest:file-entry manifest:full-path="ObjectReplacements/Object 8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4" manifest:media-type=""/>
  <manifest:file-entry manifest:full-path="ObjectReplacements/Object 2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1" manifest:media-type=""/>
  <manifest:file-entry manifest:full-path="ObjectReplacements/Object 21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26" manifest:media-type=""/>
  <manifest:file-entry manifest:full-path="ObjectReplacements/Object 16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19" manifest:media-type=""/>
  <manifest:file-entry manifest:full-path="ObjectReplacements/Object 153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68/settings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75/content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69/settings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Pictures/20000009000044140000452EBF64BE3815F27DD9.svm" manifest:media-type=""/>
  <manifest:file-entry manifest:full-path="Pictures/200000090000272400002B007907ABDBA0CE2A9C.svm" manifest:media-type=""/>
  <manifest:file-entry manifest:full-path="Pictures/2000000900004039000041524CB837893ABA61C4.svm" manifest:media-type=""/>
  <manifest:file-entry manifest:full-path="Pictures/2000000900002FAF00002FAF51295E6E70524A14.svm" manifest:media-type=""/>
  <manifest:file-entry manifest:full-path="Pictures/200000090000403900003B42E06C95E630233AED.svm" manifest:media-type=""/>
  <manifest:file-entry manifest:full-path="Pictures/2000000900004AB20000675B0EAF42E5507A54DB.svm" manifest:media-type=""/>
  <manifest:file-entry manifest:full-path="Pictures/20000009000039E2000034ECA1F89DDF176B7F86.svm" manifest:media-type=""/>
  <manifest:file-entry manifest:full-path="Pictures/20000009000026DD00002A2C3E1A1D31728DD6D8.svm" manifest:media-type=""/>
  <manifest:file-entry manifest:full-path="Pictures/200000090000383A00004FEE734071B28DC15F60.svm" manifest:media-type=""/>
  <manifest:file-entry manifest:full-path="Pictures/200000090000241C00002CED6E4318D19327CAA1.svm" manifest:media-type=""/>
  <manifest:file-entry manifest:full-path="Pictures/2000000900003767000032FE8D188A27B12E3C5C.svm" manifest:media-type=""/>
  <manifest:file-entry manifest:full-path="Pictures/2000000900002B8D0000607734CE11992441AE30.svm" manifest:media-type=""/>
  <manifest:file-entry manifest:full-path="Pictures/200000090000376700002697391DB828723F2421.svm" manifest:media-type=""/>
  <manifest:file-entry manifest:full-path="Pictures/2000000900002912000030C9DA17FFC85E28837D.svm" manifest:media-type=""/>
  <manifest:file-entry manifest:full-path="Pictures/20000009000042B40000434042F97EA5D43ABFF1.svm" manifest:media-type=""/>
  <manifest:file-entry manifest:full-path="Pictures/200000090000415300002F68F85A20327BA66B97.svm" manifest:media-type=""/>
  <manifest:file-entry manifest:full-path="Pictures/2000000900002D34000026507EFD2A52E61626A0.svm" manifest:media-type=""/>
  <manifest:file-entry manifest:full-path="Pictures/2000000900003881000036063CD8F5E3ED9FB05F.svm" manifest:media-type=""/>
  <manifest:file-entry manifest:full-path="Pictures/2000000900004341000046D6DF8BBCD0001DE4A5.svm" manifest:media-type=""/>
  <manifest:file-entry manifest:full-path="Pictures/2000000900003110000033D1761B665A7F1AFB9E.svm" manifest:media-type=""/>
  <manifest:file-entry manifest:full-path="Pictures/2000000900002CEE00002CA7A6DC0B49FA1A57F3.svm" manifest:media-type=""/>
  <manifest:file-entry manifest:full-path="Pictures/2000000900004387000045BB363EB1930AD1F9F6.svm" manifest:media-type=""/>
  <manifest:file-entry manifest:full-path="Pictures/200000090000276B0000260A7BD609A64B1A229F.svm" manifest:media-type=""/>
  <manifest:file-entry manifest:full-path="Pictures/2000000900004B3F0000426D8451CCC90A13FDDB.svm" manifest:media-type=""/>
  <manifest:file-entry manifest:full-path="Pictures/2000000900003B890000388185EE5E1FA8B758BC.svm" manifest:media-type="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Thumbnails/thumbnail.png" manifest:media-type="image/png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manifest.rdf" manifest:media-type="application/rdf+xml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130/settings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60/settings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1" svg:font-family="Tahoma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2.091cm"/>
    </style:style>
    <style:style style:name="Tableau3.B" style:family="table-column">
      <style:table-column-properties style:column-width="4.921cm"/>
    </style:style>
    <style:style style:name="Tableau3.A1" style:family="table-cell">
      <style:table-cell-properties fo:padding="0.097cm" fo:border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2.091cm"/>
    </style:style>
    <style:style style:name="Tableau2.B" style:family="table-column">
      <style:table-column-properties style:column-width="4.921cm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1.483cm"/>
    </style:style>
    <style:style style:name="Tableau4.B" style:family="table-column">
      <style:table-column-properties style:column-width="5.53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14.208cm"/>
    </style:style>
    <style:style style:name="Tableau5.B" style:family="table-column">
      <style:table-column-properties style:column-width="2.805cm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2.171cm"/>
    </style:style>
    <style:style style:name="Tableau6.B" style:family="table-column">
      <style:table-column-properties style:column-width="4.842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2.383cm"/>
    </style:style>
    <style:style style:name="Tableau7.B" style:family="table-column">
      <style:table-column-properties style:column-width="4.63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0.954cm"/>
    </style:style>
    <style:style style:name="Tableau9.B" style:family="table-column">
      <style:table-column-properties style:column-width="6.05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1.271cm"/>
    </style:style>
    <style:style style:name="Tableau8.B" style:family="table-column">
      <style:table-column-properties style:column-width="5.741cm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8.B1" style:family="table-cell">
      <style:table-cell-properties fo:padding="0.097cm" fo:border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49cm" style:rel-column-width="16383*"/>
    </style:style>
    <style:style style:name="Tableau10.D" style:family="table-column">
      <style:table-column-properties style:column-width="4.251cm" style:rel-column-width="16386*"/>
    </style:style>
    <style:style style:name="Tableau10.A1" style:family="table-cell">
      <style:table-cell-properties fo:padding="0.097cm" fo:border-left="none" fo:border-right="0.05pt solid #000000" fo:border-top="none" fo:border-bottom="none"/>
    </style:style>
    <style:style style:name="Tableau10.C1" style:family="table-cell">
      <style:table-cell-properties fo:padding="0.097cm" fo:border="none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1.933cm"/>
    </style:style>
    <style:style style:name="Tableau11.B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3.591cm" style:rel-column-width="52391*"/>
    </style:style>
    <style:style style:name="Tableau14.B" style:family="table-column">
      <style:table-column-properties style:column-width="3.41cm" style:rel-column-width="13144*"/>
    </style:style>
    <style:style style:name="Tableau14.A1" style:family="table-cell">
      <style:table-cell-properties fo:padding="0.097cm" fo:border="none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2.912cm"/>
    </style:style>
    <style:style style:name="Tableau12.B" style:family="table-column">
      <style:table-column-properties style:column-width="4.101cm"/>
    </style:style>
    <style:style style:name="Tableau12.A1" style:family="table-cell">
      <style:table-cell-properties fo:padding="0.097cm" fo:border="non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3.831cm" style:rel-column-width="53316*"/>
    </style:style>
    <style:style style:name="Tableau13.B" style:family="table-column">
      <style:table-column-properties style:column-width="3.17cm" style:rel-column-width="12219*"/>
    </style:style>
    <style:style style:name="Tableau13.A1" style:family="table-cell">
      <style:table-cell-properties fo:padding="0.097cm" fo:border="none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2.647cm" style:rel-column-width="48753*"/>
    </style:style>
    <style:style style:name="Tableau15.B" style:family="table-column">
      <style:table-column-properties style:column-width="4.353cm" style:rel-column-width="16782*"/>
    </style:style>
    <style:style style:name="Tableau15.A1" style:family="table-cell">
      <style:table-cell-properties fo:background-color="transparent" fo:padding="0.097cm" fo:border="none">
        <style:background-image/>
      </style:table-cell-properties>
    </style:style>
    <style:style style:name="Tableau15.B1" style:family="table-cell">
      <style:table-cell-properties fo:padding="0.097cm" fo:border="none"/>
    </style:style>
    <style:style style:name="Tableau15.A2" style:family="table-cell">
      <style:table-cell-properties fo:background-color="#dddddd" fo:padding="0.097cm" fo:border="none">
        <style:background-image/>
      </style:table-cell-properties>
    </style:style>
    <style:style style:name="Tableau15.B2" style:family="table-cell">
      <style:table-cell-properties fo:padding="0.097cm" fo:border="non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8.5cm" style:rel-column-width="32767*"/>
    </style:style>
    <style:style style:name="Tableau16.B" style:family="table-column">
      <style:table-column-properties style:column-width="8.5cm" style:rel-column-width="32768*"/>
    </style:style>
    <style:style style:name="Tableau16.A1" style:family="table-cell">
      <style:table-cell-properties fo:background-color="#e6e6e6" fo:padding="0.097cm" fo:border-left="none" fo:border-right="0.05pt solid #000000" fo:border-top="none" fo:border-bottom="none">
        <style:background-image/>
      </style:table-cell-properties>
    </style:style>
    <style:style style:name="Tableau16.B1" style:family="table-cell">
      <style:table-cell-properties fo:background-color="transparent" fo:padding="0.097cm" fo:border="none">
        <style:background-image/>
      </style:table-cell-properties>
    </style:style>
    <style:style style:name="Tableau16.B2" style:family="table-cell">
      <style:table-cell-properties fo:padding="0.097cm" fo:border="none"/>
    </style:style>
    <style:style style:name="Tableau17" style:family="table">
      <style:table-properties style:width="8.308cm" table:align="margins"/>
    </style:style>
    <style:style style:name="Tableau17.A" style:family="table-column">
      <style:table-column-properties style:column-width="1.385cm" style:rel-column-width="10922*"/>
    </style:style>
    <style:style style:name="Tableau17.F" style:family="table-column">
      <style:table-column-properties style:column-width="1.385cm" style:rel-column-width="10925*"/>
    </style:style>
    <style:style style:name="Tableau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7.B1" style:family="table-cell" style:data-style-name="N0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7.F1" style:family="table-cell">
      <style:table-cell-properties style:vertical-align="middle" fo:padding="0.097cm" fo:border="0.05pt solid #000000"/>
    </style:style>
    <style:style style:name="Tableau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1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F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1.264cm" style:rel-column-width="43422*"/>
    </style:style>
    <style:style style:name="Tableau18.B" style:family="table-column">
      <style:table-column-properties style:column-width="5.736cm" style:rel-column-width="22113*"/>
    </style:style>
    <style:style style:name="Tableau18.A1" style:family="table-cell">
      <style:table-cell-properties fo:padding="0.097cm" fo:border="none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2.247cm" style:rel-column-width="47209*"/>
    </style:style>
    <style:style style:name="Tableau19.B" style:family="table-column">
      <style:table-column-properties style:column-width="4.754cm" style:rel-column-width="18326*"/>
    </style:style>
    <style:style style:name="Tableau19.A1" style:family="table-cell">
      <style:table-cell-properties fo:padding="0.097cm" fo:border="none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2.247cm" style:rel-column-width="47209*"/>
    </style:style>
    <style:style style:name="Tableau20.B" style:family="table-column">
      <style:table-column-properties style:column-width="4.754cm" style:rel-column-width="18326*"/>
    </style:style>
    <style:style style:name="Tableau20.A1" style:family="table-cell">
      <style:table-cell-properties fo:padding="0.097cm" fo:border="none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2.247cm" style:rel-column-width="47209*"/>
    </style:style>
    <style:style style:name="Tableau22.B" style:family="table-column">
      <style:table-column-properties style:column-width="4.754cm" style:rel-column-width="18326*"/>
    </style:style>
    <style:style style:name="Tableau22.A1" style:family="table-cell">
      <style:table-cell-properties fo:padding="0.097cm" fo:border="none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2.247cm" style:rel-column-width="47209*"/>
    </style:style>
    <style:style style:name="Tableau23.B" style:family="table-column">
      <style:table-column-properties style:column-width="4.754cm" style:rel-column-width="18326*"/>
    </style:style>
    <style:style style:name="Tableau23.A1" style:family="table-cell">
      <style:table-cell-properties fo:padding="0.097cm" fo:border="none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12.247cm" style:rel-column-width="47209*"/>
    </style:style>
    <style:style style:name="Tableau27.B" style:family="table-column">
      <style:table-column-properties style:column-width="4.754cm" style:rel-column-width="18326*"/>
    </style:style>
    <style:style style:name="Tableau27.A1" style:family="table-cell">
      <style:table-cell-properties fo:padding="0.097cm" fo:border="none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3.056cm" style:rel-column-width="50330*"/>
    </style:style>
    <style:style style:name="Tableau24.B" style:family="table-column">
      <style:table-column-properties style:column-width="3.944cm" style:rel-column-width="15205*"/>
    </style:style>
    <style:style style:name="Tableau24.A1" style:family="table-cell">
      <style:table-cell-properties fo:padding="0.097cm" fo:border="none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3.316cm" style:rel-column-width="51330*"/>
    </style:style>
    <style:style style:name="Tableau25.B" style:family="table-column">
      <style:table-column-properties style:column-width="3.685cm" style:rel-column-width="14205*"/>
    </style:style>
    <style:style style:name="Tableau25.A1" style:family="table-cell">
      <style:table-cell-properties fo:padding="0.097cm" fo:border="none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5.667cm" style:rel-column-width="21845*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C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text-properties fo:language="fr" fo:country="FR"/>
    </style:style>
    <style:style style:name="P2" style:family="paragraph" style:parent-style-name="Footer">
      <style:paragraph-properties fo:text-align="end" style:justify-single-word="false"/>
      <style:text-properties fo:language="fr" fo:country="FR"/>
    </style:style>
    <style:style style:name="P3" style:family="paragraph" style:parent-style-name="Table_20_Contents">
      <style:text-properties fo:font-size="2pt" fo:language="fr" fo:country="FR" style:font-size-asian="1.75pt" style:font-size-complex="2pt"/>
    </style:style>
    <style:style style:name="P4" style:family="paragraph" style:parent-style-name="Table_20_Contents">
      <style:text-properties fo:font-size="2pt" style:font-size-asian="1.75pt" style:font-size-complex="2pt"/>
    </style:style>
    <style:style style:name="P5" style:family="paragraph" style:parent-style-name="Table_20_Contents">
      <style:text-properties fo:language="fr" fo:country="FR"/>
    </style:style>
    <style:style style:name="P6" style:family="paragraph" style:parent-style-name="Table_20_Contents"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"/>
    </style:style>
    <style:style style:name="P8" style:family="paragraph" style:parent-style-name="Table_20_Contents">
      <style:text-properties style:font-name="Times" fo:font-size="10pt" style:font-size-asian="10pt" style:font-size-complex="10pt"/>
    </style:style>
    <style:style style:name="P9" style:family="paragraph" style:parent-style-name="Table_20_Contents">
      <style:text-properties fo:font-size="10pt" style:font-size-asian="8.75pt" style:font-size-complex="10pt"/>
    </style:style>
    <style:style style:name="P10" style:family="paragraph" style:parent-style-name="Table_20_Contents">
      <style:text-properties style:font-name="Times New Roman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font-style="italic" style:font-style-asian="italic" style:font-style-complex="italic"/>
    </style:style>
    <style:style style:name="P14" style:family="paragraph" style:parent-style-name="Table_20_Contents">
      <loext:graphic-properties draw:fill="solid" draw:fill-color="#e6e6e6" draw:opacity="100%"/>
      <style:paragraph-properties fo:background-color="#e6e6e6"/>
    </style:style>
    <style:style style:name="P15" style:family="paragraph" style:parent-style-name="Heading">
      <style:paragraph-properties fo:text-align="center" style:justify-single-word="false"/>
      <style:text-properties style:font-name="Times" fo:font-size="18pt" fo:language="fr" fo:country="FR" fo:font-weight="bold" style:font-size-asian="18pt" style:font-weight-asian="bold" style:font-size-complex="18pt" style:font-weight-complex="bold"/>
    </style:style>
    <style:style style:name="P16" style:family="paragraph" style:parent-style-name="Standard">
      <style:text-properties style:font-name="Times" fo:language="fr" fo:country="FR"/>
    </style:style>
    <style:style style:name="P17" style:family="paragraph" style:parent-style-name="Standard">
      <style:text-properties style:font-name="Times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text-properties style:font-name="Times" fo:language="fr" fo:country="FR" fo:font-style="normal"/>
    </style:style>
    <style:style style:name="P19" style:family="paragraph" style:parent-style-name="Standard">
      <style:text-properties fo:language="fr" fo:country="FR"/>
    </style:style>
    <style:style style:name="P20" style:family="paragraph" style:parent-style-name="Standard"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>
      <loext:graphic-properties draw:fill="solid" draw:fill-color="#e6e6e6" draw:opacity="100%"/>
      <style:paragraph-properties fo:background-color="#e6e6e6"/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text-properties fo:language="fr" fo:country="FR" fo:font-style="italic" style:font-style-asian="italic" style:font-style-complex="italic"/>
    </style:style>
    <style:style style:name="P23" style:family="paragraph" style:parent-style-name="Standard">
      <style:text-properties fo:language="fr" fo:country="FR" fo:font-style="normal" style:text-underline-style="none"/>
    </style:style>
    <style:style style:name="P2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>
      <loext:graphic-properties draw:fill="solid" draw:fill-color="#e6e6e6" draw:opacity="100%"/>
      <style:paragraph-properties fo:background-color="#e6e6e6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tandard">
      <style:text-properties fo:font-style="italic" style:font-style-asian="italic" style:font-style-complex="italic"/>
    </style:style>
    <style:style style:name="P27" style:family="paragraph" style:parent-style-name="Standard">
      <style:text-properties style:font-name="Times New Roman" fo:font-style="normal"/>
    </style:style>
    <style:style style:name="P28" style:family="paragraph" style:parent-style-name="Standard">
      <style:text-properties style:font-name="Times New Roman" fo:font-style="normal" style:font-style-asian="normal" style:font-style-complex="normal"/>
    </style:style>
    <style:style style:name="P29" style:family="paragraph" style:parent-style-name="Standard">
      <style:text-properties style:font-name="Times New Roman" fo:font-style="normal" style:text-underline-style="none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tyle="normal" style:text-underline-style="none"/>
    </style:style>
    <style:style style:name="P31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tyle="italic" style:text-underline-style="none" style:font-style-asian="italic" style:font-style-complex="italic"/>
    </style:style>
    <style:style style:name="P33" style:family="paragraph" style:parent-style-name="Standard">
      <style:paragraph-properties fo:text-align="start" style:justify-single-word="false"/>
      <style:text-properties style:font-name="Times New Roman"/>
    </style:style>
    <style:style style:name="P34" style:family="paragraph" style:parent-style-name="Standard">
      <style:text-properties fo:font-style="normal"/>
    </style:style>
    <style:style style:name="P35" style:family="paragraph" style:parent-style-name="Standard"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36" style:family="paragraph" style:parent-style-name="Standard">
      <loext:graphic-properties draw:fill="solid" draw:fill-color="#e6e6e6" draw:opacity="100%"/>
      <style:paragraph-properties fo:background-color="#e6e6e6"/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paragraph-properties fo:text-align="center" style:justify-single-word="false"/>
      <style:text-properties style:text-underline-style="none" fo:font-weight="bold"/>
    </style:style>
    <style:style style:name="P39" style:family="paragraph" style:parent-style-name="Standard">
      <loext:graphic-properties draw:fill="solid" draw:fill-color="#e6e6e6" draw:opacity="100%"/>
      <style:paragraph-properties fo:background-color="#e6e6e6"/>
      <style:text-properties style:text-underline-style="none"/>
    </style:style>
    <style:style style:name="P40" style:family="paragraph" style:parent-style-name="Standard">
      <style:text-properties style:font-name="OpenSymbol1" fo:font-style="normal" style:font-style-asian="normal" style:font-style-complex="normal"/>
    </style:style>
    <style:style style:name="P41" style:family="paragraph" style:parent-style-name="Standard">
      <style:text-properties fo:font-size="11pt" style:font-size-asian="11pt" style:font-size-complex="11pt"/>
    </style:style>
    <style:style style:name="P4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3" style:family="paragraph" style:parent-style-name="Standard">
      <loext:graphic-properties draw:fill="solid" draw:fill-color="#e6e6e6" draw:opacity="100%"/>
      <style:paragraph-properties fo:background-color="#e6e6e6"/>
    </style:style>
    <style:style style:name="P44" style:family="paragraph" style:parent-style-name="Standard">
      <style:paragraph-properties fo:text-align="start" style:justify-single-word="false"/>
    </style:style>
    <style:style style:name="P45" style:family="paragraph" style:parent-style-name="Text_20_body">
      <style:paragraph-properties fo:text-align="center" style:justify-single-word="false"/>
      <style:text-properties style:font-name="Times" fo:font-size="18pt" fo:language="fr" fo:country="FR" fo:font-weight="bold" style:font-size-asian="18pt" style:font-weight-asian="bold" style:font-size-complex="18pt" style:font-weight-complex="bold"/>
    </style:style>
    <style:style style:name="P46" style:family="paragraph" style:parent-style-name="Standard" style:list-style-name="L1">
      <style:text-properties fo:language="fr" fo:country="FR"/>
    </style:style>
    <style:style style:name="P47" style:family="paragraph" style:parent-style-name="Standard" style:list-style-name="L2">
      <style:text-properties fo:language="fr" fo:country="FR"/>
    </style:style>
    <style:style style:name="P48" style:family="paragraph" style:parent-style-name="Standard" style:list-style-name="L2">
      <style:text-properties fo:language="fr" fo:country="FR" fo:font-style="normal" style:font-style-asian="normal" style:font-style-complex="normal"/>
    </style:style>
    <style:style style:name="P49" style:family="paragraph" style:parent-style-name="Standard" style:list-style-name="L2">
      <style:paragraph-properties fo:text-align="center" style:justify-single-word="false"/>
      <style:text-properties fo:language="fr" fo:country="FR"/>
    </style:style>
    <style:style style:name="P50" style:family="paragraph" style:parent-style-name="Standard">
      <loext:graphic-properties draw:fill="solid" draw:fill-color="#dddddd" draw:opacity="100%"/>
      <style:paragraph-properties fo:background-color="#dddddd"/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51" style:family="paragraph" style:parent-style-name="Standard">
      <loext:graphic-properties draw:fill="solid" draw:fill-color="#dddddd" draw:opacity="100%"/>
      <style:paragraph-properties fo:background-color="#dddddd"/>
      <style:text-properties fo:language="fr" fo:country="FR"/>
    </style:style>
    <style:style style:name="P52" style:family="paragraph" style:parent-style-name="Standard" style:list-style-name="L3">
      <loext:graphic-properties draw:fill="solid" draw:fill-color="#dddddd" draw:opacity="100%"/>
      <style:paragraph-properties fo:background-color="#dddddd"/>
    </style:style>
    <style:style style:name="P53" style:family="paragraph" style:parent-style-name="Standard" style:list-style-name="L3">
      <loext:graphic-properties draw:fill="solid" draw:fill-color="#dddddd" draw:opacity="100%"/>
      <style:paragraph-properties fo:background-color="#dddddd"/>
      <style:text-properties fo:font-style="italic"/>
    </style:style>
    <style:style style:name="P54" style:family="paragraph" style:parent-style-name="Standard">
      <loext:graphic-properties draw:fill="solid" draw:fill-color="#dddddd" draw:opacity="100%"/>
      <style:paragraph-properties fo:background-color="#dddddd"/>
      <style:text-properties fo:font-style="italic"/>
    </style:style>
    <style:style style:name="P55" style:family="paragraph" style:parent-style-name="Standard" style:list-style-name="L4">
      <style:text-properties style:font-name="Times" fo:language="fr" fo:country="FR"/>
    </style:style>
    <style:style style:name="P56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Standard" style:list-style-name="L5">
      <style:text-properties fo:font-style="normal"/>
    </style:style>
    <style:style style:name="P58" style:family="paragraph" style:parent-style-name="Standard" style:list-style-name="L6">
      <style:text-properties fo:font-style="normal"/>
    </style:style>
    <style:style style:name="P59" style:family="paragraph" style:parent-style-name="Standard" style:list-style-name="L7">
      <style:text-properties fo:font-style="normal"/>
    </style:style>
    <style:style style:name="P60" style:family="paragraph" style:parent-style-name="Standard" style:list-style-name="L7">
      <style:paragraph-properties fo:text-align="center" style:justify-single-word="false"/>
      <style:text-properties fo:font-style="normal"/>
    </style:style>
    <style:style style:name="P61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tyle="normal"/>
    </style:style>
    <style:style style:name="P62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Standard">
      <loext:graphic-properties draw:fill="solid" draw:fill-color="#dddddd" draw:opacity="100%"/>
      <style:paragraph-properties fo:background-color="#dddddd"/>
      <style:text-properties fo:font-style="normal"/>
    </style:style>
    <style:style style:name="P64" style:family="paragraph" style:parent-style-name="Standard">
      <style:text-properties fo:font-style="normal" style:text-underline-style="none"/>
    </style:style>
    <style:style style:name="P65" style:family="paragraph" style:parent-style-name="Standard" style:list-style-name="L6"/>
    <style:style style:name="P66" style:family="paragraph" style:parent-style-name="Standard" style:list-style-name="L8">
      <loext:graphic-properties draw:fill="solid" draw:fill-color="#e6e6e6" draw:opacity="100%"/>
      <style:paragraph-properties fo:background-color="#e6e6e6"/>
    </style:style>
    <style:style style:name="P67" style:family="paragraph" style:parent-style-name="Standard" style:list-style-name="L8">
      <loext:graphic-properties draw:fill="solid" draw:fill-color="#e6e6e6" draw:opacity="100%"/>
      <style:paragraph-properties fo:background-color="#e6e6e6"/>
      <style:text-properties style:text-underline-style="none" fo:font-weight="normal" style:font-weight-asian="normal" style:font-weight-complex="normal"/>
    </style:style>
    <style:style style:name="P68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none" officeooo:paragraph-rsid="000331f7"/>
    </style:style>
    <style:style style:name="P69" style:family="paragraph" style:parent-style-name="Standard" style:list-style-name="L9">
      <loext:graphic-properties draw:fill="solid" draw:fill-color="#e6e6e6" draw:opacity="100%"/>
      <style:paragraph-properties fo:background-color="#e6e6e6"/>
      <style:text-properties style:font-name="Times New Roman" fo:font-style="normal"/>
    </style:style>
    <style:style style:name="P70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 New Roman" fo:font-style="normal" style:text-underline-style="none"/>
    </style:style>
    <style:style style:name="P71" style:family="paragraph" style:parent-style-name="Standard" style:list-style-name="L9">
      <loext:graphic-properties draw:fill="solid" draw:fill-color="#e6e6e6" draw:opacity="100%"/>
      <style:paragraph-properties fo:background-color="#e6e6e6"/>
      <style:text-properties style:font-name="Times New Roman"/>
    </style:style>
    <style:style style:name="P72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fo:language="fr" fo:country="FR" fo:font-style="normal"/>
    </style:style>
    <style:style style:name="P73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74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/>
    </style:style>
    <style:style style:name="P75" style:family="paragraph" style:parent-style-name="Standard" style:list-style-name="L10"/>
    <style:style style:name="P76" style:family="paragraph" style:parent-style-name="Standard" style:list-style-name="L11">
      <loext:graphic-properties draw:fill="solid" draw:fill-color="#e6e6e6" draw:opacity="100%"/>
      <style:paragraph-properties fo:background-color="#e6e6e6"/>
    </style:style>
    <style:style style:name="P77" style:family="paragraph" style:parent-style-name="Standard" style:list-style-name="L11">
      <loext:graphic-properties draw:fill="none" draw:fill-color="#ffffff" draw:opacity="100%"/>
      <style:paragraph-properties fo:background-color="transparent"/>
      <style:text-properties officeooo:paragraph-rsid="000331f7"/>
    </style:style>
    <style:style style:name="P78" style:family="paragraph" style:parent-style-name="Standard" style:list-style-name="">
      <style:text-properties style:text-underline-style="solid" style:text-underline-width="auto" style:text-underline-color="font-color"/>
    </style:style>
    <style:style style:name="P79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0331f7" style:font-weight-asian="bold" style:font-weight-complex="bold"/>
    </style:style>
    <style:style style:name="P81" style:family="paragraph" style:parent-style-name="Standard" style:list-style-name="L12">
      <loext:graphic-properties draw:fill="solid" draw:fill-color="#e6e6e6" draw:opacity="100%"/>
      <style:paragraph-properties fo:background-color="#e6e6e6"/>
    </style:style>
    <style:style style:name="P82" style:family="paragraph" style:parent-style-name="Standard" style:list-style-name="L12">
      <loext:graphic-properties draw:fill="none" draw:fill-color="#ffffff" draw:opacity="100%"/>
      <style:paragraph-properties fo:background-color="transparent"/>
      <style:text-properties officeooo:paragraph-rsid="000331f7"/>
    </style:style>
    <style:style style:name="P83" style:family="paragraph" style:parent-style-name="Standard">
      <loext:graphic-properties draw:fill="solid" draw:fill-color="#dddddd" draw:opacity="100%"/>
      <style:paragraph-properties fo:background-color="#dddddd"/>
    </style:style>
    <style:style style:name="P84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0331f7"/>
    </style:style>
    <style:style style:name="P85" style:family="paragraph" style:parent-style-name="Heading_20_2">
      <style:text-properties fo:language="fr" fo:country="FR" style:text-underline-style="solid" style:text-underline-width="auto" style:text-underline-color="font-color"/>
    </style:style>
    <style:style style:name="P86" style:family="paragraph" style:parent-style-name="Heading_20_2">
      <style:text-properties style:text-underline-style="solid" style:text-underline-width="auto" style:text-underline-color="font-color"/>
    </style:style>
    <style:style style:name="P87" style:family="paragraph" style:parent-style-name="Heading_20_2">
      <style:text-properties fo:font-style="normal" style:text-underline-style="solid" style:text-underline-width="auto" style:text-underline-color="font-color"/>
    </style:style>
    <style:style style:name="P88" style:family="paragraph" style:parent-style-name="Heading_20_2"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89" style:family="paragraph" style:parent-style-name="Table_20_Contents" style:list-style-name="L13"/>
    <style:style style:name="P90" style:family="paragraph" style:parent-style-name="Table_20_Contents" style:list-style-name="L14"/>
    <style:style style:name="P91" style:family="paragraph" style:parent-style-name="Heading_20_1">
      <style:text-properties fo:language="fr" fo:country="FR"/>
    </style:style>
    <style:style style:name="P92" style:family="paragraph" style:parent-style-name="Heading_20_1">
      <style:text-properties fo:language="fr" fo:country="FR" style:text-underline-style="solid" style:text-underline-width="auto" style:text-underline-color="font-color"/>
    </style:style>
    <style:style style:name="P93" style:family="paragraph" style:parent-style-name="Heading_20_1">
      <style:text-properties style:text-underline-style="solid" style:text-underline-width="auto" style:text-underline-color="font-color"/>
    </style:style>
    <style:style style:name="P94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95" style:family="paragraph">
      <style:paragraph-properties fo:margin-left="0cm" fo:margin-right="0cm" fo:margin-top="0cm" fo:margin-bottom="0cm" fo:line-height="100%" fo:text-align="center" fo:text-indent="0cm"/>
    </style:style>
    <style:style style:name="P9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/>
    </style:style>
    <style:style style:name="T4" style:family="text">
      <style:text-properties fo:font-style="italic" style:text-underline-style="none" style:font-style-asian="normal" style:font-style-complex="normal"/>
    </style:style>
    <style:style style:name="T5" style:family="text">
      <style:text-properties fo:font-style="italic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OpenSymbol1"/>
    </style:style>
    <style:style style:name="T8" style:family="text">
      <style:text-properties style:font-name="OpenSymbol1" fo:font-style="normal"/>
    </style:style>
    <style:style style:name="T9" style:family="text">
      <style:text-properties style:font-name="OpenSymbol1" fo:font-style="normal" style:font-style-asian="normal" style:font-style-complex="normal"/>
    </style:style>
    <style:style style:name="T10" style:family="text">
      <style:text-properties style:font-name="OpenSymbol1" fo:font-style="normal" style:text-underline-style="none"/>
    </style:style>
    <style:style style:name="T11" style:family="text">
      <style:text-properties style:font-name="OpenSymbol1" fo:language="fr" fo:country="FR"/>
    </style:style>
    <style:style style:name="T12" style:family="text">
      <style:text-properties style:font-name="OpenSymbol1" fo:font-style="italic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tyle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style:font-weight-asian="bold" style:font-weight-complex="bold"/>
    </style:style>
    <style:style style:name="T17" style:family="text">
      <style:text-properties fo:font-style="normal" style:text-underline-style="none"/>
    </style:style>
    <style:style style:name="T18" style:family="text">
      <style:text-properties fo:font-style="normal" style:text-underline-style="none" fo:font-weight="normal" style:font-weight-asian="normal" style:font-weight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font-name="Atalante"/>
    </style:style>
    <style:style style:name="T22" style:family="text">
      <style:text-properties style:font-name="Atalante" fo:font-style="normal"/>
    </style:style>
    <style:style style:name="T23" style:family="text">
      <style:text-properties style:font-name="Atalante" fo:language="fr" fo:country="FR"/>
    </style:style>
    <style:style style:name="T24" style:family="text">
      <style:text-properties style:font-name="Atalante" fo:language="fr" fo:country="FR" fo:font-style="normal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fo:font-style="italic"/>
    </style:style>
    <style:style style:name="T27" style:family="text">
      <style:text-properties style:font-name="Times New Roman" fo:font-style="italic" style:font-style-asian="italic" style:font-style-complex="italic"/>
    </style:style>
    <style:style style:name="T28" style:family="text">
      <style:text-properties style:font-name="Times New Roman" fo:font-style="italic" style:font-style-asian="normal" style:font-style-complex="normal"/>
    </style:style>
    <style:style style:name="T29" style:family="text">
      <style:text-properties style:font-name="Times New Roman" fo:font-style="normal"/>
    </style:style>
    <style:style style:name="T30" style:family="text">
      <style:text-properties style:font-name="Times New Roman" fo:font-style="normal" style:font-style-asian="normal" style:font-style-complex="normal"/>
    </style:style>
    <style:style style:name="T31" style:family="text">
      <style:text-properties style:font-name="Times New Roman" fo:font-style="normal" style:text-underline-style="none"/>
    </style:style>
    <style:style style:name="T32" style:family="text">
      <style:text-properties style:font-name="Times New Roman" fo:font-style="normal" fo:font-weight="bold" style:font-weight-asian="bold" style:font-weight-complex="bold"/>
    </style:style>
    <style:style style:name="T33" style:family="text">
      <style:text-properties style:font-name="Times New Roman" fo:language="fr" fo:country="FR"/>
    </style:style>
    <style:style style:name="T34" style:family="text">
      <style:text-properties style:font-name="Times New Roman" fo:language="fr" fo:country="FR" fo:font-style="italic"/>
    </style:style>
    <style:style style:name="T35" style:family="text">
      <style:text-properties style:font-name="Times New Roman" fo:language="fr" fo:country="FR" fo:font-style="normal"/>
    </style:style>
    <style:style style:name="T36" style:family="text">
      <style:text-properties style:font-name="Times New Roman" fo:font-weight="bold" style:font-weight-asian="bold" style:font-weight-complex="bold"/>
    </style:style>
    <style:style style:name="T37" style:family="text">
      <style:text-properties style:font-name="OpenSymbol2"/>
    </style:style>
    <style:style style:name="T38" style:family="text">
      <style:text-properties style:font-name="Times" fo:language="fr" fo:country="FR"/>
    </style:style>
    <style:style style:name="T39" style:family="text">
      <style:text-properties style:font-name="Times" fo:language="fr" fo:country="FR" fo:font-style="normal"/>
    </style:style>
    <style:style style:name="T40" style:family="text">
      <style:text-properties fo:language="fr" fo:country="FR"/>
    </style:style>
    <style:style style:name="T41" style:family="text">
      <style:text-properties fo:language="fr" fo:country="FR" style:text-underline-style="none"/>
    </style:style>
    <style:style style:name="T42" style:family="text">
      <style:text-properties fo:language="fr" fo:country="FR" fo:font-style="normal"/>
    </style:style>
    <style:style style:name="T43" style:family="text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language="fr" fo:country="FR" fo:font-style="normal" fo:font-weight="bold" style:font-weight-asian="bold" style:font-weight-complex="bold"/>
    </style:style>
    <style:style style:name="T45" style:family="text">
      <style:text-properties fo:language="fr" fo:country="FR" fo:font-weight="bold" style:font-weight-asian="bold" style:font-weight-complex="bold"/>
    </style:style>
    <style:style style:name="T46" style:family="text"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4.03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04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9cm" svg:stroke-color="#000000" draw:marker-start="" draw:marker-start-width="0.33cm" draw:marker-start-center="false" draw:marker-end="" draw:marker-end-width="0.12cm" draw:marker-end-center="false" draw:fill="none" draw:fill-color="#99ccff" draw:textarea-horizontal-align="center" draw:textarea-vertical-align="middle" fo:padding-top="0.533cm" fo:padding-bottom="0.136cm" fo:padding-left="0.259cm" fo:padding-right="0.259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5">Chapitre 4</text:p>
            <text:p text:style-name="P45">Trigonométrie</text:p>
          </table:table-cell>
        </table:table-row>
      </table:table>
      <text:h text:style-name="P91" text:outline-level="1"><text:span text:style-name="T13">Radian et cercle trigonométrique</text:span></text:h>
      <text:h text:style-name="P85" text:outline-level="2">Le radia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0">Définition :</text:p>
            <text:p text:style-name="P51">On appelle <text:span text:style-name="T6">radian</text:span> (symbole : rad) la mesure d'un angle qui intercepte un arc dont la longueur est égale à son rayon <text:span text:style-name="T2">R</text:span>.</text:p>
          </table:table-cell>
          <table:table-cell table:style-name="Tableau3.A1" office:value-type="string">
            <text:p text:style-name="P3"><draw:frame draw:style-name="fr1" draw:name="images1" text:anchor-type="paragraph" svg:x="0cm" svg:y="0cm" svg:width="4.727cm" svg:height="3.164cm" draw:z-index="4"><draw:image xlink:href="Pictures/2000000900002FAF00002FAF51295E6E70524A14.svm" xlink:type="simple" xlink:show="embed" xlink:actuate="onLoad"/></draw:frame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/>
            <text:p text:style-name="P6">Remarque :</text:p>
            <text:p text:style-name="P5">Cette définition ne dépend pas du rayon <text:span text:style-name="T2">R</text:span> de l'arc.</text:p>
            <text:p text:style-name="P5">Le rapport de la longueur de l'arc par le rayon correspondant est constant : <draw:frame draw:style-name="fr8" draw:name="Objet1" text:anchor-type="as-char" svg:width="1.577cm" svg:height="1.125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5"/>
          </table:table-cell>
          <table:table-cell table:style-name="Tableau2.A1" office:value-type="string">
            <text:p text:style-name="P3"><draw:frame draw:style-name="fr2" draw:name="images2" text:anchor-type="paragraph" svg:x="0.459cm" svg:y="0cm" svg:width="4.269cm" svg:height="3.852cm" draw:z-index="5"><draw:image xlink:href="Pictures/2000000900002CEE00002CA7A6DC0B49FA1A57F3.svm" xlink:type="simple" xlink:show="embed" xlink:actuate="onLoad"/></draw:frame></text:p>
          </table:table-cell>
        </table:table-row>
      </table:table>
      <text:p text:style-name="P20">Propriétés :</text:p>
      <text:list xml:id="list315431033286767438" text:style-name="L1">
        <text:list-item>
          <text:p text:style-name="P46">La longueur <text:span text:style-name="T2">l</text:span> d'un arc de cercle intercepté par un angle <text:span text:style-name="T7"></text:span>, exprimé en radians, est donné par :<text:tab/><text:tab/><text:tab/><text:tab/><text:tab/><draw:frame draw:style-name="fr8" draw:name="Objet2" text:anchor-type="as-char" svg:width="1.328cm" svg:height="0.469cm" draw:z-index="80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46">La mesure en radians d'un angle plein (tour complet) est de 2<text:span text:style-name="T7"></text:span> radians.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2"/>
            <text:p text:style-name="P22">Démonstrations :</text:p>
            <text:list xml:id="list3925716300987584647" text:style-name="L2">
              <text:list-item>
                <text:p text:style-name="P47">L'angle de mesure <text:span text:style-name="T7"></text:span> radians intercepte l'arc de longueur <text:span text:style-name="T2">l.</text:span></text:p>
                <text:p text:style-name="P48">L'angle de mesure 1 radian intercepte l'arc de longueur R.</text:p>
                <text:p text:style-name="P48">Donc par proportionnalité, on obtient :</text:p>
                <text:p text:style-name="P49"><draw:frame draw:style-name="fr8" draw:name="Objet3" text:anchor-type="as-char" svg:width="1.298cm" svg:height="1cm" draw:z-index="81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    <text:p text:style-name="P47">Donc : <draw:frame draw:style-name="fr8" draw:name="Objet4" text:anchor-type="as-char" svg:width="1.328cm" svg:height="0.469cm" draw:z-index="82"><draw:object xlink:href="./Object 11" xlink:type="simple" xlink:show="embed" xlink:actuate="onLoad"/><draw:image xlink:href="./ObjectReplacements/Object 11" xlink:type="simple" xlink:show="embed" xlink:actuate="onLoad"/></draw:frame></text:p>
              </text:list-item>
              <text:list-item>
                <text:p text:style-name="P47">Ainsi pour <draw:frame draw:style-name="fr8" draw:name="Objet5" text:anchor-type="as-char" svg:width="1.568cm" svg:height="0.469cm" draw:z-index="2"><draw:object xlink:href="./Object 8" xlink:type="simple" xlink:show="embed" xlink:actuate="onLoad"/><draw:image xlink:href="./ObjectReplacements/Object 8" xlink:type="simple" xlink:show="embed" xlink:actuate="onLoad"/><svg:desc>formule</svg:desc></draw:frame>, on a <draw:frame draw:style-name="fr8" draw:name="Objet6" text:anchor-type="as-char" svg:width="1.355cm" svg:height="0.469cm" draw:z-index="3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  </text:list-item>
            </text:list>
          </table:table-cell>
          <table:table-cell table:style-name="Tableau4.A1" office:value-type="string">
            <text:p text:style-name="P3"><draw:frame draw:style-name="fr3" draw:name="images3" text:anchor-type="paragraph" svg:x="-0.106cm" svg:y="0.318cm" svg:width="5.547cm" svg:height="3.863cm" draw:z-index="1"><draw:image xlink:href="Pictures/200000090000376700002697391DB828723F2421.svm" xlink:type="simple" xlink:show="embed" xlink:actuate="onLoad"/></draw:frame></text:p>
          </table:table-cell>
        </table:table-row>
      </table:table>
      <text:h text:style-name="P85" text:outline-level="2">Cercle trigonométrique</text:h>
      <text:p text:style-name="P50">Définition :</text:p>
      <text:p text:style-name="P51">Le plan est dit <text:span text:style-name="T6">orienté</text:span> lorsque l'on a choisi un sens positif de rotation.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0"/>
            <text:p text:style-name="P20">Remarque :</text:p>
            <text:p text:style-name="P19">Dans le plan, par convention, on définit le sens positif comme l'inverse de celui des aiguille d'une montre. Il est appelé <text:span text:style-name="T6">sens trigonométrique</text:span>.</text:p>
            <text:p text:style-name="P16"><text:tab/></text:p>
          </table:table-cell>
          <table:table-cell table:style-name="Tableau5.A1" office:value-type="string">
            <text:p text:style-name="P3"><draw:frame draw:style-name="fr4" draw:name="images4" text:anchor-type="paragraph" svg:width="2.611cm" svg:height="2.402cm" draw:z-index="6"><draw:image xlink:href="Pictures/2000000900003767000032FE8D188A27B12E3C5C.svm" xlink:type="simple" xlink:show="embed" xlink:actuate="onLoad"/></draw:frame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ext:soft-page-break/>
        <table:table-row>
          <table:table-cell table:style-name="Tableau6.A1" office:value-type="string">
            <text:p text:style-name="P50">Définition :</text:p>
            <text:p text:style-name="P51">Dans le plan muni d'un repère <draw:frame draw:style-name="fr8" draw:name="Objet7" text:anchor-type="as-char" svg:width="1.792cm" svg:height="0.527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 et orienté, le <text:span text:style-name="T15">cercle trigonométrique</text:span> est le cercle de centre O et de rayon 1.</text:p>
          </table:table-cell>
          <table:table-cell table:style-name="Tableau6.A1" office:value-type="string">
            <text:p text:style-name="P4"><draw:frame draw:style-name="fr5" draw:name="images5" text:anchor-type="paragraph" svg:width="4.648cm" svg:height="3.937cm" draw:z-index="7"><draw:image xlink:href="Pictures/2000000900002D34000026507EFD2A52E61626A0.svm" xlink:type="simple" xlink:show="embed" xlink:actuate="onLoad"/></draw:frame></text:p>
          </table:table-cell>
        </table:table-row>
      </table:table>
      <text:h text:style-name="P86" text:outline-level="2">Repérage sur le cercle trigonométrique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Standard">Dans le plan muni d'un repère orthonormé <draw:frame draw:style-name="fr8" draw:name="Objet8" text:anchor-type="as-char" svg:width="1.792cm" svg:height="0.527cm" draw:z-index="14"><draw:object xlink:href="./Object 17" xlink:type="simple" xlink:show="embed" xlink:actuate="onLoad"/><draw:image xlink:href="./ObjectReplacements/Object 17" xlink:type="simple" xlink:show="embed" xlink:actuate="onLoad"/><svg:desc>formule</svg:desc></draw:frame>, on considère le cercle trigonométrique <text:span text:style-name="T21">c</text:span><text:span text:style-name="T25">.</text:span></text:p>
            <text:p text:style-name="Standard"><text:span text:style-name="T25">Soit </text:span><text:span text:style-name="T27">A</text:span><text:span text:style-name="T25"> le point tel que </text:span><text:span text:style-name="T25"><draw:frame draw:style-name="fr8" draw:name="Objet9" text:anchor-type="as-char" svg:width="1.376cm" svg:height="0.527cm" draw:z-index="15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5"> et </text:span><text:span text:style-name="T26">d</text:span><text:span text:style-name="T29"> la droite orientée, perpendiculaire à l'axe perpendiculaire à l'axe des abscisses, qui passe par </text:span><text:span text:style-name="T26">A</text:span><text:span text:style-name="T29">, munie du repère </text:span><text:span text:style-name="T29"><draw:frame draw:style-name="fr8" draw:name="Objet10" text:anchor-type="as-char" svg:width="1.258cm" svg:height="0.526cm" draw:z-index="16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9">.</text:span></text:p>
            <text:p text:style-name="P27"/>
            <text:p text:style-name="Standard"><text:span text:style-name="T29">En « enroulant » cette droite </text:span><text:span text:style-name="T26">d</text:span><text:span text:style-name="T29"> autour du cercle </text:span><text:span text:style-name="T22">c</text:span><text:span text:style-name="T29">, on obtient une correspondance entre un point </text:span><text:span text:style-name="T27">N</text:span><text:span text:style-name="T29"> de la droite </text:span><text:span text:style-name="T26">d</text:span><text:span text:style-name="T29"> et un unique point </text:span><text:span text:style-name="T26">M</text:span><text:span text:style-name="T29"> du cercle </text:span><text:span text:style-name="T22">c</text:span><text:span text:style-name="T29">.</text:span></text:p>
            <text:p text:style-name="Standard"/>
            <text:p text:style-name="P24">Remarque :</text:p>
            <text:p text:style-name="Standard">Le point <draw:frame draw:style-name="fr8" draw:name="Objet11" text:anchor-type="as-char" svg:width="0.626cm" svg:height="0.533cm" draw:z-index="17"><draw:object xlink:href="./Object 20" xlink:type="simple" xlink:show="embed" xlink:actuate="onLoad"/><draw:image xlink:href="./ObjectReplacements/Object 20" xlink:type="simple" xlink:show="embed" xlink:actuate="onLoad"/><svg:desc>formule</svg:desc></draw:frame> de<text:span text:style-name="T1"> d</text:span><text:span text:style-name="T14"> d'abscisse </text:span><text:span text:style-name="T14"><draw:frame draw:style-name="fr8" draw:name="Objet12" text:anchor-type="as-char" svg:width="0.721cm" svg:height="0.469cm" draw:z-index="18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4"> das le repère </text:span><text:span text:style-name="T14"><draw:frame draw:style-name="fr8" draw:name="Objet13" text:anchor-type="as-char" svg:width="1.258cm" svg:height="0.526cm" draw:z-index="19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14"> se retrouve ainsi en </text:span><text:span text:style-name="T1">A</text:span><text:span text:style-name="T14">. </text:span></text:p>
            <text:p text:style-name="Standard"/>
            <text:p text:style-name="P24">Exemple :</text:p>
            <text:p text:style-name="Standard"><draw:path text:anchor-type="paragraph" draw:z-index="9" draw:style-name="gr1" draw:text-style-name="P96" svg:width="0.619cm" svg:height="0.131cm" svg:x="0.893cm" svg:y="0.959cm" svg:viewBox="0 0 620 132" svg:d="M0 132c264-213 454-135 620 0"><text:p text:style-name="P95"><text:span text:style-name="T46">AM</text:span></text:p></draw:path>Sur la figure ci-contre, le point <text:span text:style-name="T1">N</text:span><text:span text:style-name="T14"> d'abscisse 3 sur la droite orientée </text:span><text:span text:style-name="T1">d</text:span><text:span text:style-name="T14">, se retrouve, après « enroulement » de </text:span><text:span text:style-name="T1">d</text:span><text:span text:style-name="T14"> sur </text:span><text:span text:style-name="T22">c</text:span><text:span text:style-name="T29">, en </text:span><text:span text:style-name="T26">M</text:span><text:span text:style-name="T30"> tel que la longueur de l'arc <text:s text:c="7"/>est égale à la longueur </text:span><text:span text:style-name="T28">AN</text:span><text:span text:style-name="T30">.</text:span></text:p>
            <text:p text:style-name="Standard"/>
          </table:table-cell>
          <table:table-cell table:style-name="Tableau7.A1" office:value-type="string">
            <text:p text:style-name="Table_20_Contents"><draw:frame draw:style-name="fr6" draw:name="images6" text:anchor-type="paragraph" svg:width="3.937cm" svg:height="8.719cm" draw:z-index="8"><draw:image xlink:href="Pictures/2000000900002B8D0000607734CE11992441AE30.svm" xlink:type="simple" xlink:show="embed" xlink:actuate="onLoad"/></draw:frame></text:p>
          </table:table-cell>
        </table:table-row>
      </table:table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4"/>
            <text:p text:style-name="P79">Propriété :</text:p>
            <text:p text:style-name="P83"><text:span text:style-name="T29">Tout point de </text:span><text:span text:style-name="T22">c </text:span><text:span text:style-name="T29">est l'image d'une infinité de réels.</text:span></text:p>
            <text:p text:style-name="P83"><text:span text:style-name="T29">Si </text:span><text:span text:style-name="T26">t</text:span><text:span text:style-name="T29"> est l'un d'eux, les autres sont réels </text:span><text:span text:style-name="T29"><draw:frame draw:style-name="fr8" draw:name="Objet18" text:anchor-type="as-char" svg:width="1.824cm" svg:height="0.469cm" draw:z-index="20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9">, où </text:span><text:span text:style-name="T26">k</text:span><text:span text:style-name="T29"> est un entier relatif (</text:span><text:span text:style-name="T26">k</text:span><text:span text:style-name="T29"> </text:span><text:span text:style-name="T8">∈</text:span> <text:span text:style-name="T37">ℤ</text:span>).</text:p>
            <text:p text:style-name="P26"/>
            <text:p text:style-name="P26">Démonstration :</text:p>
            <text:p text:style-name="Standard">Comme le cercle trigonométrique est de rayon 1, son périmètre est de longueur <draw:frame draw:style-name="fr8" draw:name="Objet19" text:anchor-type="as-char" svg:width="0.721cm" svg:height="0.469cm" draw:z-index="21"><draw:object xlink:href="./Object 5" xlink:type="simple" xlink:show="embed" xlink:actuate="onLoad"/><draw:image xlink:href="./ObjectReplacements/Object 5" xlink:type="simple" xlink:show="embed" xlink:actuate="onLoad"/><svg:desc>formule</svg:desc></draw:frame>. Le point de <text:span text:style-name="T1">d</text:span><text:span text:style-name="T14"> d'abscisse </text:span><text:span text:style-name="T14"><draw:frame draw:style-name="fr8" draw:name="Objet20" text:anchor-type="as-char" svg:width="1.226cm" svg:height="0.469cm" draw:z-index="22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4">se retrouve donc, après enroulement, au même endroit que le point de </text:span><text:span text:style-name="T1">d</text:span><text:span text:style-name="T14"> d'abscisse </text:span><text:span text:style-name="T1">t</text:span><text:span text:style-name="T14">.</text:span></text:p>
            <text:p text:style-name="Standard"><text:span text:style-name="T14">Il en est de même si on ajoute à </text:span><text:span text:style-name="T1">t</text:span><text:span text:style-name="T14"> un multiple de </text:span><text:span text:style-name="T14"><draw:frame draw:style-name="fr8" draw:name="Objet21" text:anchor-type="as-char" svg:width="0.721cm" svg:height="0.469cm" draw:z-index="2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4">.</text:span></text:p>
          </table:table-cell>
          <table:table-cell table:style-name="Tableau9.A1" office:value-type="string">
            <text:p text:style-name="Table_20_Contents"><draw:frame draw:style-name="fr3" draw:name="images8" text:anchor-type="paragraph" svg:x="0.113cm" svg:y="0cm" svg:width="6.221cm" svg:height="8.606cm" draw:z-index="10"><draw:image xlink:href="Pictures/2000000900004AB20000675B0EAF42E5507A54DB.svm" xlink:type="simple" xlink:show="embed" xlink:actuate="onLoad"/></draw:frame></text:p>
          </table:table-cell>
        </table:table-row>
      </table:table>
      <text:h text:style-name="P92" text:outline-level="1"><text:soft-page-break/>Mesure d'un angle orienté et mesure principale</text:h>
      <text:h text:style-name="P85" text:outline-level="2">Angle orienté de vecteurs unitaires</text:h>
      <text:p text:style-name="P36">Définition :</text:p>
      <text:p text:style-name="P43"><text:span text:style-name="T14">Soit </text:span><text:span text:style-name="T14"><draw:frame draw:style-name="fr8" draw:name="Objet65" text:anchor-type="as-char" svg:width="0.436cm" svg:height="0.469cm" draw:z-index="84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4"> un vecteur et deux points </text:span><text:span text:style-name="T1">A</text:span><text:span text:style-name="T14"> et </text:span><text:span text:style-name="T1">B</text:span><text:span text:style-name="T14"> tels que </text:span><text:span text:style-name="T14"><draw:frame draw:style-name="fr8" draw:name="Objet66" text:anchor-type="as-char" svg:width="1.36cm" svg:height="0.527cm" draw:z-index="124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14">.</text:span></text:p>
      <text:p text:style-name="P39"><text:span text:style-name="T42">On appelle </text:span><text:span text:style-name="T44">norme</text:span><text:span text:style-name="T42"> de </text:span><text:span text:style-name="T42"><draw:frame draw:style-name="fr8" draw:name="Objet67" text:anchor-type="as-char" svg:width="0.436cm" svg:height="0.469cm" draw:z-index="125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42"> le réel positif ou nul, noté </text:span><text:span text:style-name="T42"><draw:frame draw:style-name="fr8" draw:name="Objet68" text:anchor-type="as-char" svg:width="0.87cm" svg:height="0.517cm" draw:z-index="126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42">, défini par </text:span><text:span text:style-name="T42"><draw:frame draw:style-name="fr8" draw:name="Objet69" text:anchor-type="as-char" svg:width="1.748cm" svg:height="0.517cm" draw:z-index="128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42">.</text:span></text:p>
      <text:p text:style-name="P2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1">Définition :</text:p>
            <text:p text:style-name="Standard"><text:span text:style-name="T40">Soit </text:span><text:span text:style-name="T40"><draw:frame draw:style-name="fr8" draw:name="Objet14" text:anchor-type="as-char" svg:width="0.436cm" svg:height="0.469cm" draw:z-index="25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40"> et </text:span><text:span text:style-name="T40"><draw:frame draw:style-name="fr8" draw:name="Objet15" text:anchor-type="as-char" svg:width="0.436cm" svg:height="0.469cm" draw:z-index="26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40"> deux vecteurs de norme 1 (</text:span><text:span text:style-name="T43">vecteurs unitaires</text:span><text:span text:style-name="T40">).</text:span></text:p>
            <text:p text:style-name="P51"/>
            <text:p text:style-name="P83"><text:span text:style-name="T40">Dans le plan orienté, muni d'un repère orthonormé </text:span><text:span text:style-name="T40"><draw:frame draw:style-name="fr8" draw:name="Objet16" text:anchor-type="as-char" svg:width="1.792cm" svg:height="0.527cm" draw:z-index="27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40">, on considère : </text:span></text:p>
            <text:list xml:id="list6958940953381838263" text:style-name="L3">
              <text:list-item>
                <text:p text:style-name="P52"><text:span text:style-name="T40">les points </text:span><text:span text:style-name="T40"><draw:frame draw:style-name="fr8" draw:name="Objet17" text:anchor-type="as-char" svg:width="0.778cm" svg:height="0.533cm" draw:z-index="28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40"> et </text:span><text:span text:style-name="T40"><draw:frame draw:style-name="fr8" draw:name="Objet22" text:anchor-type="as-char" svg:width="0.785cm" svg:height="0.533cm" draw:z-index="29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40"> tels que </text:span><text:span text:style-name="T40"><draw:frame draw:style-name="fr8" draw:name="Objet23" text:anchor-type="as-char" svg:width="1.704cm" svg:height="0.589cm" draw:z-index="30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40"> et </text:span><text:span text:style-name="T40"><draw:frame draw:style-name="fr8" draw:name="Objet24" text:anchor-type="as-char" svg:width="1.713cm" svg:height="0.591cm" draw:z-index="31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40">, </text:span></text:p>
              </text:list-item>
              <text:list-item>
                <text:p text:style-name="P52"><text:span text:style-name="T41">le ce</text:span><text:span text:style-name="T40">rcle trigonométrique </text:span><text:span text:style-name="T23">c</text:span></text:p>
              </text:list-item>
              <text:list-item>
                <text:p text:style-name="P52"><text:span text:style-name="T33">le point </text:span><text:span text:style-name="T34">A</text:span><text:span text:style-name="T35"> tel que </text:span><text:span text:style-name="T35"><draw:frame draw:style-name="fr8" draw:name="Objet25" text:anchor-type="as-char" svg:width="1.376cm" svg:height="0.527cm" draw:z-index="32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p>
              </text:list-item>
              <text:list-item>
                <text:p text:style-name="P53"><text:span text:style-name="T33">d</text:span><text:span text:style-name="T35"> la droite orientée, perpendiculaire à l'axe des abscisses, qui passe par </text:span><text:span text:style-name="T33">A</text:span><text:span text:style-name="T35">, muni du repère </text:span><text:span text:style-name="T35"><draw:frame draw:style-name="fr8" draw:name="Objet26" text:anchor-type="as-char" svg:width="1.258cm" svg:height="0.526cm" draw:z-index="33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35">.</text:span></text:p>
              </text:list-item>
            </text:list>
            <text:p text:style-name="P72"/>
            <text:p text:style-name="P54"><text:span text:style-name="T35">Soit </text:span><text:span text:style-name="T35"><draw:frame draw:style-name="fr8" draw:name="Objet27" text:anchor-type="as-char" svg:width="0.704cm" svg:height="0.533cm" draw:z-index="34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35"> et </text:span><text:span text:style-name="T35"><draw:frame draw:style-name="fr8" draw:name="Objet28" text:anchor-type="as-char" svg:width="0.711cm" svg:height="0.533cm" draw:z-index="35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35"> deux points de la droite </text:span><text:span text:style-name="T33">d</text:span><text:span text:style-name="T35"> qui, par enroulement de cette droite autour du cercle</text:span><text:span text:style-name="T24"> c</text:span><text:span text:style-name="T35">, se retrouvent respectivement en </text:span><text:span text:style-name="T35"><draw:frame draw:style-name="fr8" draw:name="Objet29" text:anchor-type="as-char" svg:width="0.778cm" svg:height="0.533cm" draw:z-index="36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35"> et </text:span><text:span text:style-name="T35"><draw:frame draw:style-name="fr8" draw:name="Objet30" text:anchor-type="as-char" svg:width="0.785cm" svg:height="0.533cm" draw:z-index="37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35">.</text:span></text:p>
            <text:p text:style-name="P83"><text:span text:style-name="T35">Dans le repère </text:span><text:span text:style-name="T35"><draw:frame draw:style-name="fr8" draw:name="Objet31" text:anchor-type="as-char" svg:width="1.258cm" svg:height="0.526cm" draw:z-index="38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35">, notons </text:span><text:span text:style-name="T35"><draw:frame draw:style-name="fr8" draw:name="Objet32" text:anchor-type="as-char" svg:width="0.557cm" svg:height="0.533cm" draw:z-index="39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35"> l'abscisse de </text:span><text:span text:style-name="T35"><draw:frame draw:style-name="fr8" draw:name="Objet33" text:anchor-type="as-char" svg:width="0.704cm" svg:height="0.533cm" draw:z-index="40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35"> et </text:span><text:span text:style-name="T35"><draw:frame draw:style-name="fr8" draw:name="Objet34" text:anchor-type="as-char" svg:width="0.566cm" svg:height="0.533cm" draw:z-index="41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35"> l'abscisse de </text:span><text:span text:style-name="T35"><draw:frame draw:style-name="fr8" draw:name="Objet35" text:anchor-type="as-char" svg:width="0.711cm" svg:height="0.533cm" draw:z-index="42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5">.</text:span></text:p>
            <text:p text:style-name="P72"/>
          </table:table-cell>
          <table:table-cell table:style-name="Tableau8.B1" office:value-type="string">
            <text:p text:style-name="P9"><draw:frame draw:style-name="fr5" draw:name="images7" text:anchor-type="paragraph" svg:width="5.547cm" svg:height="7.886cm" draw:z-index="12"><draw:image xlink:href="Pictures/200000090000383A00004FEE734071B28DC15F60.svm" xlink:type="simple" xlink:show="embed" xlink:actuate="onLoad"/></draw:frame></text:p>
          </table:table-cell>
        </table:table-row>
      </table:table>
      <text:p text:style-name="P83"><text:span text:style-name="T45">Une</text:span><text:span text:style-name="T40"> mesure de l'angle orienté </text:span><text:span text:style-name="T40"><draw:frame draw:style-name="fr8" draw:name="Objet36" text:anchor-type="as-char" svg:width="1.229cm" svg:height="0.485cm" draw:z-index="133"><draw:object xlink:href="./Object 29" xlink:type="simple" xlink:show="embed" xlink:actuate="onLoad"/><draw:image xlink:href="./ObjectReplacements/Object 29" xlink:type="simple" xlink:show="embed" xlink:actuate="onLoad"/></draw:frame></text:span><text:span text:style-name="T40"> est la différence </text:span><text:span text:style-name="T40"><draw:frame draw:style-name="fr8" draw:name="Objet37" text:anchor-type="as-char" svg:width="1.277cm" svg:height="0.533cm" draw:z-index="134"><draw:object xlink:href="./Object 57" xlink:type="simple" xlink:show="embed" xlink:actuate="onLoad"/><draw:image xlink:href="./ObjectReplacements/Object 57" xlink:type="simple" xlink:show="embed" xlink:actuate="onLoad"/></draw:frame></text:span><text:span text:style-name="T40">.</text:span></text:p>
      <text:p text:style-name="P19"/>
      <text:p text:style-name="P20">Exemple :</text:p>
      <text:p text:style-name="P19">Sur la figure ci dessus, on a :</text:p>
      <text:p text:style-name="Standard"><text:span text:style-name="T40"><text:tab/></text:span><text:span text:style-name="T40"><draw:frame draw:style-name="fr8" draw:name="Objet38" text:anchor-type="as-char" svg:width="3.17cm" svg:height="0.799cm" draw:z-index="135"><draw:object xlink:href="./Object 59" xlink:type="simple" xlink:show="embed" xlink:actuate="onLoad"/><draw:image xlink:href="./ObjectReplacements/Object 59" xlink:type="simple" xlink:show="embed" xlink:actuate="onLoad"/></draw:frame></text:span><text:span text:style-name="T40"><text:tab/>;<text:tab/></text:span><text:span text:style-name="T40"><draw:frame draw:style-name="fr8" draw:name="Objet39" text:anchor-type="as-char" svg:width="3.685cm" svg:height="1cm" draw:z-index="136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40"><text:tab/>;<text:tab/></text:span><text:span text:style-name="T40"><draw:frame draw:style-name="fr8" draw:name="Objet40" text:anchor-type="as-char" svg:width="3.799cm" svg:height="1cm" draw:z-index="137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p>
      <text:p text:style-name="P17"/>
      <text:p text:style-name="P17">Conventions :</text:p>
      <text:list xml:id="list7225399779259753675" text:style-name="L4">
        <text:list-item>
          <text:p text:style-name="P55">La notation <draw:frame draw:style-name="fr8" draw:name="Objet41" text:anchor-type="as-char" svg:width="1.229cm" svg:height="0.485cm" draw:z-index="138"><draw:object xlink:href="./Object 12" xlink:type="simple" xlink:show="embed" xlink:actuate="onLoad"/><draw:image xlink:href="./ObjectReplacements/Object 12" xlink:type="simple" xlink:show="embed" xlink:actuate="onLoad"/><svg:desc>formule</svg:desc></draw:frame> désignera l'angle orienté ou une mesure de l'angle orienté.</text:p>
        </text:list-item>
        <text:list-item>
          <text:p text:style-name="P55">Codage</text:p>
        </text:list-item>
      </text:list>
      <table:table table:name="Tableau10" table:style-name="Tableau10">
        <table:table-column table:style-name="Tableau10.A" table:number-columns-repeated="3"/>
        <table:table-column table:style-name="Tableau10.D"/>
        <table:table-row>
          <table:table-cell table:style-name="Tableau10.A1" table:number-columns-spanned="2" office:value-type="string">
            <text:p text:style-name="P7"><draw:frame draw:style-name="fr8" draw:name="Objet42" text:anchor-type="as-char" svg:width="2.143cm" svg:height="0.543cm" draw:z-index="53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  <table:covered-table-cell/>
          <table:table-cell table:style-name="Tableau10.C1" table:number-columns-spanned="2" office:value-type="string">
            <text:p text:style-name="P7"><draw:frame draw:style-name="fr8" draw:name="Objet43" text:anchor-type="as-char" svg:width="2.143cm" svg:height="0.543cm" draw:z-index="54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covered-table-cell/>
        </table:table-row>
        <table:table-row>
          <table:table-cell table:style-name="Tableau10.C1" office:value-type="string">
            <text:p text:style-name="P8"><draw:frame draw:style-name="fr4" draw:name="images9" text:anchor-type="paragraph" svg:width="4.055cm" svg:height="4.401cm" draw:z-index="13"><draw:image xlink:href="Pictures/20000009000026DD00002A2C3E1A1D31728DD6D8.svm" xlink:type="simple" xlink:show="embed" xlink:actuate="onLoad"/></draw:frame></text:p>
          </table:table-cell>
          <table:table-cell table:style-name="Tableau10.A1" office:value-type="string">
            <text:p text:style-name="P8"><draw:frame draw:style-name="fr7" draw:name="images10" text:anchor-type="paragraph" svg:width="4.057cm" svg:height="4.456cm" draw:z-index="24"><draw:image xlink:href="Pictures/200000090000272400002B007907ABDBA0CE2A9C.svm" xlink:type="simple" xlink:show="embed" xlink:actuate="onLoad"/></draw:frame></text:p>
          </table:table-cell>
          <table:table-cell table:style-name="Tableau10.C1" office:value-type="string">
            <text:p text:style-name="P8"><draw:frame draw:style-name="fr6" draw:name="images11" text:anchor-type="paragraph" svg:width="3.694cm" svg:height="4.387cm" draw:z-index="43"><draw:image xlink:href="Pictures/2000000900002912000030C9DA17FFC85E28837D.svm" xlink:type="simple" xlink:show="embed" xlink:actuate="onLoad"/></draw:frame></text:p>
          </table:table-cell>
          <table:table-cell table:style-name="Tableau10.C1" office:value-type="string">
            <text:p text:style-name="P8"><draw:frame draw:style-name="fr6" draw:name="images12" text:anchor-type="paragraph" svg:width="3.47cm" svg:height="4.316cm" draw:z-index="44"><draw:image xlink:href="Pictures/200000090000241C00002CED6E4318D19327CAA1.svm" xlink:type="simple" xlink:show="embed" xlink:actuate="onLoad"/></draw:frame></text:p>
          </table:table-cell>
        </table:table-row>
      </table:table>
      <text:p text:style-name="P56"><text:soft-page-break/>Propriété :</text:p>
      <text:p text:style-name="P83"><text:span text:style-name="T38">Si </text:span><text:span text:style-name="T11"></text:span> est une mesure de l'angle orienté <draw:frame draw:style-name="fr8" draw:name="Objet44" text:anchor-type="as-char" svg:width="1.229cm" svg:height="0.485cm" draw:z-index="139"><draw:object xlink:href="./Object 16" xlink:type="simple" xlink:show="embed" xlink:actuate="onLoad"/><draw:image xlink:href="./ObjectReplacements/Object 16" xlink:type="simple" xlink:show="embed" xlink:actuate="onLoad"/></draw:frame>, les autres mesures de <draw:frame draw:style-name="fr8" draw:name="Objet45" text:anchor-type="as-char" svg:width="1.229cm" svg:height="0.485cm" draw:z-index="57"><draw:object xlink:href="./Object 23" xlink:type="simple" xlink:show="embed" xlink:actuate="onLoad"/><draw:image xlink:href="./ObjectReplacements/Object 23" xlink:type="simple" xlink:show="embed" xlink:actuate="onLoad"/><svg:desc>formule</svg:desc></draw:frame> sont égales à <draw:frame draw:style-name="fr8" draw:name="Objet46" text:anchor-type="as-char" svg:width="1.642cm" svg:height="0.469cm" draw:z-index="58"><draw:object xlink:href="./Object 24" xlink:type="simple" xlink:show="embed" xlink:actuate="onLoad"/><draw:image xlink:href="./ObjectReplacements/Object 24" xlink:type="simple" xlink:show="embed" xlink:actuate="onLoad"/></draw:frame> avec <text:span text:style-name="T1">k</text:span><text:span text:style-name="T14"> un entier relatif quelconque.</text:span></text:p>
      <text:p text:style-name="P26"/>
      <text:p text:style-name="P26">Démonstration :</text:p>
      <text:p text:style-name="Standard"><text:span text:style-name="T14">Soit </text:span><text:span text:style-name="T14"><draw:frame draw:style-name="fr8" draw:name="Objet47" text:anchor-type="as-char" svg:width="0.704cm" svg:height="0.533cm" draw:z-index="59"><draw:object xlink:href="./Object 25" xlink:type="simple" xlink:show="embed" xlink:actuate="onLoad"/><draw:image xlink:href="./ObjectReplacements/Object 25" xlink:type="simple" xlink:show="embed" xlink:actuate="onLoad"/></draw:frame></text:span><text:span text:style-name="T14"> et </text:span><text:span text:style-name="T14"><draw:frame draw:style-name="fr8" draw:name="Objet48" text:anchor-type="as-char" svg:width="0.877cm" svg:height="0.533cm" draw:z-index="60"><draw:object xlink:href="./Object 26" xlink:type="simple" xlink:show="embed" xlink:actuate="onLoad"/><draw:image xlink:href="./ObjectReplacements/Object 26" xlink:type="simple" xlink:show="embed" xlink:actuate="onLoad"/></draw:frame></text:span><text:span text:style-name="T14"> deux points différents de la droite </text:span><text:span text:style-name="T1">d</text:span><text:span text:style-name="T14"> qui se retrouvent après enroulement en </text:span><text:span text:style-name="T14"><draw:frame draw:style-name="fr8" draw:name="Objet49" text:anchor-type="as-char" svg:width="0.778cm" svg:height="0.533cm" draw:z-index="61"><draw:object xlink:href="./Object 27" xlink:type="simple" xlink:show="embed" xlink:actuate="onLoad"/><draw:image xlink:href="./ObjectReplacements/Object 27" xlink:type="simple" xlink:show="embed" xlink:actuate="onLoad"/></draw:frame></text:span><text:span text:style-name="T14">, et </text:span><text:span text:style-name="T14"><draw:frame draw:style-name="fr8" draw:name="Objet50" text:anchor-type="as-char" svg:width="0.711cm" svg:height="0.533cm" draw:z-index="62"><draw:object xlink:href="./Object 28" xlink:type="simple" xlink:show="embed" xlink:actuate="onLoad"/><draw:image xlink:href="./ObjectReplacements/Object 28" xlink:type="simple" xlink:show="embed" xlink:actuate="onLoad"/></draw:frame></text:span><text:span text:style-name="T14"> et </text:span><text:span text:style-name="T14"><draw:frame draw:style-name="fr8" draw:name="Objet51" text:anchor-type="as-char" svg:width="0.885cm" svg:height="0.533cm" draw:z-index="63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4"> deux points différents de la droite </text:span><text:span text:style-name="T1">d</text:span><text:span text:style-name="T14"> qui se retrouvent après enroulement en </text:span><text:span text:style-name="T14"><draw:frame draw:style-name="fr8" draw:name="Objet52" text:anchor-type="as-char" svg:width="0.96cm" svg:height="0.533cm" draw:z-index="64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4">.</text:span></text:p>
      <text:p text:style-name="Standard"><text:span text:style-name="T14"><draw:frame draw:style-name="fr8" draw:name="Objet53" text:anchor-type="as-char" svg:width="1.277cm" svg:height="0.533cm" draw:z-index="65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4"> et </text:span><text:span text:style-name="T14"><draw:frame draw:style-name="fr8" draw:name="Objet54" text:anchor-type="as-char" svg:width="1.625cm" svg:height="0.533cm" draw:z-index="66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4"> sont donc deux mesures de </text:span><text:span text:style-name="T14"><draw:frame draw:style-name="fr8" draw:name="Objet55" text:anchor-type="as-char" svg:width="1.229cm" svg:height="0.485cm" draw:z-index="68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4">.</text:span></text:p>
      <text:p text:style-name="Standard"><text:span text:style-name="T14">On a donc vu que </text:span><text:span text:style-name="T14"><draw:frame draw:style-name="fr8" draw:name="Objet56" text:anchor-type="as-char" svg:width="2.731cm" svg:height="0.533cm" draw:z-index="69"><draw:object xlink:href="./Object 35" xlink:type="simple" xlink:show="embed" xlink:actuate="onLoad"/><draw:image xlink:href="./ObjectReplacements/Object 35" xlink:type="simple" xlink:show="embed" xlink:actuate="onLoad"/></draw:frame></text:span><text:span text:style-name="T14"> avec </text:span><text:span text:style-name="T14"><draw:frame draw:style-name="fr8" draw:name="Objet57" text:anchor-type="as-char" svg:width="0.572cm" svg:height="0.533cm" draw:z-index="70"><draw:object xlink:href="./Object 36" xlink:type="simple" xlink:show="embed" xlink:actuate="onLoad"/><draw:image xlink:href="./ObjectReplacements/Object 36" xlink:type="simple" xlink:show="embed" xlink:actuate="onLoad"/></draw:frame></text:span><text:span text:style-name="T14"> entier relatif et </text:span><text:span text:style-name="T14"><draw:frame draw:style-name="fr8" draw:name="Objet58" text:anchor-type="as-char" svg:width="2.755cm" svg:height="0.533cm" draw:z-index="71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14"> avec </text:span><text:span text:style-name="T14"><draw:frame draw:style-name="fr8" draw:name="Objet59" text:anchor-type="as-char" svg:width="0.58cm" svg:height="0.533cm" draw:z-index="72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14"> entier relatif. D'où </text:span><text:span text:style-name="T14"><draw:frame draw:style-name="fr8" draw:name="Objet60" text:anchor-type="as-char" svg:width="5.368cm" svg:height="0.533cm" draw:z-index="73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14">.</text:span></text:p>
      <text:p text:style-name="Standard"><text:span text:style-name="T14">Comme </text:span><text:span text:style-name="T14"><draw:frame draw:style-name="fr8" draw:name="Objet61" text:anchor-type="as-char" svg:width="1.305cm" svg:height="0.533cm" draw:z-index="74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14"> est un entier relatif, les mesures </text:span><text:span text:style-name="T14"><draw:frame draw:style-name="fr8" draw:name="Objet62" text:anchor-type="as-char" svg:width="1.625cm" svg:height="0.533cm" draw:z-index="75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14"> et </text:span><text:span text:style-name="T14"><draw:frame draw:style-name="fr8" draw:name="Objet63" text:anchor-type="as-char" svg:width="1.277cm" svg:height="0.533cm" draw:z-index="76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14"> diffèrent de </text:span><text:span text:style-name="T14"><draw:frame draw:style-name="fr8" draw:name="Objet64" text:anchor-type="as-char" svg:width="1.007cm" svg:height="0.469cm" draw:z-index="77"><draw:object xlink:href="./Object 65" xlink:type="simple" xlink:show="embed" xlink:actuate="onLoad"/><draw:image xlink:href="./ObjectReplacements/Object 65" xlink:type="simple" xlink:show="embed" xlink:actuate="onLoad"/></draw:frame></text:span><text:span text:style-name="T14"> avec </text:span><text:span text:style-name="T1">k</text:span><text:span text:style-name="T14"> entier relatif.</text:span></text:p>
      <text:p text:style-name="P34"/>
      <text:p text:style-name="P20">Exemple :</text:p>
      <text:p text:style-name="P19">Dans l'exemple précédent, on a :</text:p>
      <text:p text:style-name="Standard"><text:span text:style-name="T40"><draw:frame draw:style-name="fr8" draw:name="Objet88" text:anchor-type="as-char" svg:width="3.17cm" svg:height="0.799cm" draw:z-index="140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40"> et donc</text:span><text:span text:style-name="T39"> également </text:span><text:span text:style-name="T39"><draw:frame draw:style-name="fr8" draw:name="Objet86" text:anchor-type="as-char" svg:width="3.727cm" svg:height="1cm" draw:z-index="141"><draw:object xlink:href="./Object 84" xlink:type="simple" xlink:show="embed" xlink:actuate="onLoad"/><draw:image xlink:href="./ObjectReplacements/Object 84" xlink:type="simple" xlink:show="embed" xlink:actuate="onLoad"/></draw:frame></text:span><text:span text:style-name="T39"> ou encore </text:span><text:span text:style-name="T39"><draw:frame draw:style-name="fr8" draw:name="Objet87" text:anchor-type="as-char" svg:width="4.029cm" svg:height="1cm" draw:z-index="142"><draw:object xlink:href="./Object 85" xlink:type="simple" xlink:show="embed" xlink:actuate="onLoad"/><draw:image xlink:href="./ObjectReplacements/Object 85" xlink:type="simple" xlink:show="embed" xlink:actuate="onLoad"/></draw:frame></text:span></text:p>
      <text:p text:style-name="P18"/>
      <text:h text:style-name="P87" text:outline-level="2">Angle orienté de vecteurs quelconques</text:h>
      <text:p text:style-name="P62">Définition :</text:p>
      <text:p text:style-name="P83"><text:span text:style-name="T14">Soit </text:span><text:span text:style-name="T14"><draw:frame draw:style-name="fr8" draw:name="Objet70" text:anchor-type="as-char" svg:width="0.566cm" svg:height="0.533cm" draw:z-index="143"><draw:object xlink:href="./Object 74" xlink:type="simple" xlink:show="embed" xlink:actuate="onLoad"/><draw:image xlink:href="./ObjectReplacements/Object 74" xlink:type="simple" xlink:show="embed" xlink:actuate="onLoad"/></draw:frame></text:span><text:span text:style-name="T14">et </text:span><text:span text:style-name="T14"><draw:frame draw:style-name="fr8" draw:name="Objet71" text:anchor-type="as-char" svg:width="0.55cm" svg:height="0.533cm" draw:z-index="144"><draw:object xlink:href="./Object 75" xlink:type="simple" xlink:show="embed" xlink:actuate="onLoad"/><draw:image xlink:href="./ObjectReplacements/Object 75" xlink:type="simple" xlink:show="embed" xlink:actuate="onLoad"/></draw:frame></text:span><text:span text:style-name="T14"> deux vecteurs non nuls. </text:span></text:p>
      <text:p text:style-name="P83"><text:span text:style-name="T18">Les deux vecteurs </text:span><text:span text:style-name="T18"><draw:frame draw:style-name="fr8" draw:name="Objet72" text:anchor-type="as-char" svg:width="2.29cm" svg:height="1.117cm" draw:z-index="145"><draw:object xlink:href="./Object 71" xlink:type="simple" xlink:show="embed" xlink:actuate="onLoad"/><draw:image xlink:href="./ObjectReplacements/Object 71" xlink:type="simple" xlink:show="embed" xlink:actuate="onLoad"/></draw:frame></text:span><text:span text:style-name="T18"> et </text:span><text:span text:style-name="T18"><draw:frame draw:style-name="fr8" draw:name="Objet73" text:anchor-type="as-char" svg:width="2.261cm" svg:height="1.117cm" draw:z-index="146"><draw:object xlink:href="./Object 72" xlink:type="simple" xlink:show="embed" xlink:actuate="onLoad"/><draw:image xlink:href="./ObjectReplacements/Object 72" xlink:type="simple" xlink:show="embed" xlink:actuate="onLoad"/></draw:frame></text:span><text:span text:style-name="T18"> sont de norme 1.</text:span></text:p>
      <text:p text:style-name="P83"><text:span text:style-name="T14">Une mesure de l'angle orienté </text:span><text:span text:style-name="T14"><draw:frame draw:style-name="fr8" draw:name="Objet74" text:anchor-type="as-char" svg:width="1.229cm" svg:height="0.485cm" draw:z-index="85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14"> est égale à une mesure de l'angle orienté </text:span><text:span text:style-name="T14"><draw:frame draw:style-name="fr8" draw:name="Objet75" text:anchor-type="as-char" svg:width="1.469cm" svg:height="0.533cm" draw:z-index="86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14">.</text:span></text:p>
      <text:p text:style-name="P34"/>
      <text:p text:style-name="P35">Remarque :</text:p>
      <text:p text:style-name="Standard"><text:span text:style-name="T14">La notion d'angle des deux vecteurs </text:span><text:span text:style-name="T14"><draw:frame draw:style-name="fr8" draw:name="Objet76" text:anchor-type="as-char" svg:width="0.436cm" svg:height="0.469cm" draw:z-index="87"><draw:object xlink:href="./Object 78" xlink:type="simple" xlink:show="embed" xlink:actuate="onLoad"/><draw:image xlink:href="./ObjectReplacements/Object 78" xlink:type="simple" xlink:show="embed" xlink:actuate="onLoad"/></draw:frame></text:span><text:span text:style-name="T14"> et </text:span><text:span text:style-name="T14"><draw:frame draw:style-name="fr8" draw:name="Objet77" text:anchor-type="as-char" svg:width="0.436cm" svg:height="0.469cm" draw:z-index="115"><draw:object xlink:href="./Object 79" xlink:type="simple" xlink:show="embed" xlink:actuate="onLoad"/><draw:image xlink:href="./ObjectReplacements/Object 79" xlink:type="simple" xlink:show="embed" xlink:actuate="onLoad"/></draw:frame></text:span><text:span text:style-name="T14"> n'est définie que lorsque ces vecteurs sont non nuls.</text:span></text:p>
      <text:p text:style-name="P34"/>
      <text:h text:style-name="P88" text:outline-level="2">Mesure principale d'un angle orienté</text:h>
      <text:p text:style-name="P62">Définition :</text:p>
      <text:p text:style-name="P83"><text:span text:style-name="T14">Parmi toutes les mesures d'un angle orienté, celle qui se situe dans l'intervalle </text:span><text:span text:style-name="T14"><draw:frame draw:style-name="fr8" draw:name="Objet78" text:anchor-type="as-char" svg:width="1.538cm" svg:height="0.483cm" draw:z-index="147"><draw:object xlink:href="./Object 80" xlink:type="simple" xlink:show="embed" xlink:actuate="onLoad"/><draw:image xlink:href="./ObjectReplacements/Object 80" xlink:type="simple" xlink:show="embed" xlink:actuate="onLoad"/></draw:frame></text:span><text:span text:style-name="T14"> est appelée </text:span><text:span text:style-name="T16">la mesure principale</text:span><text:span text:style-name="T14">.</text:span></text:p>
      <text:p text:style-name="P34"/>
      <text:p text:style-name="P35">Exemple :</text:p>
      <text:p text:style-name="Standard"><text:span text:style-name="T14">On considère l'angle orienté </text:span><text:span text:style-name="T14"><draw:frame draw:style-name="fr8" draw:name="Objet79" text:anchor-type="as-char" svg:width="2.143cm" svg:height="0.543cm" draw:z-index="148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14"> et une mesure de l'angle est </text:span><text:span text:style-name="T14"><draw:frame draw:style-name="fr8" draw:name="Objet80" text:anchor-type="as-char" svg:width="2.992cm" svg:height="0.543cm" draw:z-index="149"><draw:object xlink:href="./Object 83" xlink:type="simple" xlink:show="embed" xlink:actuate="onLoad"/><draw:image xlink:href="./ObjectReplacements/Object 83" xlink:type="simple" xlink:show="embed" xlink:actuate="onLoad"/></draw:frame></text:span><text:span text:style-name="T14">.</text:span></text:p>
      <text:p text:style-name="Standard"><text:span text:style-name="T14">On sait que </text:span><text:span text:style-name="T8"></text:span>, -<text:span text:style-name="T7"></text:span>, 5<text:span text:style-name="T7"></text:span> sont également des mesures de <draw:frame draw:style-name="fr8" draw:name="Objet81" text:anchor-type="as-char" svg:width="2.143cm" svg:height="0.543cm" draw:z-index="150"><draw:object xlink:href="./Object 87" xlink:type="simple" xlink:show="embed" xlink:actuate="onLoad"/><draw:image xlink:href="./ObjectReplacements/Object 87" xlink:type="simple" xlink:show="embed" xlink:actuate="onLoad"/><svg:desc>formule</svg:desc></draw:frame>.</text:p>
      <text:p text:style-name="Standard">La mesure principale de <draw:frame draw:style-name="fr8" draw:name="Objet82" text:anchor-type="as-char" svg:width="2.143cm" svg:height="0.543cm" draw:z-index="155"><draw:object xlink:href="./Object 88" xlink:type="simple" xlink:show="embed" xlink:actuate="onLoad"/><draw:image xlink:href="./ObjectReplacements/Object 88" xlink:type="simple" xlink:show="embed" xlink:actuate="onLoad"/><svg:desc>formule</svg:desc></draw:frame> est <text:span text:style-name="T7"></text:span>.</text:p>
      <text:p text:style-name="Standard"/>
      <text:h text:style-name="P86" text:outline-level="2"><text:soft-page-break/>Relation de Chasles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79">Propriété (admise) :</text:p>
            <text:p text:style-name="P83">Soit <text:span text:style-name="T1">O</text:span><text:span text:style-name="T14">, </text:span><text:span text:style-name="T1">M</text:span><text:span text:style-name="T14">, </text:span><text:span text:style-name="T1">N</text:span><text:span text:style-name="T14"> et </text:span><text:span text:style-name="T1">P</text:span><text:span text:style-name="T14"> quatre points du plan tels que </text:span><text:span text:style-name="T1">O</text:span><text:span text:style-name="T8">≠</text:span><text:span text:style-name="T1">M</text:span><text:span text:style-name="T14">, </text:span><text:span text:style-name="T1">O</text:span><text:span text:style-name="T12">≠</text:span><text:span text:style-name="T1">N</text:span><text:span text:style-name="T14"> et </text:span><text:span text:style-name="T1">O</text:span><text:span text:style-name="T8">≠</text:span><text:span text:style-name="T1">P</text:span><text:span text:style-name="T14">.</text:span></text:p>
            <text:p text:style-name="P63">On a la relation suivante :</text:p>
            <text:p text:style-name="P61"><draw:frame draw:style-name="fr8" draw:name="Objet83" text:anchor-type="as-char" svg:width="7.622cm" svg:height="0.543cm" draw:z-index="83"><draw:object xlink:href="./Object 82" xlink:type="simple" xlink:show="embed" xlink:actuate="onLoad"/><draw:image xlink:href="./ObjectReplacements/Object 82" xlink:type="simple" xlink:show="embed" xlink:actuate="onLoad"/><svg:desc>formule</svg:desc></draw:frame></text:p>
            <text:p text:style-name="P83">où <text:span text:style-name="T1">k</text:span><text:span text:style-name="T14"> est un entier relatif quelconque.</text:span></text:p>
            <text:p text:style-name="P83"><text:span text:style-name="T14">Cette propriété est la </text:span><text:span text:style-name="T16">relation de Chasles</text:span><text:span text:style-name="T14">.</text:span></text:p>
            <text:p text:style-name="Standard"/>
          </table:table-cell>
          <table:table-cell table:style-name="Tableau11.A1" office:value-type="string">
            <text:p text:style-name="P4"><draw:frame draw:style-name="fr3" draw:name="images13" text:anchor-type="paragraph" svg:x="0.093cm" svg:y="0cm" svg:width="5.346cm" svg:height="3.879cm" draw:z-index="45"><draw:image xlink:href="Pictures/200000090000415300002F68F85A20327BA66B97.svm" xlink:type="simple" xlink:show="embed" xlink:actuate="onLoad"/></draw:frame></text:p>
          </table:table-cell>
        </table:table-row>
      </table:table>
      <text:p text:style-name="P35">Remarques :</text:p>
      <text:list xml:id="list4091649241154350740" text:style-name="L5">
        <text:list-item>
          <text:p text:style-name="P57">La relation de Chasles permet :</text:p>
        </text:list-item>
      </text:list>
      <text:list xml:id="list3197561168600855885" text:style-name="L6">
        <text:list-item>
          <text:list>
            <text:list-item>
              <text:p text:style-name="P58">de décomposer un angle de vecteurs.</text:p>
            </text:list-item>
            <text:list-item>
              <text:p text:style-name="P58">de simplifier une somme de vecteurs.</text:p>
            </text:list-item>
          </text:list>
        </text:list-item>
      </text:list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list xml:id="list182345355320173" text:continue-numbering="true" text:style-name="L6">
              <text:list-item>
                <text:p text:style-name="P65"><text:span text:style-name="T14">Soit </text:span><text:span text:style-name="T1">O</text:span><text:span text:style-name="T14">, </text:span><text:span text:style-name="T1">M</text:span><text:span text:style-name="T14"> et </text:span><text:span text:style-name="T1">N</text:span><text:span text:style-name="T14"> trois points deux à deux distincts.</text:span></text:p>
              </text:list-item>
            </text:list>
            <text:list xml:id="list1814526716602395941" text:style-name="L7">
              <text:list-header>
                <text:p text:style-name="P59">La relation de Chasles permet d'écrire :</text:p>
                <text:p text:style-name="P60"><draw:frame draw:style-name="fr8" draw:name="Objet93" text:anchor-type="as-char" svg:width="5.556cm" svg:height="0.543cm" draw:z-index="154"><draw:object xlink:href="./Object 97" xlink:type="simple" xlink:show="embed" xlink:actuate="onLoad"/><draw:image xlink:href="./ObjectReplacements/Object 97" xlink:type="simple" xlink:show="embed" xlink:actuate="onLoad"/></draw:frame></text:p>
                <text:p text:style-name="P59">D'où, en parlant de mesure principale :</text:p>
                <text:p text:style-name="P60"><draw:frame draw:style-name="fr8" draw:name="Objet94" text:anchor-type="as-char" svg:width="4.718cm" svg:height="0.543cm" draw:z-index="156"><draw:object xlink:href="./Object 98" xlink:type="simple" xlink:show="embed" xlink:actuate="onLoad"/><draw:image xlink:href="./ObjectReplacements/Object 98" xlink:type="simple" xlink:show="embed" xlink:actuate="onLoad"/></draw:frame></text:p>
              </text:list-header>
            </text:list>
          </table:table-cell>
          <table:table-cell table:style-name="Tableau14.A1" office:value-type="string">
            <text:p text:style-name="P4"><draw:frame draw:style-name="fr7" draw:name="images16" text:anchor-type="paragraph" svg:width="3.216cm" svg:height="3.073cm" draw:z-index="47"><draw:image xlink:href="Pictures/2000000900003881000036063CD8F5E3ED9FB05F.svm" xlink:type="simple" xlink:show="embed" xlink:actuate="onLoad"/></draw:frame></text:p>
          </table:table-cell>
        </table:table-row>
      </table:table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35"/>
            <text:p text:style-name="P35">Exemple :</text:p>
            <text:p text:style-name="Standard"><text:span text:style-name="T14">Soit </text:span><text:span text:style-name="T1">A</text:span><text:span text:style-name="T14">, </text:span><text:span text:style-name="T1">B</text:span><text:span text:style-name="T14"> et </text:span><text:span text:style-name="T1">C</text:span><text:span text:style-name="T14"> trois points quelconques distincts deux à deux.</text:span></text:p>
            <text:p text:style-name="P34">Calculer la somme des mesures des trois angles orientés codés sur la figure.</text:p>
          </table:table-cell>
          <table:table-cell table:style-name="Tableau12.A1" office:value-type="string">
            <text:p text:style-name="P4"><draw:frame draw:style-name="fr6" draw:name="images14" text:anchor-type="paragraph" svg:width="3.156cm" svg:height="3.334cm" draw:z-index="46"><draw:image xlink:href="Pictures/2000000900003110000033D1761B665A7F1AFB9E.svm" xlink:type="simple" xlink:show="embed" xlink:actuate="onLoad"/></draw:frame></text:p>
          </table:table-cell>
        </table:table-row>
      </table:table>
      <text:p text:style-name="P34"><draw:frame draw:style-name="fr8" draw:name="Objet84" text:anchor-type="as-char" svg:width="17.177cm" svg:height="0.542cm" draw:z-index="88"><draw:object xlink:href="./Object 66" xlink:type="simple" xlink:show="embed" xlink:actuate="onLoad"/><draw:image xlink:href="./ObjectReplacements/Object 66" xlink:type="simple" xlink:show="embed" xlink:actuate="onLoad"/><svg:desc>formule</svg:desc></draw:frame></text:p>
      <text:p text:style-name="P34"><draw:frame draw:style-name="fr8" draw:name="Objet85" text:anchor-type="as-char" svg:width="13.397cm" svg:height="0.542cm" draw:z-index="89"><draw:object xlink:href="./Object 73" xlink:type="simple" xlink:show="embed" xlink:actuate="onLoad"/><draw:image xlink:href="./ObjectReplacements/Object 73" xlink:type="simple" xlink:show="embed" xlink:actuate="onLoad"/><svg:desc>formule</svg:desc></draw:frame></text:p>
      <text:p text:style-name="P34"><draw:frame draw:style-name="fr8" draw:name="Objet89" text:anchor-type="as-char" svg:width="12.3cm" svg:height="0.542cm" draw:z-index="90"><draw:object xlink:href="./Object 89" xlink:type="simple" xlink:show="embed" xlink:actuate="onLoad"/><draw:image xlink:href="./ObjectReplacements/Object 89" xlink:type="simple" xlink:show="embed" xlink:actuate="onLoad"/><svg:desc>formule</svg:desc></draw:frame></text:p>
      <text:p text:style-name="P34"><draw:frame draw:style-name="fr8" draw:name="Objet90" text:anchor-type="as-char" svg:width="10.319cm" svg:height="0.499cm" draw:z-index="91"><draw:object xlink:href="./Object 90" xlink:type="simple" xlink:show="embed" xlink:actuate="onLoad"/><draw:image xlink:href="./ObjectReplacements/Object 90" xlink:type="simple" xlink:show="embed" xlink:actuate="onLoad"/><svg:desc>formule</svg:desc></draw:frame></text:p>
      <text:p text:style-name="P34"><draw:frame draw:style-name="fr8" draw:name="Objet91" text:anchor-type="as-char" svg:width="8.396cm" svg:height="0.499cm" draw:z-index="92"><draw:object xlink:href="./Object 91" xlink:type="simple" xlink:show="embed" xlink:actuate="onLoad"/><draw:image xlink:href="./ObjectReplacements/Object 91" xlink:type="simple" xlink:show="embed" xlink:actuate="onLoad"/><svg:desc>formule</svg:desc></draw:frame></text:p>
      <text:p text:style-name="P34"><draw:frame draw:style-name="fr8" draw:name="Objet92" text:anchor-type="as-char" svg:width="7.078cm" svg:height="0.499cm" draw:z-index="93"><draw:object xlink:href="./Object 92" xlink:type="simple" xlink:show="embed" xlink:actuate="onLoad"/><draw:image xlink:href="./ObjectReplacements/Object 92" xlink:type="simple" xlink:show="embed" xlink:actuate="onLoad"/><svg:desc>formule</svg:desc></draw:frame></text:p>
      <text:p text:style-name="P34"/>
      <text:h text:style-name="P87" text:outline-level="2">Angle orienté et angle géométrique</text:h>
      <text:p text:style-name="Standard"><text:span text:style-name="T14">Un angle de vecteurs </text:span><text:span text:style-name="T14"><draw:frame draw:style-name="fr8" draw:name="Objet95" text:anchor-type="as-char" svg:width="2.143cm" svg:height="0.543cm" draw:z-index="94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14"> correspond à l'angle « géométrique » </text:span><text:span text:style-name="T14"><draw:frame draw:style-name="fr8" draw:name="Objet96" text:anchor-type="as-char" svg:width="1.224cm" svg:height="0.524cm" draw:z-index="95"><draw:object xlink:href="./Object 95" xlink:type="simple" xlink:show="embed" xlink:actuate="onLoad"/><draw:image xlink:href="./ObjectReplacements/Object 95" xlink:type="simple" xlink:show="embed" xlink:actuate="onLoad"/></draw:frame></text:span><text:span text:style-name="T14">, auquel on ajoute l'information supplémentaire de son orientation par rapport au sens positif défini dans le plan.</text:span></text:p>
      <text:p text:style-name="Standard"><text:span text:style-name="T14">Si </text:span><text:span text:style-name="T8"></text:span> est la mesure principale de l'angle <draw:frame draw:style-name="fr8" draw:name="Objet97" text:anchor-type="as-char" svg:width="2.143cm" svg:height="0.543cm" draw:z-index="96"><draw:object xlink:href="./Object 96" xlink:type="simple" xlink:show="embed" xlink:actuate="onLoad"/><draw:image xlink:href="./ObjectReplacements/Object 96" xlink:type="simple" xlink:show="embed" xlink:actuate="onLoad"/><svg:desc>formule</svg:desc></draw:frame> alors <draw:frame draw:style-name="fr8" draw:name="Objet98" text:anchor-type="as-char" svg:width="0.753cm" svg:height="0.27cm" draw:z-index="97"><draw:object xlink:href="./Object 102" xlink:type="simple" xlink:show="embed" xlink:actuate="onLoad"/><draw:image xlink:href="./ObjectReplacements/Object 102" xlink:type="simple" xlink:show="embed" xlink:actuate="onLoad"/></draw:frame> est la mesure de l'angle géométrique <draw:frame draw:style-name="fr8" draw:name="Objet99" text:anchor-type="as-char" svg:width="1.224cm" svg:height="0.524cm" draw:z-index="98"><draw:object xlink:href="./Object 103" xlink:type="simple" xlink:show="embed" xlink:actuate="onLoad"/><draw:image xlink:href="./ObjectReplacements/Object 103" xlink:type="simple" xlink:show="embed" xlink:actuate="onLoad"/><svg:desc>formule</svg:desc></draw:frame>.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4"/>
            <text:p text:style-name="P24">Exemple :</text:p>
            <text:p text:style-name="Standard">Dans le triangle équilatéral <text:span text:style-name="T2">BAC</text:span>, l'angle géométrique <draw:frame draw:style-name="fr8" draw:name="Objet100" text:anchor-type="as-char" svg:width="1.067cm" svg:height="0.524cm" draw:z-index="157"><draw:object xlink:href="./Object 94" xlink:type="simple" xlink:show="embed" xlink:actuate="onLoad"/><draw:image xlink:href="./ObjectReplacements/Object 94" xlink:type="simple" xlink:show="embed" xlink:actuate="onLoad"/><svg:desc>formule</svg:desc></draw:frame> vaut <draw:frame draw:style-name="fr8" draw:name="Objet101" text:anchor-type="as-char" svg:width="0.534cm" svg:height="0.781cm" draw:z-index="158"><draw:object xlink:href="./Object 99" xlink:type="simple" xlink:show="embed" xlink:actuate="onLoad"/><draw:image xlink:href="./ObjectReplacements/Object 99" xlink:type="simple" xlink:show="embed" xlink:actuate="onLoad"/><svg:desc>formule</svg:desc></draw:frame>.</text:p>
            <text:p text:style-name="Standard">La mesure principale de l'angle <draw:frame draw:style-name="fr8" draw:name="Objet102" text:anchor-type="as-char" svg:width="1.953cm" svg:height="0.543cm" draw:z-index="159"><draw:object xlink:href="./Object 100" xlink:type="simple" xlink:show="embed" xlink:actuate="onLoad"/><draw:image xlink:href="./ObjectReplacements/Object 100" xlink:type="simple" xlink:show="embed" xlink:actuate="onLoad"/><svg:desc>formule</svg:desc></draw:frame> vaut <draw:frame draw:style-name="fr8" draw:name="Objet103" text:anchor-type="as-char" svg:width="0.534cm" svg:height="0.781cm" draw:z-index="174"><draw:object xlink:href="./Object 101" xlink:type="simple" xlink:show="embed" xlink:actuate="onLoad"/><draw:image xlink:href="./ObjectReplacements/Object 101" xlink:type="simple" xlink:show="embed" xlink:actuate="onLoad"/><svg:desc>formule</svg:desc></draw:frame>.</text:p>
            <text:p text:style-name="Standard">La mesure principale de l'angle <draw:frame draw:style-name="fr8" draw:name="Objet104" text:anchor-type="as-char" svg:width="1.953cm" svg:height="0.543cm" draw:z-index="175"><draw:object xlink:href="./Object 110" xlink:type="simple" xlink:show="embed" xlink:actuate="onLoad"/><draw:image xlink:href="./ObjectReplacements/Object 110" xlink:type="simple" xlink:show="embed" xlink:actuate="onLoad"/><svg:desc>formule</svg:desc></draw:frame> vaut <draw:frame draw:style-name="fr8" draw:name="Objet105" text:anchor-type="as-char" svg:width="0.868cm" svg:height="0.781cm" draw:z-index="176"><draw:object xlink:href="./Object 111" xlink:type="simple" xlink:show="embed" xlink:actuate="onLoad"/><draw:image xlink:href="./ObjectReplacements/Object 111" xlink:type="simple" xlink:show="embed" xlink:actuate="onLoad"/><svg:desc>formule</svg:desc></draw:frame>.</text:p>
          </table:table-cell>
          <table:table-cell table:style-name="Tableau13.A1" office:value-type="string">
            <text:p text:style-name="Table_20_Contents"><draw:frame draw:style-name="fr6" draw:name="images15" text:anchor-type="paragraph" svg:width="2.976cm" svg:height="2.872cm" draw:z-index="48"><draw:image xlink:href="Pictures/200000090000276B0000260A7BD609A64B1A229F.svm" xlink:type="simple" xlink:show="embed" xlink:actuate="onLoad"/></draw:frame></text:p>
          </table:table-cell>
        </table:table-row>
      </table:table>
      <text:h text:style-name="P93" text:outline-level="1"><text:soft-page-break/>Cosinus et sinus d'un angle</text:h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h text:style-name="P87" text:outline-level="2">Cosinus et sinus d'un angle orienté</text:h>
          </table:table-cell>
          <table:table-cell table:style-name="Tableau15.B2" table:number-rows-spanned="2" office:value-type="string">
            <text:p text:style-name="P4"><draw:frame draw:style-name="fr6" draw:name="images17" text:anchor-type="paragraph" svg:width="4.161cm" svg:height="3.803cm" draw:z-index="50"><draw:image xlink:href="Pictures/20000009000039E2000034ECA1F89DDF176B7F86.svm" xlink:type="simple" xlink:show="embed" xlink:actuate="onLoad"/></draw:frame></text:p>
          </table:table-cell>
        </table:table-row>
        <table:table-row>
          <table:table-cell table:style-name="Tableau15.A2" office:value-type="string">
            <text:p text:style-name="P25">Définitions :</text:p>
            <text:p text:style-name="P43">Soit <text:span text:style-name="T1">M</text:span><text:span text:style-name="T14"> l'image d'un réel </text:span><text:span text:style-name="T8"></text:span> sur le cercle trigonométrique <text:span text:style-name="T21">c</text:span><text:span text:style-name="T25">.</text:span></text:p>
            <text:list xml:id="list8526844821866937549" text:style-name="L8">
              <text:list-item>
                <text:p text:style-name="P66"><text:span text:style-name="T25">Le </text:span><text:span text:style-name="T36">cosinus</text:span><text:span text:style-name="T25"> de </text:span><text:span text:style-name="T7"></text:span>, noté <draw:frame draw:style-name="fr8" draw:name="Objet106" text:anchor-type="as-char" svg:width="1.101cm" svg:height="0.469cm" draw:z-index="99"><draw:object xlink:href="./Object 140" xlink:type="simple" xlink:show="embed" xlink:actuate="onLoad"/><draw:image xlink:href="./ObjectReplacements/Object 140" xlink:type="simple" xlink:show="embed" xlink:actuate="onLoad"/></draw:frame>, est l'abscisse de <text:span text:style-name="T1">M</text:span><text:span text:style-name="T14">.</text:span></text:p>
              </text:list-item>
              <text:list-item>
                <text:p text:style-name="P67"><text:span text:style-name="T29">Le </text:span><text:span text:style-name="T32">sinus </text:span><text:span text:style-name="T29">de </text:span><text:span text:style-name="T8"></text:span><text:span text:style-name="T14">, noté </text:span><text:span text:style-name="T14"><draw:frame draw:style-name="fr8" draw:name="Objet107" text:anchor-type="as-char" svg:width="1.037cm" svg:height="0.469cm" draw:z-index="100"><draw:object xlink:href="./Object 116" xlink:type="simple" xlink:show="embed" xlink:actuate="onLoad"/><draw:image xlink:href="./ObjectReplacements/Object 116" xlink:type="simple" xlink:show="embed" xlink:actuate="onLoad"/></draw:frame></text:span><text:span text:style-name="T14">, est l'ordonnée de </text:span><text:span text:style-name="T1">M</text:span><text:span text:style-name="T14">.</text:span></text:p>
              </text:list-item>
            </text:list>
          </table:table-cell>
          <table:covered-table-cell/>
        </table:table-row>
      </table:table>
      <text:p text:style-name="P35"/>
      <text:p text:style-name="P35">Remarque :</text:p>
      <text:p text:style-name="Standard"><text:span text:style-name="T14">Les coordonnées du point </text:span><text:span text:style-name="T1">M</text:span><text:span text:style-name="T14">, situé sur le cercle trigonométrique, sont </text:span><text:span text:style-name="T14"><draw:frame draw:style-name="fr8" draw:name="Objet108" text:anchor-type="as-char" svg:width="2.461cm" svg:height="0.485cm" draw:z-index="101"><draw:object xlink:href="./Object 104" xlink:type="simple" xlink:show="embed" xlink:actuate="onLoad"/><draw:image xlink:href="./ObjectReplacements/Object 104" xlink:type="simple" xlink:show="embed" xlink:actuate="onLoad"/></draw:frame></text:span><text:span text:style-name="T14">.</text:span></text:p>
      <text:p text:style-name="Standard"/>
      <text:p text:style-name="Standard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table:number-rows-spanned="2" office:value-type="string">
            <text:p text:style-name="P25">Propriétés :</text:p>
            <text:p text:style-name="P14">Pour tout réel <text:span text:style-name="T7"></text:span> et pour tout entier relatif <text:span text:style-name="T1">k </text:span><text:span text:style-name="T14">:</text:span></text:p>
            <text:list xml:id="list3036090531087390181" text:style-name="L9">
              <text:list-item>
                <text:p text:style-name="P69"><draw:frame draw:style-name="fr8" draw:name="Objet135" text:anchor-type="as-char" svg:width="3.126cm" svg:height="0.529cm" draw:z-index="177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    </text:list-item>
              <text:list-item>
                <text:p text:style-name="P69"><draw:frame draw:style-name="fr8" draw:name="Objet133" text:anchor-type="as-char" svg:width="2.535cm" svg:height="0.469cm" draw:z-index="178"><draw:object xlink:href="./Object 134" xlink:type="simple" xlink:show="embed" xlink:actuate="onLoad"/><draw:image xlink:href="./ObjectReplacements/Object 134" xlink:type="simple" xlink:show="embed" xlink:actuate="onLoad"/></draw:frame></text:p>
              </text:list-item>
              <text:list-item>
                <text:p text:style-name="P71"><text:span text:style-name="T14"><draw:frame draw:style-name="fr8" draw:name="Objet134" text:anchor-type="as-char" svg:width="2.471cm" svg:height="0.469cm" draw:z-index="179"><draw:object xlink:href="./Object 135" xlink:type="simple" xlink:show="embed" xlink:actuate="onLoad"/><draw:image xlink:href="./ObjectReplacements/Object 135" xlink:type="simple" xlink:show="embed" xlink:actuate="onLoad"/></draw:frame></text:span><text:span text:style-name="T14"><text:tab/></text:span></text:p>
              </text:list-item>
              <text:list-item>
                <text:p text:style-name="P69"><draw:frame draw:style-name="fr8" draw:name="Objet136" text:anchor-type="as-char" svg:width="4.117cm" svg:height="0.485cm" draw:z-index="180"><draw:object xlink:href="./Object 137" xlink:type="simple" xlink:show="embed" xlink:actuate="onLoad"/><draw:image xlink:href="./ObjectReplacements/Object 137" xlink:type="simple" xlink:show="embed" xlink:actuate="onLoad"/></draw:frame></text:p>
              </text:list-item>
              <text:list-item>
                <text:p text:style-name="P69"><draw:frame draw:style-name="fr8" draw:name="Objet137" text:anchor-type="as-char" svg:width="3.992cm" svg:height="0.485cm" draw:z-index="181"><draw:object xlink:href="./Object 138" xlink:type="simple" xlink:show="embed" xlink:actuate="onLoad"/><draw:image xlink:href="./ObjectReplacements/Object 138" xlink:type="simple" xlink:show="embed" xlink:actuate="onLoad"/><svg:desc>formule</svg:desc></draw:frame></text:p>
              </text:list-item>
            </text:list>
          </table:table-cell>
          <table:table-cell table:style-name="Tableau16.B1" office:value-type="string">
            <text:p text:style-name="P12">Valeurs particulières</text:p>
          </table:table-cell>
        </table:table-row>
        <table:table-row>
          <table:covered-table-cell/>
          <table:table-cell table:style-name="Tableau16.B2" office:value-type="string">
            <table:table table:name="Tableau17" table:style-name="Tableau17">
              <table:table-column table:style-name="Tableau17.A" table:number-columns-repeated="5"/>
              <table:table-column table:style-name="Tableau17.F"/>
              <table:table-row>
                <table:table-cell table:style-name="Tableau17.A1" office:value-type="string">
                  <text:p text:style-name="P40"></text:p>
                </table:table-cell>
                <table:table-cell table:style-name="Tableau17.B1" office:value-type="float" office:value="0">
                  <text:p text:style-name="P11">0</text:p>
                </table:table-cell>
                <table:table-cell table:style-name="Tableau17.A1" office:value-type="string">
                  <text:p text:style-name="P38"><draw:frame draw:style-name="fr8" draw:name="Objet121" text:anchor-type="as-char" svg:width="0.536cm" svg:height="0.781cm" draw:z-index="182"><draw:object xlink:href="./Object 122" xlink:type="simple" xlink:show="embed" xlink:actuate="onLoad"/><draw:image xlink:href="./ObjectReplacements/Object 122" xlink:type="simple" xlink:show="embed" xlink:actuate="onLoad"/></draw:frame></text:p>
                </table:table-cell>
                <table:table-cell table:style-name="Tableau17.A1" office:value-type="string">
                  <text:p text:style-name="P37"><draw:frame draw:style-name="fr8" draw:name="Objet122" text:anchor-type="as-char" svg:width="0.536cm" svg:height="0.781cm" draw:z-index="183"><draw:object xlink:href="./Object 123" xlink:type="simple" xlink:show="embed" xlink:actuate="onLoad"/><draw:image xlink:href="./ObjectReplacements/Object 123" xlink:type="simple" xlink:show="embed" xlink:actuate="onLoad"/></draw:frame></text:p>
                </table:table-cell>
                <table:table-cell table:style-name="Tableau17.A1" office:value-type="string">
                  <text:p text:style-name="P37"><draw:frame draw:style-name="fr8" draw:name="Objet123" text:anchor-type="as-char" svg:width="0.536cm" svg:height="0.781cm" draw:z-index="184"><draw:object xlink:href="./Object 124" xlink:type="simple" xlink:show="embed" xlink:actuate="onLoad"/><draw:image xlink:href="./ObjectReplacements/Object 124" xlink:type="simple" xlink:show="embed" xlink:actuate="onLoad"/></draw:frame></text:p>
                </table:table-cell>
                <table:table-cell table:style-name="Tableau17.F1" office:value-type="string">
                  <text:p text:style-name="P37"><draw:frame draw:style-name="fr8" draw:name="Objet124" text:anchor-type="as-char" svg:width="0.536cm" svg:height="0.781cm" draw:z-index="185"><draw:object xlink:href="./Object 125" xlink:type="simple" xlink:show="embed" xlink:actuate="onLoad"/><draw:image xlink:href="./ObjectReplacements/Object 125" xlink:type="simple" xlink:show="embed" xlink:actuate="onLoad"/></draw:frame></text:p>
                </table:table-cell>
              </table:table-row>
              <table:table-row>
                <table:table-cell table:style-name="Tableau17.E3" office:value-type="string">
                  <text:p text:style-name="P10"><draw:frame draw:style-name="fr8" draw:name="Objet125" text:anchor-type="as-char" svg:width="1.101cm" svg:height="0.469cm" draw:z-index="186"><draw:object xlink:href="./Object 126" xlink:type="simple" xlink:show="embed" xlink:actuate="onLoad"/><draw:image xlink:href="./ObjectReplacements/Object 126" xlink:type="simple" xlink:show="embed" xlink:actuate="onLoad"/></draw:frame></text:p>
                </table:table-cell>
                <table:table-cell table:style-name="Tableau17.B2" office:value-type="float" office:value="1">
                  <text:p text:style-name="P11">1</text:p>
                </table:table-cell>
                <table:table-cell table:style-name="Tableau17.E3" office:value-type="string">
                  <text:p text:style-name="P11"><draw:frame draw:style-name="fr8" draw:name="Objet126" text:anchor-type="as-char" svg:width="0.76cm" svg:height="1.035cm" draw:z-index="187"><draw:object xlink:href="./Object 127" xlink:type="simple" xlink:show="embed" xlink:actuate="onLoad"/><draw:image xlink:href="./ObjectReplacements/Object 127" xlink:type="simple" xlink:show="embed" xlink:actuate="onLoad"/></draw:frame></text:p>
                </table:table-cell>
                <table:table-cell table:style-name="Tableau17.E3" office:value-type="string">
                  <text:p text:style-name="P11"><draw:frame draw:style-name="fr8" draw:name="Objet127" text:anchor-type="as-char" svg:width="0.773cm" svg:height="1.035cm" draw:z-index="192"><draw:object xlink:href="./Object 128" xlink:type="simple" xlink:show="embed" xlink:actuate="onLoad"/><draw:image xlink:href="./ObjectReplacements/Object 128" xlink:type="simple" xlink:show="embed" xlink:actuate="onLoad"/></draw:frame></text:p>
                </table:table-cell>
                <table:table-cell table:style-name="Tableau17.E3" office:value-type="string">
                  <text:p text:style-name="P11"><draw:frame draw:style-name="fr8" draw:name="Objet128" text:anchor-type="as-char" svg:width="0.515cm" svg:height="0.998cm" draw:z-index="193"><draw:object xlink:href="./Object 129" xlink:type="simple" xlink:show="embed" xlink:actuate="onLoad"/><draw:image xlink:href="./ObjectReplacements/Object 129" xlink:type="simple" xlink:show="embed" xlink:actuate="onLoad"/></draw:frame></text:p>
                </table:table-cell>
                <table:table-cell table:style-name="Tableau17.F2" office:value-type="float" office:value="0">
                  <text:p text:style-name="P11">0</text:p>
                </table:table-cell>
              </table:table-row>
              <table:table-row>
                <table:table-cell table:style-name="Tableau17.E3" office:value-type="string">
                  <text:p text:style-name="P10"><draw:frame draw:style-name="fr8" draw:name="Objet129" text:anchor-type="as-char" svg:width="1.037cm" svg:height="0.469cm" draw:z-index="194"><draw:object xlink:href="./Object 130" xlink:type="simple" xlink:show="embed" xlink:actuate="onLoad"/><draw:image xlink:href="./ObjectReplacements/Object 130" xlink:type="simple" xlink:show="embed" xlink:actuate="onLoad"/></draw:frame></text:p>
                </table:table-cell>
                <table:table-cell table:style-name="Tableau17.B2" office:value-type="float" office:value="0">
                  <text:p text:style-name="P11">0</text:p>
                </table:table-cell>
                <table:table-cell table:style-name="Tableau17.E3" office:value-type="string">
                  <text:p text:style-name="P11"><draw:frame draw:style-name="fr8" draw:name="Objet130" text:anchor-type="as-char" svg:width="0.515cm" svg:height="0.998cm" draw:z-index="195"><draw:object xlink:href="./Object 131" xlink:type="simple" xlink:show="embed" xlink:actuate="onLoad"/><draw:image xlink:href="./ObjectReplacements/Object 131" xlink:type="simple" xlink:show="embed" xlink:actuate="onLoad"/></draw:frame></text:p>
                </table:table-cell>
                <table:table-cell table:style-name="Tableau17.E3" office:value-type="string">
                  <text:p text:style-name="P11"><draw:frame draw:style-name="fr8" draw:name="Objet131" text:anchor-type="as-char" svg:width="0.773cm" svg:height="1.035cm" draw:z-index="196"><draw:object xlink:href="./Object 132" xlink:type="simple" xlink:show="embed" xlink:actuate="onLoad"/><draw:image xlink:href="./ObjectReplacements/Object 132" xlink:type="simple" xlink:show="embed" xlink:actuate="onLoad"/></draw:frame></text:p>
                </table:table-cell>
                <table:table-cell table:style-name="Tableau17.E3" office:value-type="string">
                  <text:p text:style-name="P11"><draw:frame draw:style-name="fr8" draw:name="Objet132" text:anchor-type="as-char" svg:width="0.76cm" svg:height="1.035cm" draw:z-index="200"><draw:object xlink:href="./Object 133" xlink:type="simple" xlink:show="embed" xlink:actuate="onLoad"/><draw:image xlink:href="./ObjectReplacements/Object 133" xlink:type="simple" xlink:show="embed" xlink:actuate="onLoad"/></draw:frame></text:p>
                </table:table-cell>
                <table:table-cell table:style-name="Tableau17.F2" office:value-type="float" office:value="1">
                  <text:p text:style-name="P11">1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P26">Démonstrations :</text:p>
      <text:list xml:id="list734450604124523859" text:style-name="L10">
        <text:list-item>
          <text:p text:style-name="P75">Soit <text:span text:style-name="T1">K</text:span><text:span text:style-name="T14"> le projeté orthogonal de </text:span><text:span text:style-name="T1">M</text:span><text:span text:style-name="T14"> sur l'axe </text:span><text:span text:style-name="T14"><draw:frame draw:style-name="fr8" draw:name="Objet141" text:anchor-type="as-char" svg:width="1.319cm" svg:height="0.526cm" draw:z-index="102"><draw:object xlink:href="./Object 142" xlink:type="simple" xlink:show="embed" xlink:actuate="onLoad"/><draw:image xlink:href="./ObjectReplacements/Object 142" xlink:type="simple" xlink:show="embed" xlink:actuate="onLoad"/></draw:frame></text:span><text:span text:style-name="T14">. Le théorème de Pythagore donne </text:span><text:span text:style-name="T14"><draw:frame draw:style-name="fr8" draw:name="Objet142" text:anchor-type="as-char" svg:width="3.425cm" svg:height="0.529cm" draw:z-index="103"><draw:object xlink:href="./Object 143" xlink:type="simple" xlink:show="embed" xlink:actuate="onLoad"/><draw:image xlink:href="./ObjectReplacements/Object 143" xlink:type="simple" xlink:show="embed" xlink:actuate="onLoad"/></draw:frame></text:span><text:span text:style-name="T14"> soit </text:span><text:span text:style-name="T14"><draw:frame draw:style-name="fr8" draw:name="Objet143" text:anchor-type="as-char" svg:width="3.126cm" svg:height="0.529cm" draw:z-index="104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14">.</text:span></text:p>
        </text:list-item>
        <text:list-item>
          <text:p text:style-name="P75"><text:span text:style-name="T14">Le cercle trigonométrique est de rayon 1 ; on a donc </text:span><text:span text:style-name="T14"><draw:frame draw:style-name="fr8" draw:name="Objet144" text:anchor-type="as-char" svg:width="2.535cm" svg:height="0.469cm" draw:z-index="105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14"> et </text:span><text:span text:style-name="T14"><draw:frame draw:style-name="fr8" draw:name="Objet145" text:anchor-type="as-char" svg:width="2.471cm" svg:height="0.469cm" draw:z-index="106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14">.</text:span></text:p>
        </text:list-item>
      </text:list>
      <text:p text:style-name="Standard"/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80">Définitions :</text:p>
            <text:p text:style-name="P84">Soit <draw:frame draw:style-name="fr8" draw:name="Objet223" text:anchor-type="as-char" svg:width="0.436cm" svg:height="0.469cm" draw:z-index="219"><draw:object xlink:href="./Object 223" xlink:type="simple" xlink:show="embed" xlink:actuate="onLoad"/><draw:image xlink:href="./ObjectReplacements/Object 223" xlink:type="simple" xlink:show="embed" xlink:actuate="onLoad"/><svg:desc>formule</svg:desc></draw:frame> et <draw:frame draw:style-name="fr8" draw:name="Objet224" text:anchor-type="as-char" svg:width="0.436cm" svg:height="0.469cm" draw:z-index="220"><draw:object xlink:href="./Object 224" xlink:type="simple" xlink:show="embed" xlink:actuate="onLoad"/><draw:image xlink:href="./ObjectReplacements/Object 224" xlink:type="simple" xlink:show="embed" xlink:actuate="onLoad"/><svg:desc>formule</svg:desc></draw:frame> deux vecteurs <text:span text:style-name="T6">non nuls</text:span> et <text:span text:style-name="T7"></text:span> une mesure quelconque de l'angle <draw:frame draw:style-name="fr8" draw:name="Objet225" text:anchor-type="as-char" svg:width="1.229cm" svg:height="0.485cm" draw:z-index="221"><draw:object xlink:href="./Object 225" xlink:type="simple" xlink:show="embed" xlink:actuate="onLoad"/><draw:image xlink:href="./ObjectReplacements/Object 225" xlink:type="simple" xlink:show="embed" xlink:actuate="onLoad"/><svg:desc>formule</svg:desc></draw:frame>.</text:p>
            <text:list xml:id="list8911846417540066751" text:style-name="L11">
              <text:list-item>
                <text:p text:style-name="P77">Le <text:span text:style-name="T6">cosinus de l'angle orienté</text:span> <draw:frame draw:style-name="fr8" draw:name="Objet226" text:anchor-type="as-char" svg:width="1.229cm" svg:height="0.485cm" draw:z-index="222"><draw:object xlink:href="./Object 226" xlink:type="simple" xlink:show="embed" xlink:actuate="onLoad"/><draw:image xlink:href="./ObjectReplacements/Object 226" xlink:type="simple" xlink:show="embed" xlink:actuate="onLoad"/><svg:desc>formule</svg:desc></draw:frame> est le cosinus d'une de ses mesures et se note <draw:frame draw:style-name="fr8" draw:name="Objet227" text:anchor-type="as-char" svg:width="1.834cm" svg:height="0.485cm" draw:z-index="223"><draw:object xlink:href="./Object 227" xlink:type="simple" xlink:show="embed" xlink:actuate="onLoad"/><draw:image xlink:href="./ObjectReplacements/Object 227" xlink:type="simple" xlink:show="embed" xlink:actuate="onLoad"/><svg:desc>formule</svg:desc></draw:frame>.</text:p>
              </text:list-item>
              <text:list-item>
                <text:p text:style-name="P77">Le <text:span text:style-name="T6">sinus de l'angle orienté</text:span> <draw:frame draw:style-name="fr8" draw:name="Objet221" text:anchor-type="as-char" svg:width="1.229cm" svg:height="0.485cm" draw:z-index="217"><draw:object xlink:href="./Object 219" xlink:type="simple" xlink:show="embed" xlink:actuate="onLoad"/><draw:image xlink:href="./ObjectReplacements/Object 219" xlink:type="simple" xlink:show="embed" xlink:actuate="onLoad"/><svg:desc>formule</svg:desc></draw:frame> est le sinus d'une de ses mesures et se note <draw:frame draw:style-name="fr8" draw:name="Objet222" text:anchor-type="as-char" svg:width="1.771cm" svg:height="0.485cm" draw:z-index="218"><draw:object xlink:href="./Object 222" xlink:type="simple" xlink:show="embed" xlink:actuate="onLoad"/><draw:image xlink:href="./ObjectReplacements/Object 222" xlink:type="simple" xlink:show="embed" xlink:actuate="onLoad"/><svg:desc>formule</svg:desc></draw:frame>.</text:p>
              </text:list-item>
            </text:list>
          </table:table-cell>
        </table:table-row>
      </table:table>
      <text:p text:style-name="Standard"/>
      <text:p text:style-name="P24">Remarque :</text:p>
      <text:p text:style-name="Standard">On notera <draw:frame draw:style-name="fr8" draw:name="Objet116" text:anchor-type="as-char" svg:width="1.101cm" svg:height="0.469cm" draw:z-index="107"><draw:object xlink:href="./Object 117" xlink:type="simple" xlink:show="embed" xlink:actuate="onLoad"/><draw:image xlink:href="./ObjectReplacements/Object 117" xlink:type="simple" xlink:show="embed" xlink:actuate="onLoad"/><svg:desc>formule</svg:desc></draw:frame> pour <draw:frame draw:style-name="fr8" draw:name="Objet117" text:anchor-type="as-char" svg:width="1.834cm" svg:height="0.485cm" draw:z-index="108"><draw:object xlink:href="./Object 118" xlink:type="simple" xlink:show="embed" xlink:actuate="onLoad"/><draw:image xlink:href="./ObjectReplacements/Object 118" xlink:type="simple" xlink:show="embed" xlink:actuate="onLoad"/><svg:desc>formule</svg:desc></draw:frame> et <draw:frame draw:style-name="fr8" draw:name="Objet118" text:anchor-type="as-char" svg:width="1.037cm" svg:height="0.469cm" draw:z-index="109"><draw:object xlink:href="./Object 119" xlink:type="simple" xlink:show="embed" xlink:actuate="onLoad"/><draw:image xlink:href="./ObjectReplacements/Object 119" xlink:type="simple" xlink:show="embed" xlink:actuate="onLoad"/><svg:desc>formule</svg:desc></draw:frame> pour <draw:frame draw:style-name="fr8" draw:name="Objet119" text:anchor-type="as-char" svg:width="1.771cm" svg:height="0.485cm" draw:z-index="110"><draw:object xlink:href="./Object 120" xlink:type="simple" xlink:show="embed" xlink:actuate="onLoad"/><draw:image xlink:href="./ObjectReplacements/Object 120" xlink:type="simple" xlink:show="embed" xlink:actuate="onLoad"/><svg:desc>formule</svg:desc></draw:frame> où <text:span text:style-name="T7"></text:span> est une mesure, en radians, de l'angle orienté <draw:frame draw:style-name="fr8" draw:name="Objet120" text:anchor-type="as-char" svg:width="1.229cm" svg:height="0.485cm" draw:z-index="111"><draw:object xlink:href="./Object 121" xlink:type="simple" xlink:show="embed" xlink:actuate="onLoad"/><draw:image xlink:href="./ObjectReplacements/Object 121" xlink:type="simple" xlink:show="embed" xlink:actuate="onLoad"/><svg:desc>formule</svg:desc></draw:frame>.</text:p>
      <text:p text:style-name="Standard"/>
      <text:p text:style-name="Standard"/>
      <text:p text:style-name="P79">Propriétés :</text:p>
      <text:p text:style-name="P83">Dans le repère <draw:frame draw:style-name="fr8" draw:name="Objet138" text:anchor-type="as-char" svg:width="1.792cm" svg:height="0.527cm" draw:z-index="112"><draw:object xlink:href="./Object 139" xlink:type="simple" xlink:show="embed" xlink:actuate="onLoad"/><draw:image xlink:href="./ObjectReplacements/Object 139" xlink:type="simple" xlink:show="embed" xlink:actuate="onLoad"/><svg:desc>formule</svg:desc></draw:frame>, A est un point distinct de <text:span text:style-name="T1">O</text:span><text:span text:style-name="T14">, tel qu'une mesure, en radians, de l'angle </text:span><text:span text:style-name="T14"><draw:frame draw:style-name="fr8" draw:name="Objet139" text:anchor-type="as-char" svg:width="1.536cm" svg:height="0.543cm" draw:z-index="113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14"> soit égale à </text:span><text:span text:style-name="T8"></text:span>.</text:p>
      <text:p text:style-name="P83">Les coordonnées de <text:span text:style-name="T1">A</text:span><text:span text:style-name="T14"> sont </text:span><text:span text:style-name="T14"><draw:frame draw:style-name="fr8" draw:name="Objet140" text:anchor-type="as-char" svg:width="3.672cm" svg:height="0.485cm" draw:z-index="114"><draw:object xlink:href="./Object 151" xlink:type="simple" xlink:show="embed" xlink:actuate="onLoad"/><draw:image xlink:href="./ObjectReplacements/Object 151" xlink:type="simple" xlink:show="embed" xlink:actuate="onLoad"/><svg:desc>formule</svg:desc></draw:frame></text:span><text:span text:style-name="T14">.</text:span></text:p>
      <table:table table:name="Tableau18" table:style-name="Tableau18">
        <table:table-column table:style-name="Tableau18.A"/>
        <table:table-column table:style-name="Tableau18.B"/>
        <text:soft-page-break/>
        <table:table-row>
          <table:table-cell table:style-name="Tableau18.A1" office:value-type="string">
            <text:p text:style-name="P26">Démonstration :</text:p>
            <text:p text:style-name="Standard"><text:span text:style-name="T14">Soit </text:span><text:span text:style-name="T1">M</text:span><text:span text:style-name="T14"> le point d'intersection de la demi-droite [</text:span><text:span text:style-name="T2">OA</text:span><text:span text:style-name="T14">) et du cercle trigonométrique.</text:span></text:p>
            <text:p text:style-name="Standard"><text:span text:style-name="T14">Les coordonnées de </text:span><text:span text:style-name="T1">M</text:span><text:span text:style-name="T14"> sont </text:span><text:span text:style-name="T14"><draw:frame draw:style-name="fr8" draw:name="Objet146" text:anchor-type="as-char" svg:width="2.461cm" svg:height="0.485cm" draw:z-index="197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4">. </text:span></text:p>
            <text:p text:style-name="Standard"><text:span text:style-name="T14">Les coordonnées du vecteur </text:span><text:span text:style-name="T14"><draw:frame draw:style-name="fr8" draw:name="Objet147" text:anchor-type="as-char" svg:width="0.975cm" svg:height="0.527cm" draw:z-index="198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4"> sont donc </text:span><text:span text:style-name="T14"><draw:frame draw:style-name="fr8" draw:name="Objet148" text:anchor-type="as-char" svg:width="2.461cm" svg:height="0.485cm" draw:z-index="199"><draw:object xlink:href="./Object 160" xlink:type="simple" xlink:show="embed" xlink:actuate="onLoad"/><draw:image xlink:href="./ObjectReplacements/Object 160" xlink:type="simple" xlink:show="embed" xlink:actuate="onLoad"/><svg:desc>formule</svg:desc></draw:frame></text:span></text:p>
            <text:p text:style-name="Standard"><text:span text:style-name="T14">Or </text:span><text:span text:style-name="T14"><draw:frame draw:style-name="fr8" draw:name="Objet149" text:anchor-type="as-char" svg:width="2.792cm" svg:height="0.527cm" draw:z-index="201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4"> donc les coordonnées du vecteur </text:span><text:span text:style-name="T14"><draw:frame draw:style-name="fr8" draw:name="Objet150" text:anchor-type="as-char" svg:width="0.788cm" svg:height="0.527cm" draw:z-index="202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4"> sont </text:span><text:span text:style-name="T14"><draw:frame draw:style-name="fr8" draw:name="Objet151" text:anchor-type="as-char" svg:width="3.672cm" svg:height="0.485cm" draw:z-index="203"><draw:object xlink:href="./Object 157" xlink:type="simple" xlink:show="embed" xlink:actuate="onLoad"/><draw:image xlink:href="./ObjectReplacements/Object 157" xlink:type="simple" xlink:show="embed" xlink:actuate="onLoad"/><svg:desc>formule</svg:desc></draw:frame></text:span><text:span text:style-name="T14">, qui sont également les coordonnées du point </text:span><text:span text:style-name="T1">A</text:span><text:span text:style-name="T14">.</text:span></text:p>
          </table:table-cell>
          <table:table-cell table:style-name="Tableau18.A1" office:value-type="string">
            <text:p text:style-name="P4"><draw:frame draw:style-name="fr6" draw:name="images18" text:anchor-type="paragraph" svg:width="4.676cm" svg:height="4.034cm" draw:z-index="49"><draw:image xlink:href="Pictures/2000000900004B3F0000426D8451CCC90A13FDDB.svm" xlink:type="simple" xlink:show="embed" xlink:actuate="onLoad"/></draw:frame></text:p>
          </table:table-cell>
        </table:table-row>
      </table:table>
      <text:p text:style-name="P34"/>
      <text:h text:style-name="P87" text:outline-level="2">Cosinus et sinus d'angles associés</text:h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73">Propriétés :</text:p>
            <text:p text:style-name="P74">Pour tout nombre réel <text:span text:style-name="T9"></text:span>,</text:p>
            <text:p text:style-name="P70"><draw:frame draw:style-name="fr8" draw:name="Objet152" text:anchor-type="as-char" svg:width="2.949cm" svg:height="0.485cm" draw:z-index="188"><draw:object xlink:href="./Object 148" xlink:type="simple" xlink:show="embed" xlink:actuate="onLoad"/><draw:image xlink:href="./ObjectReplacements/Object 148" xlink:type="simple" xlink:show="embed" xlink:actuate="onLoad"/><svg:desc>formule</svg:desc></draw:frame></text:p>
            <text:p text:style-name="P70">et</text:p>
            <text:p text:style-name="P70"><draw:frame draw:style-name="fr8" draw:name="Objet153" text:anchor-type="as-char" svg:width="3.131cm" svg:height="0.485cm" draw:z-index="189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      <text:p text:style-name="P30"/>
            <text:p text:style-name="P32">Démonstration :</text:p>
            <text:p text:style-name="P44"><text:span text:style-name="T31">Les angles de mesure </text:span><text:span text:style-name="T10"></text:span> et -<text:span text:style-name="T7"></text:span> sont symétriques par rapport à l'axe des abscisses.</text:p>
          </table:table-cell>
          <table:table-cell table:style-name="Tableau19.A1" office:value-type="string">
            <text:p text:style-name="Table_20_Contents"><draw:frame draw:style-name="fr6" draw:name="images19" text:anchor-type="paragraph" svg:width="4.56cm" svg:height="4.597cm" draw:z-index="51"><draw:image xlink:href="Pictures/20000009000042B40000434042F97EA5D43ABFF1.svm" xlink:type="simple" xlink:show="embed" xlink:actuate="onLoad"/></draw:frame></text:p>
          </table:table-cell>
        </table:table-row>
      </table:table>
      <text:p text:style-name="Standard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31"/>
            <text:p text:style-name="P73">Propriétés :</text:p>
            <text:p text:style-name="P74">Pour tout nombre réel <text:span text:style-name="T9"></text:span>,</text:p>
            <text:p text:style-name="P70"><draw:frame draw:style-name="fr8" draw:name="Objet154" text:anchor-type="as-char" svg:width="3.558cm" svg:height="0.485cm" draw:z-index="190"><draw:object xlink:href="./Object 106" xlink:type="simple" xlink:show="embed" xlink:actuate="onLoad"/><draw:image xlink:href="./ObjectReplacements/Object 106" xlink:type="simple" xlink:show="embed" xlink:actuate="onLoad"/><svg:desc>formule</svg:desc></draw:frame></text:p>
            <text:p text:style-name="P70">et</text:p>
            <text:p text:style-name="P70"><draw:frame draw:style-name="fr8" draw:name="Objet155" text:anchor-type="as-char" svg:width="3.431cm" svg:height="0.485cm" draw:z-index="191"><draw:object xlink:href="./Object 107" xlink:type="simple" xlink:show="embed" xlink:actuate="onLoad"/><draw:image xlink:href="./ObjectReplacements/Object 107" xlink:type="simple" xlink:show="embed" xlink:actuate="onLoad"/><svg:desc>formule</svg:desc></draw:frame></text:p>
            <text:p text:style-name="P30"/>
            <text:p text:style-name="P32">Démonstration :</text:p>
            <text:p text:style-name="P33"><text:span text:style-name="T17">Les angles de mesure </text:span><text:span text:style-name="T10"></text:span><text:span text:style-name="T17"> et </text:span><text:span text:style-name="T10">+</text:span><text:span text:style-name="T17"> sont symétriques par rapport à l'origine.</text:span></text:p>
          </table:table-cell>
          <table:table-cell table:style-name="Tableau20.A1" office:value-type="string">
            <text:p text:style-name="Table_20_Contents"><draw:frame draw:style-name="fr6" draw:name="images20" text:anchor-type="paragraph" svg:width="4.56cm" svg:height="4.801cm" draw:z-index="79"><draw:image xlink:href="Pictures/2000000900004341000046D6DF8BBCD0001DE4A5.svm" xlink:type="simple" xlink:show="embed" xlink:actuate="onLoad"/></draw:frame></text:p>
          </table:table-cell>
        </table:table-row>
      </table:table>
      <text:p text:style-name="Standard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31"/>
            <text:p text:style-name="P73">Propriétés :</text:p>
            <text:p text:style-name="P74">Pour tout nombre réel <text:span text:style-name="T9"></text:span>,</text:p>
            <text:p text:style-name="P70"><draw:frame draw:style-name="fr8" draw:name="Objet156" text:anchor-type="as-char" svg:width="3.551cm" svg:height="0.485cm" draw:z-index="204"><draw:object xlink:href="./Object 149" xlink:type="simple" xlink:show="embed" xlink:actuate="onLoad"/><draw:image xlink:href="./ObjectReplacements/Object 149" xlink:type="simple" xlink:show="embed" xlink:actuate="onLoad"/><svg:desc>formule</svg:desc></draw:frame></text:p>
            <text:p text:style-name="P70">et</text:p>
            <text:p text:style-name="P70"><draw:frame draw:style-name="fr8" draw:name="Objet157" text:anchor-type="as-char" svg:width="3.117cm" svg:height="0.485cm" draw:z-index="205"><draw:object xlink:href="./Object 150" xlink:type="simple" xlink:show="embed" xlink:actuate="onLoad"/><draw:image xlink:href="./ObjectReplacements/Object 150" xlink:type="simple" xlink:show="embed" xlink:actuate="onLoad"/><svg:desc>formule</svg:desc></draw:frame></text:p>
            <text:p text:style-name="P30"/>
            <text:p text:style-name="P32">Démonstration :</text:p>
            <text:p text:style-name="P33"><text:span text:style-name="T17">Les angles de mesure </text:span><text:span text:style-name="T10"></text:span><text:span text:style-name="T17"> et </text:span><text:span text:style-name="T10">-</text:span><text:span text:style-name="T17"> sont symétriques par rapport à l'axe des ordonnées.</text:span></text:p>
          </table:table-cell>
          <table:table-cell table:style-name="Tableau22.A1" office:value-type="string">
            <text:p text:style-name="Table_20_Contents"><draw:frame draw:style-name="fr6" draw:name="images22" text:anchor-type="paragraph" svg:width="4.56cm" svg:height="4.708cm" draw:z-index="78"><draw:image xlink:href="Pictures/2000000900004387000045BB363EB1930AD1F9F6.svm" xlink:type="simple" xlink:show="embed" xlink:actuate="onLoad"/></draw:frame></text:p>
          </table:table-cell>
        </table:table-row>
      </table:table>
      <text:p text:style-name="Standard"/>
      <table:table table:name="Tableau23" table:style-name="Tableau23">
        <table:table-column table:style-name="Tableau23.A"/>
        <table:table-column table:style-name="Tableau23.B"/>
        <text:soft-page-break/>
        <table:table-row>
          <table:table-cell table:style-name="Tableau23.A1" office:value-type="string">
            <text:p text:style-name="P31"/>
            <text:p text:style-name="P73">Propriétés :</text:p>
            <text:p text:style-name="P74">Pour tout nombre réel <text:span text:style-name="T9"></text:span>,</text:p>
            <text:p text:style-name="P70"><draw:frame draw:style-name="fr8" draw:name="Objet158" text:anchor-type="as-char" svg:width="3.297cm" svg:height="0.861cm" draw:z-index="206"><draw:object xlink:href="./Object 152" xlink:type="simple" xlink:show="embed" xlink:actuate="onLoad"/><draw:image xlink:href="./ObjectReplacements/Object 152" xlink:type="simple" xlink:show="embed" xlink:actuate="onLoad"/><svg:desc>formule</svg:desc></draw:frame></text:p>
            <text:p text:style-name="P70">et</text:p>
            <text:p text:style-name="P70"><draw:frame draw:style-name="fr8" draw:name="Objet159" text:anchor-type="as-char" svg:width="3.297cm" svg:height="0.861cm" draw:z-index="207"><draw:object xlink:href="./Object 153" xlink:type="simple" xlink:show="embed" xlink:actuate="onLoad"/><draw:image xlink:href="./ObjectReplacements/Object 153" xlink:type="simple" xlink:show="embed" xlink:actuate="onLoad"/><svg:desc>formule</svg:desc></draw:frame></text:p>
            <text:p text:style-name="P30"/>
            <text:p text:style-name="P32">Démonstration :</text:p>
            <text:p text:style-name="P33"><text:span text:style-name="T17">Les angles de mesure </text:span><text:span text:style-name="T10"></text:span><text:span text:style-name="T17"> et </text:span><text:span text:style-name="T17"><draw:frame draw:style-name="fr8" draw:name="Objet161" text:anchor-type="as-char" svg:width="1.169cm" svg:height="0.781cm" draw:z-index="208"><draw:object xlink:href="./Object 161" xlink:type="simple" xlink:show="embed" xlink:actuate="onLoad"/><draw:image xlink:href="./ObjectReplacements/Object 161" xlink:type="simple" xlink:show="embed" xlink:actuate="onLoad"/><svg:desc>formule</svg:desc></draw:frame></text:span><text:span text:style-name="T17"> sont symétriques par rapport à la première bissectrice.</text:span></text:p>
          </table:table-cell>
          <table:table-cell table:style-name="Tableau23.A1" office:value-type="string">
            <text:p text:style-name="Table_20_Contents"><draw:frame draw:style-name="fr6" draw:name="images24" text:anchor-type="paragraph" svg:width="4.56cm" svg:height="4.327cm" draw:z-index="67"><draw:image xlink:href="Pictures/2000000900003B890000388185EE5E1FA8B758BC.svm" xlink:type="simple" xlink:show="embed" xlink:actuate="onLoad"/></draw:frame></text:p>
          </table:table-cell>
        </table:table-row>
      </table:table>
      <text:p text:style-name="Standard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31"/>
            <text:p text:style-name="P73">Propriétés :</text:p>
            <text:p text:style-name="P74">Pour tout nombre réel <text:span text:style-name="T9"></text:span>,</text:p>
            <text:p text:style-name="P70"><draw:frame draw:style-name="fr8" draw:name="Objet164" text:anchor-type="as-char" svg:width="3.604cm" svg:height="0.861cm" draw:z-index="210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      <text:p text:style-name="P70">et</text:p>
            <text:p text:style-name="P70"><draw:frame draw:style-name="fr8" draw:name="Objet160" text:anchor-type="as-char" svg:width="3.297cm" svg:height="0.861cm" draw:z-index="211"><draw:object xlink:href="./Object 162" xlink:type="simple" xlink:show="embed" xlink:actuate="onLoad"/><draw:image xlink:href="./ObjectReplacements/Object 162" xlink:type="simple" xlink:show="embed" xlink:actuate="onLoad"/><svg:desc>formule</svg:desc></draw:frame></text:p>
            <text:p text:style-name="P30"/>
            <text:p text:style-name="P32">Démonstration :</text:p>
            <text:p text:style-name="Standard"><text:span text:style-name="T31">Les angles de mesure </text:span><text:span text:style-name="T31"><draw:frame draw:style-name="fr8" draw:name="Objet162" text:anchor-type="as-char" svg:width="1.169cm" svg:height="0.781cm" draw:z-index="212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31"> et </text:span><text:span text:style-name="T31"><draw:frame draw:style-name="fr8" draw:name="Objet163" text:anchor-type="as-char" svg:width="1.169cm" svg:height="0.781cm" draw:z-index="213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31"> sont symétriques par rapport à l'axe des ordonnées. En effet, on a </text:span><text:span text:style-name="T31"><draw:frame draw:style-name="fr8" draw:name="Objet165" text:anchor-type="as-char" svg:width="3.433cm" svg:height="0.861cm" draw:z-index="214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31">.</text:span></text:p>
            <text:p text:style-name="Standard"><text:span text:style-name="T31">Donc </text:span><text:span text:style-name="T31"><draw:frame draw:style-name="fr8" draw:name="Objet219" text:anchor-type="as-char" svg:width="9.373cm" svg:height="0.947cm" draw:z-index="215"><draw:object xlink:href="./Object 220" xlink:type="simple" xlink:show="embed" xlink:actuate="onLoad"/><draw:image xlink:href="./ObjectReplacements/Object 220" xlink:type="simple" xlink:show="embed" xlink:actuate="onLoad"/><svg:desc>formule</svg:desc></draw:frame></text:span><text:span text:style-name="T31"> </text:span></text:p>
            <text:p text:style-name="Standard"><text:span text:style-name="T31">et </text:span><text:span text:style-name="T31"><draw:frame draw:style-name="fr8" draw:name="Objet220" text:anchor-type="as-char" svg:width="8.631cm" svg:height="0.947cm" draw:z-index="216"><draw:object xlink:href="./Object 221" xlink:type="simple" xlink:show="embed" xlink:actuate="onLoad"/><draw:image xlink:href="./ObjectReplacements/Object 221" xlink:type="simple" xlink:show="embed" xlink:actuate="onLoad"/><svg:desc>formule</svg:desc></draw:frame></text:span></text:p>
          </table:table-cell>
          <table:table-cell table:style-name="Tableau27.A1" office:value-type="string">
            <text:p text:style-name="Table_20_Contents"><draw:frame draw:style-name="fr7" draw:name="images26" text:anchor-type="paragraph" svg:width="4.56cm" svg:height="4.632cm" draw:z-index="56"><draw:image xlink:href="Pictures/20000009000044140000452EBF64BE3815F27DD9.svm" xlink:type="simple" xlink:show="embed" xlink:actuate="onLoad"/></draw:frame></text:p>
          </table:table-cell>
        </table:table-row>
      </table:table>
      <text:h text:style-name="P78" text:outline-level="1"/>
      <text:h text:style-name="P94" text:outline-level="1">Équation trigonométrique</text:h>
      <text:h text:style-name="Heading_20_2" text:outline-level="2"><text:span text:style-name="T13">Équations </text:span><text:span text:style-name="T13"><draw:frame draw:style-name="fr8" draw:name="Objet166" text:anchor-type="as-char" svg:width="2.872cm" svg:height="0.554cm" draw:z-index="209"><draw:object xlink:href="./Object 167" xlink:type="simple" xlink:show="embed" xlink:actuate="onLoad"/><draw:image xlink:href="./ObjectReplacements/Object 167" xlink:type="simple" xlink:show="embed" xlink:actuate="onLoad"/></draw:frame></text:span></text:h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80">Propriété :</text:p>
            <text:p text:style-name="P68">Soit <text:span text:style-name="T1">a</text:span><text:span text:style-name="T14"> un nombre réel et l'équation d'inconnue </text:span><text:span text:style-name="T1">x</text:span><text:span text:style-name="T14">, </text:span><text:span text:style-name="T14"><draw:frame draw:style-name="fr8" draw:name="Objet112" text:anchor-type="as-char" svg:width="2.275cm" svg:height="0.469cm" draw:z-index="227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14">.</text:span></text:p>
            <text:list xml:id="list4895909970031980371" text:style-name="L12">
              <text:list-item>
                <text:p text:style-name="P82"><text:span text:style-name="T17">Si </text:span><text:span text:style-name="T17"><draw:frame draw:style-name="fr8" draw:name="Objet113" text:anchor-type="as-char" svg:width="1.06cm" svg:height="0.469cm" draw:z-index="228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17"> est différent de 1 ou de -1, les solutions de l'équation </text:span><text:span text:style-name="T17"><draw:frame draw:style-name="fr8" draw:name="Objet114" text:anchor-type="as-char" svg:width="2.275cm" svg:height="0.469cm" draw:z-index="229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17"> sont les nombres </text:span><text:span text:style-name="T17"><draw:frame draw:style-name="fr8" draw:name="Objet115" text:anchor-type="as-char" svg:width="1.602cm" svg:height="0.469cm" draw:z-index="230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17"> et </text:span><text:span text:style-name="T17"><draw:frame draw:style-name="fr8" draw:name="Objet228" text:anchor-type="as-char" svg:width="2.11cm" svg:height="0.469cm" draw:z-index="231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17"> où </text:span><text:span text:style-name="T3">k</text:span><text:span text:style-name="T17"> et </text:span><text:span text:style-name="T3">k'</text:span><text:span text:style-name="T17"> sont des entiers relatifs quelconques.</text:span></text:p>
              </text:list-item>
              <text:list-item>
                <text:p text:style-name="P82"><text:span text:style-name="T17">Si </text:span><text:span text:style-name="T17"><draw:frame draw:style-name="fr8" draw:name="Objet229" text:anchor-type="as-char" svg:width="1.625cm" svg:height="0.469cm" draw:z-index="232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17">, l'équation est </text:span><text:span text:style-name="T17"><draw:frame draw:style-name="fr8" draw:name="Objet230" text:anchor-type="as-char" svg:width="1.626cm" svg:height="0.469cm" draw:z-index="233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17"> et ses solutions sont les nombres </text:span><text:span text:style-name="T17"><draw:frame draw:style-name="fr8" draw:name="Objet231" text:anchor-type="as-char" svg:width="1.007cm" svg:height="0.469cm" draw:z-index="234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17"> où </text:span><text:span text:style-name="T3">k</text:span><text:span text:style-name="T17"> est un entier relatif quelconque.</text:span></text:p>
              </text:list-item>
              <text:list-item>
                <text:p text:style-name="P82"><text:span text:style-name="T17">Si </text:span><text:span text:style-name="T17"><draw:frame draw:style-name="fr8" draw:name="Objet109" text:anchor-type="as-char" svg:width="1.933cm" svg:height="0.469cm" draw:z-index="224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7">, l'équation est </text:span><text:span text:style-name="T17"><draw:frame draw:style-name="fr8" draw:name="Objet110" text:anchor-type="as-char" svg:width="1.935cm" svg:height="0.469cm" draw:z-index="225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7"> et ses solutions sont les nombres </text:span><text:span text:style-name="T17"><draw:frame draw:style-name="fr8" draw:name="Objet111" text:anchor-type="as-char" svg:width="1.612cm" svg:height="0.469cm" draw:z-index="226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17"> où </text:span><text:span text:style-name="T3">k</text:span><text:span text:style-name="T17"> est un entier relatif quelconque.</text:span></text:p>
              </text:list-item>
            </text:list>
          </table:table-cell>
        </table:table-row>
      </table:table>
      <text:p text:style-name="P64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13">Démonstration :</text:p>
            <text:list xml:id="list1195968700569090499" text:style-name="L13">
              <text:list-item>
                <text:p text:style-name="P89">Si <draw:frame draw:style-name="fr8" draw:name="Objet178" text:anchor-type="as-char" svg:width="1.847cm" svg:height="0.517cm" draw:z-index="117"><draw:object xlink:href="./Object 170" xlink:type="simple" xlink:show="embed" xlink:actuate="onLoad"/><draw:image xlink:href="./ObjectReplacements/Object 170" xlink:type="simple" xlink:show="embed" xlink:actuate="onLoad"/></draw:frame> :</text:p>
                <text:p text:style-name="P89">Soit <text:span text:style-name="T1">H</text:span> le point de <draw:frame draw:style-name="fr8" draw:name="Objet179" text:anchor-type="as-char" svg:width="1.266cm" svg:height="0.483cm" draw:z-index="118"><draw:object xlink:href="./Object 174" xlink:type="simple" xlink:show="embed" xlink:actuate="onLoad"/><draw:image xlink:href="./ObjectReplacements/Object 174" xlink:type="simple" xlink:show="embed" xlink:actuate="onLoad"/></draw:frame> d'abscisse <draw:frame draw:style-name="fr8" draw:name="Objet180" text:anchor-type="as-char" svg:width="1.06cm" svg:height="0.469cm" draw:z-index="119"><draw:object xlink:href="./Object 181" xlink:type="simple" xlink:show="embed" xlink:actuate="onLoad"/><draw:image xlink:href="./ObjectReplacements/Object 181" xlink:type="simple" xlink:show="embed" xlink:actuate="onLoad"/></draw:frame>. La perpendiculaire en <text:span text:style-name="T1">H</text:span> à la droite <draw:frame draw:style-name="fr8" draw:name="Objet181" text:anchor-type="as-char" svg:width="1.254cm" svg:height="0.485cm" draw:z-index="120"><draw:object xlink:href="./Object 166" xlink:type="simple" xlink:show="embed" xlink:actuate="onLoad"/><draw:image xlink:href="./ObjectReplacements/Object 166" xlink:type="simple" xlink:show="embed" xlink:actuate="onLoad"/></draw:frame> coupe le cercle trigonométrique en <text:span text:style-name="T2">M</text:span> et <text:span text:style-name="T2">M' </text:span><text:span text:style-name="T20">associés aux réels </text:span><text:span text:style-name="T5">a</text:span><text:span text:style-name="T20"> et </text:span><text:span text:style-name="T5">-a</text:span><text:span text:style-name="T20">.</text:span></text:p>
                <text:p text:style-name="P89"><text:span text:style-name="T20">Les solutions sont donc les réels </text:span><text:span text:style-name="T19"><draw:frame draw:style-name="fr8" draw:name="Objet182" text:anchor-type="as-char" svg:width="1.602cm" svg:height="0.469cm" draw:z-index="121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19"> et </text:span><text:span text:style-name="T19"><draw:frame draw:style-name="fr8" draw:name="Objet183" text:anchor-type="as-char" svg:width="1.935cm" svg:height="0.469cm" draw:z-index="122"><draw:object xlink:href="./Object 183" xlink:type="simple" xlink:show="embed" xlink:actuate="onLoad"/><draw:image xlink:href="./ObjectReplacements/Object 183" xlink:type="simple" xlink:show="embed" xlink:actuate="onLoad"/><svg:desc>formule</svg:desc></draw:frame></text:span><text:span text:style-name="T19"> où </text:span><text:span text:style-name="T19"><draw:frame draw:style-name="fr8" draw:name="Objet184" text:anchor-type="as-char" svg:width="1.189cm" svg:height="0.469cm" draw:z-index="123"><draw:object xlink:href="./Object 184" xlink:type="simple" xlink:show="embed" xlink:actuate="onLoad"/><draw:image xlink:href="./ObjectReplacements/Object 184" xlink:type="simple" xlink:show="embed" xlink:actuate="onLoad"/></draw:frame></text:span><text:span text:style-name="T19">.</text:span></text:p>
              </text:list-item>
              <text:list-item>
                <text:p text:style-name="P89"><text:span text:style-name="T19">Si </text:span><text:span text:style-name="T19"><draw:frame draw:style-name="fr8" draw:name="Objet185" text:anchor-type="as-char" svg:width="1.625cm" svg:height="0.469cm" draw:z-index="127"><draw:object xlink:href="./Object 185" xlink:type="simple" xlink:show="embed" xlink:actuate="onLoad"/><draw:image xlink:href="./ObjectReplacements/Object 185" xlink:type="simple" xlink:show="embed" xlink:actuate="onLoad"/></draw:frame></text:span><text:span text:style-name="T19">, alors </text:span><text:span text:style-name="T4">H</text:span><text:span text:style-name="T19"> est en </text:span><text:span text:style-name="T4">A</text:span><text:span text:style-name="T19">.</text:span></text:p>
                <text:p text:style-name="P89"><text:span text:style-name="T19">Les solutions sont donc les réels </text:span><text:span text:style-name="T19"><draw:frame draw:style-name="fr8" draw:name="Objet186" text:anchor-type="as-char" svg:width="2.746cm" svg:height="0.469cm" draw:z-index="129"><draw:object xlink:href="./Object 186" xlink:type="simple" xlink:show="embed" xlink:actuate="onLoad"/><draw:image xlink:href="./ObjectReplacements/Object 186" xlink:type="simple" xlink:show="embed" xlink:actuate="onLoad"/></draw:frame></text:span><text:span text:style-name="T19"> où </text:span><text:span text:style-name="T19"><draw:frame draw:style-name="fr8" draw:name="Objet187" text:anchor-type="as-char" svg:width="1.189cm" svg:height="0.469cm" draw:z-index="130"><draw:object xlink:href="./Object 187" xlink:type="simple" xlink:show="embed" xlink:actuate="onLoad"/><draw:image xlink:href="./ObjectReplacements/Object 187" xlink:type="simple" xlink:show="embed" xlink:actuate="onLoad"/></draw:frame></text:span><text:span text:style-name="T19">.</text:span></text:p>
              </text:list-item>
              <text:list-item>
                <text:p text:style-name="P89"><text:span text:style-name="T19">Si </text:span><text:span text:style-name="T19"><draw:frame draw:style-name="fr8" draw:name="Objet190" text:anchor-type="as-char" svg:width="1.933cm" svg:height="0.469cm" draw:z-index="131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9">, alors </text:span><text:span text:style-name="T4">H</text:span><text:span text:style-name="T19"> est en </text:span><text:span text:style-name="T4">A</text:span><text:span text:style-name="T19">'.</text:span></text:p>
                <text:p text:style-name="P89"><text:span text:style-name="T19">Les solutions sont donc les réels </text:span><text:span text:style-name="T19"><draw:frame draw:style-name="fr8" draw:name="Objet188" text:anchor-type="as-char" svg:width="1.612cm" svg:height="0.469cm" draw:z-index="132"><draw:object xlink:href="./Object 188" xlink:type="simple" xlink:show="embed" xlink:actuate="onLoad"/><draw:image xlink:href="./ObjectReplacements/Object 188" xlink:type="simple" xlink:show="embed" xlink:actuate="onLoad"/><svg:desc>formule</svg:desc></draw:frame></text:span><text:span text:style-name="T19"> où </text:span><text:span text:style-name="T19"><draw:frame draw:style-name="fr8" draw:name="Objet189" text:anchor-type="as-char" svg:width="1.189cm" svg:height="0.469cm" draw:z-index="151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9">.</text:span></text:p>
              </text:list-item>
            </text:list>
          </table:table-cell>
          <table:table-cell table:style-name="Tableau24.A1" office:value-type="string">
            <text:p text:style-name="Table_20_Contents"><draw:frame draw:style-name="fr3" draw:name="images23" text:anchor-type="paragraph" svg:x="0.011cm" svg:y="0.217cm" svg:width="4.727cm" svg:height="4.36cm" draw:z-index="52"><draw:image xlink:href="Pictures/200000090000403900003B42E06C95E630233AED.svm" xlink:type="simple" xlink:show="embed" xlink:actuate="onLoad"/></draw:frame></text:p>
          </table:table-cell>
        </table:table-row>
      </table:table>
      <text:h text:style-name="Heading_20_2" text:outline-level="2"><text:span text:style-name="T13">Équations </text:span><text:span text:style-name="T13"><draw:frame draw:style-name="fr8" draw:name="Objet191" text:anchor-type="as-char" svg:width="2.593cm" svg:height="0.554cm" draw:z-index="116"><draw:object xlink:href="./Object 191" xlink:type="simple" xlink:show="embed" xlink:actuate="onLoad"/><draw:image xlink:href="./ObjectReplacements/Object 191" xlink:type="simple" xlink:show="embed" xlink:actuate="onLoad"/><svg:desc>formule</svg:desc></draw:frame></text:span></text:h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80">Propriété :</text:p>
            <text:p text:style-name="P68">Soit <text:span text:style-name="T1">a</text:span><text:span text:style-name="T14"> un nombre réel et l'équation d'inconnue </text:span><text:span text:style-name="T1">x</text:span><text:span text:style-name="T14">, </text:span><text:span text:style-name="T14"><draw:frame draw:style-name="fr8" draw:name="Objet170" text:anchor-type="as-char" svg:width="2.148cm" svg:height="0.469cm" draw:z-index="238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14">.</text:span></text:p>
            <text:list xml:id="list182345072411868" text:continue-list="list4895909970031980371" text:style-name="L12">
              <text:list-item>
                <text:p text:style-name="P82"><text:span text:style-name="T17">Si </text:span><text:span text:style-name="T17"><draw:frame draw:style-name="fr8" draw:name="Objet171" text:anchor-type="as-char" svg:width="0.997cm" svg:height="0.469cm" draw:z-index="239"><draw:object xlink:href="./Object 173" xlink:type="simple" xlink:show="embed" xlink:actuate="onLoad"/><draw:image xlink:href="./ObjectReplacements/Object 173" xlink:type="simple" xlink:show="embed" xlink:actuate="onLoad"/><svg:desc>formule</svg:desc></draw:frame></text:span><text:span text:style-name="T17"> est différent de 1 ou de -1, les solutions de l'équation </text:span><text:span text:style-name="T17"><draw:frame draw:style-name="fr8" draw:name="Objet172" text:anchor-type="as-char" svg:width="2.148cm" svg:height="0.469cm" draw:z-index="240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T17"> sont les nombres </text:span><text:span text:style-name="T17"><draw:frame draw:style-name="fr8" draw:name="Objet173" text:anchor-type="as-char" svg:width="1.602cm" svg:height="0.469cm" draw:z-index="241"><draw:object xlink:href="./Object 176" xlink:type="simple" xlink:show="embed" xlink:actuate="onLoad"/><draw:image xlink:href="./ObjectReplacements/Object 176" xlink:type="simple" xlink:show="embed" xlink:actuate="onLoad"/><svg:desc>formule</svg:desc></draw:frame></text:span><text:span text:style-name="T17"> et </text:span><text:span text:style-name="T17"><draw:frame draw:style-name="fr8" draw:name="Objet174" text:anchor-type="as-char" svg:width="2.379cm" svg:height="0.469cm" draw:z-index="242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17"> où </text:span><text:span text:style-name="T3">k</text:span><text:span text:style-name="T17"> et </text:span><text:span text:style-name="T3">k'</text:span><text:span text:style-name="T17"> sont des entiers relatifs quelconques.</text:span></text:p>
              </text:list-item>
              <text:list-item>
                <text:p text:style-name="P82"><text:span text:style-name="T17">Si </text:span><text:span text:style-name="T17"><draw:frame draw:style-name="fr8" draw:name="Objet175" text:anchor-type="as-char" svg:width="1.563cm" svg:height="0.469cm" draw:z-index="243"><draw:object xlink:href="./Object 178" xlink:type="simple" xlink:show="embed" xlink:actuate="onLoad"/><draw:image xlink:href="./ObjectReplacements/Object 178" xlink:type="simple" xlink:show="embed" xlink:actuate="onLoad"/><svg:desc>formule</svg:desc></draw:frame></text:span><text:span text:style-name="T17">, l'équation est </text:span><text:span text:style-name="T17"><draw:frame draw:style-name="fr8" draw:name="Objet176" text:anchor-type="as-char" svg:width="1.565cm" svg:height="0.469cm" draw:z-index="244"><draw:object xlink:href="./Object 179" xlink:type="simple" xlink:show="embed" xlink:actuate="onLoad"/><draw:image xlink:href="./ObjectReplacements/Object 179" xlink:type="simple" xlink:show="embed" xlink:actuate="onLoad"/><svg:desc>formule</svg:desc></draw:frame></text:span><text:span text:style-name="T17"> et ses solutions sont les nombres </text:span><text:span text:style-name="T17"><draw:frame draw:style-name="fr8" draw:name="Objet177" text:anchor-type="as-char" svg:width="1.697cm" svg:height="0.781cm" draw:z-index="245"><draw:object xlink:href="./Object 180" xlink:type="simple" xlink:show="embed" xlink:actuate="onLoad"/><draw:image xlink:href="./ObjectReplacements/Object 180" xlink:type="simple" xlink:show="embed" xlink:actuate="onLoad"/><svg:desc>formule</svg:desc></draw:frame></text:span><text:span text:style-name="T17"> où </text:span><text:span text:style-name="T3">k</text:span><text:span text:style-name="T17"> est un entier relatif quelconque.</text:span></text:p>
              </text:list-item>
              <text:list-item>
                <text:p text:style-name="P82"><text:span text:style-name="T17">Si </text:span><text:span text:style-name="T17"><draw:frame draw:style-name="fr8" draw:name="Objet167" text:anchor-type="as-char" svg:width="1.87cm" svg:height="0.469cm" draw:z-index="235"><draw:object xlink:href="./Object 168" xlink:type="simple" xlink:show="embed" xlink:actuate="onLoad"/><draw:image xlink:href="./ObjectReplacements/Object 168" xlink:type="simple" xlink:show="embed" xlink:actuate="onLoad"/><svg:desc>formule</svg:desc></draw:frame></text:span><text:span text:style-name="T17">, l'équation est </text:span><text:span text:style-name="T17"><draw:frame draw:style-name="fr8" draw:name="Objet168" text:anchor-type="as-char" svg:width="1.871cm" svg:height="0.469cm" draw:z-index="236"><draw:object xlink:href="./Object 169" xlink:type="simple" xlink:show="embed" xlink:actuate="onLoad"/><draw:image xlink:href="./ObjectReplacements/Object 169" xlink:type="simple" xlink:show="embed" xlink:actuate="onLoad"/><svg:desc>formule</svg:desc></draw:frame></text:span><text:span text:style-name="T17"> et ses solutions sont les nombres </text:span><text:span text:style-name="T17"><draw:frame draw:style-name="fr8" draw:name="Objet169" text:anchor-type="as-char" svg:width="2.028cm" svg:height="0.781cm" draw:z-index="237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17"> où </text:span><text:span text:style-name="T3">k</text:span><text:span text:style-name="T17"> est un entier relatif quelconque.</text:span></text:p>
              </text:list-item>
            </text:list>
          </table:table-cell>
        </table:table-row>
      </table:table>
      <text:p text:style-name="P64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13">Démonstration :</text:p>
            <text:list xml:id="list7969522342531130814" text:style-name="L14">
              <text:list-item>
                <text:p text:style-name="P90">Si <draw:frame draw:style-name="fr8" draw:name="Objet203" text:anchor-type="as-char" svg:width="1.783cm" svg:height="0.517cm" draw:z-index="152"><draw:object xlink:href="./Object 203" xlink:type="simple" xlink:show="embed" xlink:actuate="onLoad"/><draw:image xlink:href="./ObjectReplacements/Object 203" xlink:type="simple" xlink:show="embed" xlink:actuate="onLoad"/><svg:desc>formule</svg:desc></draw:frame> :</text:p>
                <text:p text:style-name="P90">Soit <text:span text:style-name="T1">K</text:span> le point de <draw:frame draw:style-name="fr8" draw:name="Objet204" text:anchor-type="as-char" svg:width="1.268cm" svg:height="0.483cm" draw:z-index="153"><draw:object xlink:href="./Object 204" xlink:type="simple" xlink:show="embed" xlink:actuate="onLoad"/><draw:image xlink:href="./ObjectReplacements/Object 204" xlink:type="simple" xlink:show="embed" xlink:actuate="onLoad"/><svg:desc>formule</svg:desc></draw:frame> d'ordonnée <draw:frame draw:style-name="fr8" draw:name="Objet205" text:anchor-type="as-char" svg:width="0.997cm" svg:height="0.469cm" draw:z-index="160"><draw:object xlink:href="./Object 205" xlink:type="simple" xlink:show="embed" xlink:actuate="onLoad"/><draw:image xlink:href="./ObjectReplacements/Object 205" xlink:type="simple" xlink:show="embed" xlink:actuate="onLoad"/><svg:desc>formule</svg:desc></draw:frame>. La perpendiculaire en <text:span text:style-name="T1">K</text:span> à la droite <draw:frame draw:style-name="fr8" draw:name="Objet206" text:anchor-type="as-char" svg:width="1.256cm" svg:height="0.485cm" draw:z-index="161"><draw:object xlink:href="./Object 206" xlink:type="simple" xlink:show="embed" xlink:actuate="onLoad"/><draw:image xlink:href="./ObjectReplacements/Object 206" xlink:type="simple" xlink:show="embed" xlink:actuate="onLoad"/><svg:desc>formule</svg:desc></draw:frame> coupe le cercle trigonométrique en <text:span text:style-name="T2">M</text:span> et <text:span text:style-name="T2">M' </text:span><text:span text:style-name="T20">associés aux réels </text:span><text:span text:style-name="T5">a</text:span><text:span text:style-name="T20"> et </text:span><text:span text:style-name="T20"><draw:frame draw:style-name="fr8" draw:name="Objet216" text:anchor-type="as-char" svg:width="1.044cm" svg:height="0.469cm" draw:z-index="162"><draw:object xlink:href="./Object 216" xlink:type="simple" xlink:show="embed" xlink:actuate="onLoad"/><draw:image xlink:href="./ObjectReplacements/Object 216" xlink:type="simple" xlink:show="embed" xlink:actuate="onLoad"/></draw:frame></text:span><text:span text:style-name="T20">.</text:span></text:p>
                <text:p text:style-name="P90"><text:span text:style-name="T20">Les solutions sont donc les réels </text:span><text:span text:style-name="T19"><draw:frame draw:style-name="fr8" draw:name="Objet207" text:anchor-type="as-char" svg:width="1.602cm" svg:height="0.469cm" draw:z-index="163"><draw:object xlink:href="./Object 207" xlink:type="simple" xlink:show="embed" xlink:actuate="onLoad"/><draw:image xlink:href="./ObjectReplacements/Object 207" xlink:type="simple" xlink:show="embed" xlink:actuate="onLoad"/><svg:desc>formule</svg:desc></draw:frame></text:span><text:span text:style-name="T19"> et </text:span><text:span text:style-name="T19"><draw:frame draw:style-name="fr8" draw:name="Objet208" text:anchor-type="as-char" svg:width="2.207cm" svg:height="0.469cm" draw:z-index="164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9"> où </text:span><text:span text:style-name="T19"><draw:frame draw:style-name="fr8" draw:name="Objet209" text:anchor-type="as-char" svg:width="1.189cm" svg:height="0.469cm" draw:z-index="165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9">.</text:span></text:p>
              </text:list-item>
              <text:list-item>
                <text:p text:style-name="P90"><text:span text:style-name="T19">Si </text:span><text:span text:style-name="T19"><draw:frame draw:style-name="fr8" draw:name="Objet210" text:anchor-type="as-char" svg:width="1.563cm" svg:height="0.469cm" draw:z-index="166"><draw:object xlink:href="./Object 210" xlink:type="simple" xlink:show="embed" xlink:actuate="onLoad"/><draw:image xlink:href="./ObjectReplacements/Object 210" xlink:type="simple" xlink:show="embed" xlink:actuate="onLoad"/><svg:desc>formule</svg:desc></draw:frame></text:span><text:span text:style-name="T19">, alors </text:span><text:span text:style-name="T4">K</text:span><text:span text:style-name="T19"> est en </text:span><text:span text:style-name="T4">B</text:span><text:span text:style-name="T19">.</text:span></text:p>
                <text:p text:style-name="P90"><text:span text:style-name="T19">Les solutions sont donc les réels </text:span><text:span text:style-name="T19"><draw:frame draw:style-name="fr8" draw:name="Objet211" text:anchor-type="as-char" svg:width="1.697cm" svg:height="0.781cm" draw:z-index="167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9"> où </text:span><text:span text:style-name="T19"><draw:frame draw:style-name="fr8" draw:name="Objet212" text:anchor-type="as-char" svg:width="1.189cm" svg:height="0.469cm" draw:z-index="168"><draw:object xlink:href="./Object 212" xlink:type="simple" xlink:show="embed" xlink:actuate="onLoad"/><draw:image xlink:href="./ObjectReplacements/Object 212" xlink:type="simple" xlink:show="embed" xlink:actuate="onLoad"/><svg:desc>formule</svg:desc></draw:frame></text:span><text:span text:style-name="T19">.</text:span></text:p>
              </text:list-item>
              <text:list-item>
                <text:p text:style-name="P90"><text:span text:style-name="T19">Si </text:span><text:span text:style-name="T19"><draw:frame draw:style-name="fr8" draw:name="Objet213" text:anchor-type="as-char" svg:width="1.87cm" svg:height="0.469cm" draw:z-index="169"><draw:object xlink:href="./Object 213" xlink:type="simple" xlink:show="embed" xlink:actuate="onLoad"/><draw:image xlink:href="./ObjectReplacements/Object 213" xlink:type="simple" xlink:show="embed" xlink:actuate="onLoad"/><svg:desc>formule</svg:desc></draw:frame></text:span><text:span text:style-name="T19">, alors </text:span><text:span text:style-name="T4">K</text:span><text:span text:style-name="T19"> est en </text:span><text:span text:style-name="T4">B</text:span><text:span text:style-name="T19">'.</text:span></text:p>
                <text:p text:style-name="P90"><text:span text:style-name="T19">Les solutions sont donc les réels </text:span><text:span text:style-name="T19"><draw:frame draw:style-name="fr8" draw:name="Objet214" text:anchor-type="as-char" svg:width="2.028cm" svg:height="0.781cm" draw:z-index="170"><draw:object xlink:href="./Object 214" xlink:type="simple" xlink:show="embed" xlink:actuate="onLoad"/><draw:image xlink:href="./ObjectReplacements/Object 214" xlink:type="simple" xlink:show="embed" xlink:actuate="onLoad"/><svg:desc>formule</svg:desc></draw:frame></text:span><text:span text:style-name="T19"> où </text:span><text:span text:style-name="T19"><draw:frame draw:style-name="fr8" draw:name="Objet215" text:anchor-type="as-char" svg:width="1.189cm" svg:height="0.469cm" draw:z-index="171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19">.</text:span></text:p>
              </text:list-item>
            </text:list>
          </table:table-cell>
          <table:table-cell table:style-name="Tableau25.A1" office:value-type="string">
            <text:p text:style-name="Table_20_Contents"><draw:frame draw:style-name="fr3" draw:name="images25" text:anchor-type="paragraph" svg:x="0.499cm" svg:y="0cm" svg:width="4.727cm" svg:height="4.807cm" draw:z-index="55"><draw:image xlink:href="Pictures/2000000900004039000041524CB837893ABA61C4.svm" xlink:type="simple" xlink:show="embed" xlink:actuate="onLoad"/></draw:frame></text:p>
          </table:table-cell>
        </table:table-row>
      </table:table>
      <text:p text:style-name="P24"><text:soft-page-break/>Programme :</text:p>
      <text:p text:style-name="P28"/>
      <table:table table:name="Tableau26" table:style-name="Tableau26">
        <table:table-column table:style-name="Tableau26.A" table:number-columns-repeated="3"/>
        <table:table-row>
          <table:table-cell table:style-name="Tableau26.A1" office:value-type="string">
            <text:p text:style-name="P42">CONTENUS</text:p>
          </table:table-cell>
          <table:table-cell table:style-name="Tableau26.A1" office:value-type="string">
            <text:p text:style-name="P42">CAPACITÉS ATTENDUES</text:p>
          </table:table-cell>
          <table:table-cell table:style-name="Tableau26.C1" office:value-type="string">
            <text:p text:style-name="P42">COMMENTAIRES</text:p>
          </table:table-cell>
        </table:table-row>
        <table:table-row>
          <table:table-cell table:style-name="Tableau26.A2" office:value-type="string">
            <text:p text:style-name="P41">Cercle trigonométrique.</text:p>
            <text:p text:style-name="P41"/>
            <text:p text:style-name="P41"/>
            <text:p text:style-name="P41">Radian.</text:p>
            <text:p text:style-name="P41"/>
            <text:p text:style-name="P41">Mesure d’un angle orienté,</text:p>
            <text:p text:style-name="P41">mesure principale.</text:p>
          </table:table-cell>
          <table:table-cell table:style-name="Tableau26.A2" office:value-type="string">
            <text:p text:style-name="P41">Utiliser le cercle trigonométrique, notamment pour :</text:p>
            <text:p text:style-name="P41">- déterminer les cosinus et sinus d’angles associés ;</text:p>
            <text:p text:style-name="P41">- résoudre dans <text:span text:style-name="T37">ℝ</text:span> les équations d’inconnue <text:span text:style-name="T2">x :</text:span></text:p>
            <text:p text:style-name="P41"><draw:frame draw:style-name="fr8" draw:name="Objet217" text:anchor-type="as-char" svg:width="2.085cm" svg:height="0.43cm" draw:z-index="172"><draw:object xlink:href="./Object 217" xlink:type="simple" xlink:show="embed" xlink:actuate="onLoad"/><draw:image xlink:href="./ObjectReplacements/Object 217" xlink:type="simple" xlink:show="embed" xlink:actuate="onLoad"/><svg:desc>formule</svg:desc></draw:frame> et <draw:frame draw:style-name="fr8" draw:name="Objet218" text:anchor-type="as-char" svg:width="1.97cm" svg:height="0.43cm" draw:z-index="173"><draw:object xlink:href="./Object 218" xlink:type="simple" xlink:show="embed" xlink:actuate="onLoad"/><draw:image xlink:href="./ObjectReplacements/Object 218" xlink:type="simple" xlink:show="embed" xlink:actuate="onLoad"/><svg:desc>formule</svg:desc></draw:frame>.</text:p>
          </table:table-cell>
          <table:table-cell table:style-name="Tableau26.C2" office:value-type="string">
            <text:p text:style-name="P41">L’étude des fonctions cosinus et sinus n’est pas un attendu du programme.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1" svg:font-family="Tahoma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Endnote" style:page-layout-name="Mpm2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7T10:43:13.25</meta:creation-date>
    <meta:editing-duration>PT10H7M24S</meta:editing-duration>
    <meta:editing-cycles>39</meta:editing-cycles>
    <meta:generator>LibreOffice/5.1.6.2$Linux_X86_64 LibreOffice_project/10m0$Build-2</meta:generator>
    <meta:initial-creator>Johann DOLIVET</meta:initial-creator>
    <dc:date>2017-12-10T18:23:43.923126757</dc:date>
    <meta:document-statistic meta:table-count="29" meta:image-count="25" meta:object-count="220" meta:page-count="10" meta:paragraph-count="252" meta:word-count="1791" meta:character-count="9202" meta:non-whitespace-character-count="7577"/>
  </office:meta>
</office:document-meta>
</file>

<file path=Object 1/content.xml><?xml version="1.0" encoding="utf-8"?>
<math xmlns="http://www.w3.org/1998/Math/MathML">
  <semantics>
    <mrow>
      <mrow>
        <mfrac>
          <msub>
            <mi>L</mi>
            <mrow>
              <mn>1</mn>
            </mrow>
          </msub>
          <msub>
            <mi>R</mi>
            <mrow>
              <mn>1</mn>
            </mrow>
          </msub>
        </mfrac>
        <mo stretchy="false">=</mo>
        <mfrac>
          <msub>
            <mi>L</mi>
            <mrow>
              <mn>2</mn>
            </mrow>
          </msub>
          <msub>
            <mi>R</mi>
            <mrow>
              <mn>2</mn>
            </mrow>
          </msub>
        </mfrac>
      </mrow>
    </mrow>
    <annotation encoding="StarMath 5.0">L_{1} over R_{1}=L_{2} over R_{2}</annotation>
  </semantics>
</math>
</file>

<file path=Object 10/content.xml><?xml version="1.0" encoding="utf-8"?>
<math xmlns="http://www.w3.org/1998/Math/MathML">
  <semantics>
    <mrow>
      <mrow>
        <mfrac>
          <mo stretchy="false">α</mo>
          <mrow>
            <mn>1</mn>
          </mrow>
        </mfrac>
        <mo stretchy="false">=</mo>
        <mfrac>
          <mi>l</mi>
          <mi>R</mi>
        </mfrac>
      </mrow>
    </mrow>
    <annotation encoding="StarMath 5.0">%alpha  over {1}=l over R</annotation>
  </semantics>
</math>
</file>

<file path=Object 100/content.xml><?xml version="1.0" encoding="utf-8"?>
<math xmlns="http://www.w3.org/1998/Math/MathML">
  <semantics>
    <mrow>
      <mrow>
        <mo stretchy="false">(</mo>
        <mrow>
          <mover accent="true">
            <mrow>
              <mi mathvariant="italic">AB</mi>
            </mrow>
            <mo stretchy="false">⃗</mo>
          </mover>
          <mi>;</mi>
          <mover accent="true">
            <mrow>
              <mi mathvariant="italic">AC</mi>
            </mrow>
            <mo stretchy="false">⃗</mo>
          </mover>
        </mrow>
        <mo stretchy="false">)</mo>
      </mrow>
    </mrow>
    <annotation encoding="StarMath 5.0">( widevec {AB}; widevec {AC})</annotation>
  </semantics>
</math>
</file>

<file path=Object 101/content.xml><?xml version="1.0" encoding="utf-8"?>
<math xmlns="http://www.w3.org/1998/Math/MathML">
  <semantics>
    <mrow>
      <mfrac>
        <mo stretchy="false">π</mo>
        <mrow>
          <mn>3</mn>
        </mrow>
      </mfrac>
    </mrow>
    <annotation encoding="StarMath 5.0">%pi  over {3}</annotation>
  </semantics>
</math>
</file>

<file path=Object 102/content.xml><?xml version="1.0" encoding="utf-8"?>
<math xmlns="http://www.w3.org/1998/Math/MathML">
  <semantics>
    <mrow>
      <mfenced open="∣" close="∣">
        <mrow>
          <mo stretchy="false">α</mo>
        </mrow>
      </mfenced>
    </mrow>
    <annotation encoding="StarMath 5.0"> left lline %alpha   right lline </annotation>
  </semantics>
</math>
</file>

<file path=Object 103/content.xml><?xml version="1.0" encoding="utf-8"?>
<math xmlns="http://www.w3.org/1998/Math/MathML">
  <semantics>
    <mrow>
      <mover accent="true">
        <mrow>
          <mi mathvariant="italic">MON</mi>
        </mrow>
        <mo stretchy="false">̂</mo>
      </mover>
    </mrow>
    <annotation encoding="StarMath 5.0"> widehat {MON}</annotation>
  </semantics>
</math>
</file>

<file path=Object 104/content.xml><?xml version="1.0" encoding="utf-8"?>
<math xmlns="http://www.w3.org/1998/Math/MathML">
  <semantics>
    <mrow>
      <mrow>
        <mo stretchy="false">(</mo>
        <mrow>
          <mi>cos</mi>
          <mo stretchy="false">α</mo>
          <mstyle mathvariant="normal">
            <mrow>
              <mi mathvariant="normal">;</mi>
            </mrow>
          </mstyle>
          <mi>sin</mi>
          <mo stretchy="false">α</mo>
        </mrow>
        <mo stretchy="false">)</mo>
      </mrow>
    </mrow>
    <annotation encoding="StarMath 5.0">(cos%alpha  nitalic; sin%alpha )</annotation>
  </semantics>
</math>
</file>

<file path=Object 105/content.xml><?xml version="1.0" encoding="utf-8"?>
<math xmlns="http://www.w3.org/1998/Math/MathML">
  <semantics>
    <mrow>
      <mi>cos</mi>
      <mrow>
        <mrow>
          <mi>a</mi>
        </mrow>
        <mo stretchy="false">=</mo>
        <mrow>
          <mo stretchy="false">−</mo>
          <mrow>
            <mn>1</mn>
          </mrow>
        </mrow>
      </mrow>
    </mrow>
    <annotation encoding="StarMath 5.0">cos{a}=-{1}</annotation>
  </semantics>
</math>
</file>

<file path=Object 106/content.xml><?xml version="1.0" encoding="utf-8"?>
<math xmlns="http://www.w3.org/1998/Math/MathML">
  <semantics>
    <mrow>
      <mi>cos</mi>
      <mrow>
        <mrow>
          <mo stretchy="false">(</mo>
          <mrow>
            <mrow>
              <mo stretchy="false">α</mo>
              <mo stretchy="false">+</mo>
              <mo stretchy="false">π</mo>
            </mrow>
          </mrow>
          <mo stretchy="false">)</mo>
        </mrow>
        <mo stretchy="false">=</mo>
        <mrow>
          <mo stretchy="false">−</mo>
          <mi>cos</mi>
        </mrow>
      </mrow>
      <mrow>
        <mo stretchy="false">α</mo>
      </mrow>
    </mrow>
    <annotation encoding="StarMath 5.0">cos(%alpha+%pi)=-cos{%alpha}</annotation>
  </semantics>
</math>
</file>

<file path=Object 107/content.xml><?xml version="1.0" encoding="utf-8"?>
<math xmlns="http://www.w3.org/1998/Math/MathML">
  <semantics>
    <mrow>
      <mi>sin</mi>
      <mrow>
        <mrow>
          <mo stretchy="false">(</mo>
          <mrow>
            <mrow>
              <mo stretchy="false">α</mo>
              <mo stretchy="false">+</mo>
              <mo stretchy="false">π</mo>
            </mrow>
          </mrow>
          <mo stretchy="false">)</mo>
        </mrow>
        <mo stretchy="false">=</mo>
        <mrow>
          <mo stretchy="false">−</mo>
          <mi>sin</mi>
        </mrow>
      </mrow>
      <mrow>
        <mo stretchy="false">α</mo>
      </mrow>
    </mrow>
    <annotation encoding="StarMath 5.0">sin(%alpha+%pi)=- sin{%alpha}</annotation>
  </semantics>
</math>
</file>

<file path=Object 108/content.xml><?xml version="1.0" encoding="utf-8"?>
<math xmlns="http://www.w3.org/1998/Math/MathML">
  <semantics>
    <mrow>
      <mi>cos</mi>
      <mrow>
        <mrow>
          <mi>x</mi>
        </mrow>
        <mo stretchy="false">=</mo>
        <mrow>
          <mo stretchy="false">−</mo>
          <mrow>
            <mn>1</mn>
          </mrow>
        </mrow>
      </mrow>
    </mrow>
    <annotation encoding="StarMath 5.0">cos{x}=-{1}</annotation>
  </semantics>
</math>
</file>

<file path=Object 109/content.xml><?xml version="1.0" encoding="utf-8"?>
<math xmlns="http://www.w3.org/1998/Math/MathML">
  <semantics>
    <mrow>
      <mrow>
        <mo stretchy="false">π</mo>
        <mo stretchy="false">+</mo>
        <mrow>
          <mn>2</mn>
        </mrow>
      </mrow>
      <mi>k</mi>
      <mo stretchy="false">π</mo>
    </mrow>
    <annotation encoding="StarMath 5.0">%pi+{2}k %pi </annotation>
  </semantics>
</math>
</file>

<file path=Object 11/content.xml><?xml version="1.0" encoding="utf-8"?>
<math xmlns="http://www.w3.org/1998/Math/MathML">
  <semantics>
    <mrow>
      <mrow>
        <mi>l</mi>
        <mo stretchy="false">=</mo>
        <mi>R</mi>
      </mrow>
      <mo stretchy="false">α</mo>
    </mrow>
    <annotation encoding="StarMath 5.0">l=R%alpha </annotation>
  </semantics>
</math>
</file>

<file path=Object 110/content.xml><?xml version="1.0" encoding="utf-8"?>
<math xmlns="http://www.w3.org/1998/Math/MathML">
  <semantics>
    <mrow>
      <mrow>
        <mo stretchy="false">(</mo>
        <mrow>
          <mover accent="true">
            <mrow>
              <mi mathvariant="italic">AC</mi>
            </mrow>
            <mo stretchy="false">⃗</mo>
          </mover>
          <mi>;</mi>
          <mover accent="true">
            <mrow>
              <mi mathvariant="italic">AB</mi>
            </mrow>
            <mo stretchy="false">⃗</mo>
          </mover>
        </mrow>
        <mo stretchy="false">)</mo>
      </mrow>
    </mrow>
    <annotation encoding="StarMath 5.0">( widevec {AC}; widevec {AB})</annotation>
  </semantics>
</math>
</file>

<file path=Object 111/content.xml><?xml version="1.0" encoding="utf-8"?>
<math xmlns="http://www.w3.org/1998/Math/MathML">
  <semantics>
    <mrow>
      <mrow>
        <mo stretchy="false">−</mo>
        <mrow>
          <mfrac>
            <mo stretchy="false">π</mo>
            <mrow>
              <mn>3</mn>
            </mrow>
          </mfrac>
        </mrow>
      </mrow>
    </mrow>
    <annotation encoding="StarMath 5.0">-{%pi  over {3}}</annotation>
  </semantics>
</math>
</file>

<file path=Object 112/content.xml><?xml version="1.0" encoding="utf-8"?>
<math xmlns="http://www.w3.org/1998/Math/MathML">
  <semantics>
    <mrow>
      <mi>cos</mi>
      <mrow>
        <mrow>
          <mi>x</mi>
        </mrow>
        <mo stretchy="false">=</mo>
        <mi>cos</mi>
      </mrow>
      <mrow>
        <mi>a</mi>
      </mrow>
    </mrow>
    <annotation encoding="StarMath 5.0">cos{x}=cos{a }</annotation>
  </semantics>
</math>
</file>

<file path=Object 113/content.xml><?xml version="1.0" encoding="utf-8"?>
<math xmlns="http://www.w3.org/1998/Math/MathML">
  <semantics>
    <mrow>
      <mi>cos</mi>
      <mrow>
        <mi>a</mi>
      </mrow>
    </mrow>
    <annotation encoding="StarMath 5.0">cos{a}</annotation>
  </semantics>
</math>
</file>

<file path=Object 114/content.xml><?xml version="1.0" encoding="utf-8"?>
<math xmlns="http://www.w3.org/1998/Math/MathML">
  <semantics>
    <mrow>
      <mi>cos</mi>
      <mrow>
        <mrow>
          <mi>x</mi>
        </mrow>
        <mo stretchy="false">=</mo>
        <mi>cos</mi>
      </mrow>
      <mrow>
        <mi>a</mi>
      </mrow>
    </mrow>
    <annotation encoding="StarMath 5.0">cos{x}=cos{a }</annotation>
  </semantics>
</math>
</file>

<file path=Object 115/content.xml><?xml version="1.0" encoding="utf-8"?>
<math xmlns="http://www.w3.org/1998/Math/MathML">
  <semantics>
    <mrow>
      <mrow>
        <mi>a</mi>
        <mo stretchy="false">+</mo>
        <mrow>
          <mn>2</mn>
        </mrow>
      </mrow>
      <mi>k</mi>
      <mo stretchy="false">π</mo>
    </mrow>
    <annotation encoding="StarMath 5.0">a+{2}k %pi </annotation>
  </semantics>
</math>
</file>

<file path=Object 116/content.xml><?xml version="1.0" encoding="utf-8"?>
<math xmlns="http://www.w3.org/1998/Math/MathML">
  <semantics>
    <mrow>
      <mi>sin</mi>
      <mo stretchy="false">α</mo>
    </mrow>
    <annotation encoding="StarMath 5.0">sin%alpha </annotation>
  </semantics>
</math>
</file>

<file path=Object 117/content.xml><?xml version="1.0" encoding="utf-8"?>
<math xmlns="http://www.w3.org/1998/Math/MathML">
  <semantics>
    <mrow>
      <mi>cos</mi>
      <mo stretchy="false">α</mo>
    </mrow>
    <annotation encoding="StarMath 5.0">cos%alpha </annotation>
  </semantics>
</math>
</file>

<file path=Object 118/content.xml><?xml version="1.0" encoding="utf-8"?>
<math xmlns="http://www.w3.org/1998/Math/MathML">
  <semantics>
    <mrow>
      <mi>cos</mi>
      <mrow>
        <mo stretchy="false">(</mo>
        <mrow>
          <mover accent="true">
            <mrow>
              <mi>u</mi>
            </mrow>
            <mo stretchy="false">⃗</mo>
          </mover>
          <mi>;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cos ( vec {u}; vec {v})</annotation>
  </semantics>
</math>
</file>

<file path=Object 119/content.xml><?xml version="1.0" encoding="utf-8"?>
<math xmlns="http://www.w3.org/1998/Math/MathML">
  <semantics>
    <mrow>
      <mi>sin</mi>
      <mo stretchy="false">α</mo>
    </mrow>
    <annotation encoding="StarMath 5.0">sin%alpha </annotation>
  </semantics>
</math>
</file>

<file path=Object 12/content.xml><?xml version="1.0" encoding="utf-8"?>
<math xmlns="http://www.w3.org/1998/Math/MathML">
  <semantics>
    <mrow>
      <mrow>
        <mo stretchy="false">(</mo>
        <mrow>
          <mover accent="true">
            <mrow>
              <mi>u</mi>
            </mrow>
            <mo stretchy="false">⃗</mo>
          </mover>
          <mi>;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 vec {u}; vec {v})</annotation>
  </semantics>
</math>
</file>

<file path=Object 120/content.xml><?xml version="1.0" encoding="utf-8"?>
<math xmlns="http://www.w3.org/1998/Math/MathML">
  <semantics>
    <mrow>
      <mi>sin</mi>
      <mrow>
        <mo stretchy="false">(</mo>
        <mrow>
          <mover accent="true">
            <mrow>
              <mi>u</mi>
            </mrow>
            <mo stretchy="false">⃗</mo>
          </mover>
          <mi>;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sin ( vec {u}; vec {v})</annotation>
  </semantics>
</math>
</file>

<file path=Object 121/content.xml><?xml version="1.0" encoding="utf-8"?>
<math xmlns="http://www.w3.org/1998/Math/MathML">
  <semantics>
    <mrow>
      <mrow>
        <mo stretchy="false">(</mo>
        <mrow>
          <mover accent="true">
            <mrow>
              <mi>u</mi>
            </mrow>
            <mo stretchy="false">⃗</mo>
          </mover>
          <mi>;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 vec {u}; vec {v})</annotation>
  </semantics>
</math>
</file>

<file path=Object 122/content.xml><?xml version="1.0" encoding="utf-8"?>
<math xmlns="http://www.w3.org/1998/Math/MathML">
  <semantics>
    <mfrac>
      <mo stretchy="false">π</mo>
      <mn>6</mn>
    </mfrac>
    <annotation encoding="StarMath 5.0">%pi  over {6}</annotation>
  </semantics>
</math>
</file>

<file path=Object 123/content.xml><?xml version="1.0" encoding="utf-8"?>
<math xmlns="http://www.w3.org/1998/Math/MathML">
  <semantics>
    <mfrac>
      <mo stretchy="false">π</mo>
      <mn>4</mn>
    </mfrac>
    <annotation encoding="StarMath 5.0">%pi  over {4}</annotation>
  </semantics>
</math>
</file>

<file path=Object 124/content.xml><?xml version="1.0" encoding="utf-8"?>
<math xmlns="http://www.w3.org/1998/Math/MathML">
  <semantics>
    <mfrac>
      <mo stretchy="false">π</mo>
      <mn>3</mn>
    </mfrac>
    <annotation encoding="StarMath 5.0">%pi  over {3}</annotation>
  </semantics>
</math>
</file>

<file path=Object 125/content.xml><?xml version="1.0" encoding="utf-8"?>
<math xmlns="http://www.w3.org/1998/Math/MathML">
  <semantics>
    <mfrac>
      <mo stretchy="false">π</mo>
      <mn>2</mn>
    </mfrac>
    <annotation encoding="StarMath 5.0">%pi  over {2}</annotation>
  </semantics>
</math>
</file>

<file path=Object 126/content.xml><?xml version="1.0" encoding="utf-8"?>
<math xmlns="http://www.w3.org/1998/Math/MathML">
  <semantics>
    <mrow>
      <mi>cos</mi>
      <mo stretchy="false">α</mo>
    </mrow>
    <annotation encoding="StarMath 5.0">cos%alpha </annotation>
  </semantics>
</math>
</file>

<file path=Object 127/content.xml><?xml version="1.0" encoding="utf-8"?>
<math xmlns="http://www.w3.org/1998/Math/MathML">
  <semantics>
    <mfrac>
      <msqrt>
        <mn>3</mn>
      </msqrt>
      <mn>2</mn>
    </mfrac>
    <annotation encoding="StarMath 5.0">Sqrt{3} over {2}</annotation>
  </semantics>
</math>
</file>

<file path=Object 128/content.xml><?xml version="1.0" encoding="utf-8"?>
<math xmlns="http://www.w3.org/1998/Math/MathML">
  <semantics>
    <mfrac>
      <msqrt>
        <mn>2</mn>
      </msqrt>
      <mn>2</mn>
    </mfrac>
    <annotation encoding="StarMath 5.0">Sqrt{2} over {2}</annotation>
  </semantics>
</math>
</file>

<file path=Object 129/content.xml><?xml version="1.0" encoding="utf-8"?>
<math xmlns="http://www.w3.org/1998/Math/MathML">
  <semantics>
    <mfrac>
      <mn>1</mn>
      <mn>2</mn>
    </mfrac>
    <annotation encoding="StarMath 5.0">{1} over {2}</annotation>
  </semantics>
</math>
</file>

<file path=Object 13/content.xml><?xml version="1.0" encoding="utf-8"?>
<math xmlns="http://www.w3.org/1998/Math/MathML">
  <semantics>
    <mrow>
      <mrow>
        <mo stretchy="false">(</mo>
        <mrow>
          <mover accent="true">
            <mrow>
              <mi mathvariant="italic">OM</mi>
            </mrow>
            <mo stretchy="false">⃗</mo>
          </mover>
          <mi>;</mi>
          <mover accent="true">
            <mrow>
              <mi mathvariant="italic">ON</mi>
            </mrow>
            <mo stretchy="false">⃗</mo>
          </mover>
        </mrow>
        <mo stretchy="false">)</mo>
      </mrow>
    </mrow>
    <annotation encoding="StarMath 5.0">( widevec {OM}; widevec {ON})</annotation>
  </semantics>
</math>
</file>

<file path=Object 130/content.xml><?xml version="1.0" encoding="utf-8"?>
<math xmlns="http://www.w3.org/1998/Math/MathML">
  <semantics>
    <mrow>
      <mi>sin</mi>
      <mo stretchy="false">α</mo>
    </mrow>
    <annotation encoding="StarMath 5.0">sin%alpha </annotation>
  </semantics>
</math>
</file>

<file path=Object 131/content.xml><?xml version="1.0" encoding="utf-8"?>
<math xmlns="http://www.w3.org/1998/Math/MathML">
  <semantics>
    <mfrac>
      <mn>1</mn>
      <mn>2</mn>
    </mfrac>
    <annotation encoding="StarMath 5.0">{1} over {2}</annotation>
  </semantics>
</math>
</file>

<file path=Object 132/content.xml><?xml version="1.0" encoding="utf-8"?>
<math xmlns="http://www.w3.org/1998/Math/MathML">
  <semantics>
    <mfrac>
      <msqrt>
        <mn>2</mn>
      </msqrt>
      <mn>2</mn>
    </mfrac>
    <annotation encoding="StarMath 5.0">Sqrt{2} over {2}</annotation>
  </semantics>
</math>
</file>

<file path=Object 133/content.xml><?xml version="1.0" encoding="utf-8"?>
<math xmlns="http://www.w3.org/1998/Math/MathML">
  <semantics>
    <mfrac>
      <msqrt>
        <mn>3</mn>
      </msqrt>
      <mn>2</mn>
    </mfrac>
    <annotation encoding="StarMath 5.0">Sqrt{3} over {2}</annotation>
  </semantics>
</math>
</file>

<file path=Object 134/content.xml><?xml version="1.0" encoding="utf-8"?>
<math xmlns="http://www.w3.org/1998/Math/MathML">
  <semantics>
    <mrow>
      <mi>–</mi>
      <mrow>
        <mrow>
          <mn>1</mn>
        </mrow>
        <mo stretchy="false">⩽</mo>
        <mi>cos</mi>
      </mrow>
      <mrow>
        <mo stretchy="false">α</mo>
        <mo stretchy="false">⩽</mo>
        <mrow>
          <mn>1</mn>
        </mrow>
      </mrow>
    </mrow>
    <annotation encoding="StarMath 5.0">–{1} leslant cos%alpha leslant {1}</annotation>
  </semantics>
</math>
</file>

<file path=Object 135/content.xml><?xml version="1.0" encoding="utf-8"?>
<math xmlns="http://www.w3.org/1998/Math/MathML">
  <semantics>
    <mrow>
      <mi>–</mi>
      <mrow>
        <mrow>
          <mn>1</mn>
        </mrow>
        <mo stretchy="false">⩽</mo>
        <mi>sin</mi>
      </mrow>
      <mrow>
        <mo stretchy="false">α</mo>
        <mo stretchy="false">⩽</mo>
        <mrow>
          <mn>1</mn>
        </mrow>
      </mrow>
    </mrow>
    <annotation encoding="StarMath 5.0">–{1} leslant sin%alpha leslant {1}</annotation>
  </semantics>
</math>
</file>

<file path=Object 136/content.xml><?xml version="1.0" encoding="utf-8"?>
<math xmlns="http://www.w3.org/1998/Math/MathML">
  <semantics>
    <mrow>
      <msup>
        <mi>cos</mi>
        <mn>2</mn>
      </msup>
      <mrow>
        <mrow>
          <mo stretchy="false">α</mo>
        </mrow>
        <mo stretchy="false">+</mo>
        <msup>
          <mi>sin</mi>
          <mn>2</mn>
        </msup>
      </mrow>
      <mrow>
        <mrow>
          <mo stretchy="false">α</mo>
        </mrow>
        <mo stretchy="false">=</mo>
        <mrow>
          <mn>1</mn>
        </mrow>
      </mrow>
    </mrow>
    <annotation encoding="StarMath 5.0">cos^2{%alpha}+sin^2{%alpha}={1}</annotation>
  </semantics>
</math>
</file>

<file path=Object 137/content.xml><?xml version="1.0" encoding="utf-8"?>
<math xmlns="http://www.w3.org/1998/Math/MathML">
  <semantics>
    <mrow>
      <mi>cos</mi>
      <mrow>
        <mrow>
          <mo stretchy="false">(</mo>
          <mrow>
            <mrow>
              <mrow>
                <mo stretchy="false">α</mo>
                <mo stretchy="false">+</mo>
                <mrow>
                  <mi>k</mi>
                  <mo stretchy="false">×</mo>
                  <mrow>
                    <mn>2</mn>
                  </mrow>
                </mrow>
              </mrow>
              <mo stretchy="false">π</mo>
            </mrow>
          </mrow>
          <mo stretchy="false">)</mo>
        </mrow>
        <mo stretchy="false">=</mo>
        <mi>cos</mi>
      </mrow>
      <mrow>
        <mo stretchy="false">α</mo>
      </mrow>
    </mrow>
    <annotation encoding="StarMath 5.0">cos({%alpha +k times {2} %pi })=cos{%alpha }</annotation>
  </semantics>
</math>
</file>

<file path=Object 138/content.xml><?xml version="1.0" encoding="utf-8"?>
<math xmlns="http://www.w3.org/1998/Math/MathML">
  <semantics>
    <mrow>
      <mi>sin</mi>
      <mrow>
        <mrow>
          <mo stretchy="false">(</mo>
          <mrow>
            <mrow>
              <mrow>
                <mo stretchy="false">α</mo>
                <mo stretchy="false">+</mo>
                <mrow>
                  <mi>k</mi>
                  <mo stretchy="false">×</mo>
                  <mrow>
                    <mn>2</mn>
                  </mrow>
                </mrow>
              </mrow>
              <mo stretchy="false">π</mo>
            </mrow>
          </mrow>
          <mo stretchy="false">)</mo>
        </mrow>
        <mo stretchy="false">=</mo>
        <mi>sin</mi>
      </mrow>
      <mrow>
        <mo stretchy="false">α</mo>
      </mrow>
    </mrow>
    <annotation encoding="StarMath 5.0">sin({%alpha +k times {2} %pi })=sin{%alpha }</annotation>
  </semantics>
</math>
</file>

<file path=Object 139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14/content.xml><?xml version="1.0" encoding="utf-8"?>
<math xmlns="http://www.w3.org/1998/Math/MathML">
  <semantics>
    <mrow>
      <mrow>
        <mo stretchy="false">(</mo>
        <mrow>
          <mover accent="true">
            <mrow>
              <mi mathvariant="italic">ON</mi>
            </mrow>
            <mo stretchy="false">⃗</mo>
          </mover>
          <mi>;</mi>
          <mover accent="true">
            <mrow>
              <mi mathvariant="italic">OM</mi>
            </mrow>
            <mo stretchy="false">⃗</mo>
          </mover>
        </mrow>
        <mo stretchy="false">)</mo>
      </mrow>
    </mrow>
    <annotation encoding="StarMath 5.0">( widevec {ON}; widevec {OM})</annotation>
  </semantics>
</math>
</file>

<file path=Object 140/content.xml><?xml version="1.0" encoding="utf-8"?>
<math xmlns="http://www.w3.org/1998/Math/MathML">
  <semantics>
    <mrow>
      <mi>cos</mi>
      <mo stretchy="false">α</mo>
    </mrow>
    <annotation encoding="StarMath 5.0">cos%alpha </annotation>
  </semantics>
</math>
</file>

<file path=Object 141/content.xml><?xml version="1.0" encoding="utf-8"?>
<math xmlns="http://www.w3.org/1998/Math/MathML">
  <semantics>
    <mrow>
      <mi>sin</mi>
      <mrow>
        <mrow>
          <mo stretchy="false">(</mo>
          <mrow>
            <mi>–</mi>
            <mo stretchy="false">α</mo>
          </mrow>
          <mo stretchy="false">)</mo>
        </mrow>
        <mo stretchy="false">=</mo>
        <mrow>
          <mo stretchy="false">−</mo>
          <mi>sin</mi>
        </mrow>
      </mrow>
      <mrow>
        <mo stretchy="false">α</mo>
      </mrow>
    </mrow>
    <annotation encoding="StarMath 5.0">sin(–%alpha)=- sin{%alpha}</annotation>
  </semantics>
</math>
</file>

<file path=Object 142/content.xml><?xml version="1.0" encoding="utf-8"?>
<math xmlns="http://www.w3.org/1998/Math/MathML">
  <semantics>
    <mrow>
      <mrow>
        <mo stretchy="false">(</mo>
        <mrow>
          <mi>O</mi>
          <mi>;</mi>
          <mover accent="true">
            <mrow>
              <mi>j</mi>
            </mrow>
            <mo stretchy="false">⃗</mo>
          </mover>
        </mrow>
        <mo stretchy="false">)</mo>
      </mrow>
    </mrow>
    <annotation encoding="StarMath 5.0">( O;  vec {j})</annotation>
  </semantics>
</math>
</file>

<file path=Object 143/content.xml><?xml version="1.0" encoding="utf-8"?>
<math xmlns="http://www.w3.org/1998/Math/MathML">
  <semantics>
    <mrow>
      <mrow>
        <mrow>
          <msup>
            <mi mathvariant="italic">OK</mi>
            <mn>2</mn>
          </msup>
          <mo stretchy="false">+</mo>
          <msup>
            <mi mathvariant="italic">KM</mi>
            <mn>2</mn>
          </msup>
        </mrow>
        <mo stretchy="false">=</mo>
        <msup>
          <mi mathvariant="italic">OM</mi>
          <mn>2</mn>
        </msup>
      </mrow>
    </mrow>
    <annotation encoding="StarMath 5.0">OK^2+KM^2=OM^2</annotation>
  </semantics>
</math>
</file>

<file path=Object 144/content.xml><?xml version="1.0" encoding="utf-8"?>
<math xmlns="http://www.w3.org/1998/Math/MathML">
  <semantics>
    <mrow>
      <msup>
        <mi>sin</mi>
        <mn>2</mn>
      </msup>
      <mrow>
        <mrow>
          <mo stretchy="false">α</mo>
        </mrow>
        <mo stretchy="false">+</mo>
        <msup>
          <mi>cos</mi>
          <mn>2</mn>
        </msup>
      </mrow>
      <mrow>
        <mrow>
          <mo stretchy="false">α</mo>
        </mrow>
        <mo stretchy="false">=</mo>
        <mrow>
          <mn>1</mn>
        </mrow>
      </mrow>
    </mrow>
    <annotation encoding="StarMath 5.0">sin^2{%alpha}+cos^2{%alpha}={1}</annotation>
  </semantics>
</math>
</file>

<file path=Object 145/content.xml><?xml version="1.0" encoding="utf-8"?>
<math xmlns="http://www.w3.org/1998/Math/MathML">
  <semantics>
    <mrow>
      <mi>–</mi>
      <mrow>
        <mrow>
          <mn>1</mn>
        </mrow>
        <mo stretchy="false">⩽</mo>
        <mi>cos</mi>
      </mrow>
      <mrow>
        <mo stretchy="false">α</mo>
        <mo stretchy="false">⩽</mo>
        <mrow>
          <mn>1</mn>
        </mrow>
      </mrow>
    </mrow>
    <annotation encoding="StarMath 5.0">–{1} leslant cos%alpha leslant {1}</annotation>
  </semantics>
</math>
</file>

<file path=Object 146/content.xml><?xml version="1.0" encoding="utf-8"?>
<math xmlns="http://www.w3.org/1998/Math/MathML">
  <semantics>
    <mrow>
      <mi>–</mi>
      <mrow>
        <mrow>
          <mn>1</mn>
        </mrow>
        <mo stretchy="false">⩽</mo>
        <mi>sin</mi>
      </mrow>
      <mrow>
        <mo stretchy="false">α</mo>
        <mo stretchy="false">⩽</mo>
        <mrow>
          <mn>1</mn>
        </mrow>
      </mrow>
    </mrow>
    <annotation encoding="StarMath 5.0">–{1} leslant sin%alpha leslant {1}</annotation>
  </semantics>
</math>
</file>

<file path=Object 147/content.xml><?xml version="1.0" encoding="utf-8"?>
<math xmlns="http://www.w3.org/1998/Math/MathML">
  <semantics>
    <mrow>
      <mrow>
        <mo stretchy="false">(</mo>
        <mrow>
          <mover accent="true">
            <mrow>
              <mi>i</mi>
            </mrow>
            <mo stretchy="false">⃗</mo>
          </mover>
          <mi>,</mi>
          <mover accent="true">
            <mrow>
              <mi mathvariant="italic">OA</mi>
            </mrow>
            <mo stretchy="false">⃗</mo>
          </mover>
        </mrow>
        <mo stretchy="false">)</mo>
      </mrow>
    </mrow>
    <annotation encoding="StarMath 5.0">( vec {i}, widevec {OA})</annotation>
  </semantics>
</math>
</file>

<file path=Object 148/content.xml><?xml version="1.0" encoding="utf-8"?>
<math xmlns="http://www.w3.org/1998/Math/MathML">
  <semantics>
    <mrow>
      <mi>cos</mi>
      <mrow>
        <mrow>
          <mo stretchy="false">(</mo>
          <mrow>
            <mi>–</mi>
            <mo stretchy="false">α</mo>
          </mrow>
          <mo stretchy="false">)</mo>
        </mrow>
        <mo stretchy="false">=</mo>
        <mi>cos</mi>
      </mrow>
      <mrow>
        <mo stretchy="false">α</mo>
      </mrow>
    </mrow>
    <annotation encoding="StarMath 5.0">cos(–%alpha)=cos{%alpha}</annotation>
  </semantics>
</math>
</file>

<file path=Object 149/content.xml><?xml version="1.0" encoding="utf-8"?>
<math xmlns="http://www.w3.org/1998/Math/MathML">
  <semantics>
    <mrow>
      <mi>cos</mi>
      <mrow>
        <mrow>
          <mo stretchy="false">(</mo>
          <mrow>
            <mo stretchy="false">π</mo>
            <mi>–</mi>
            <mo stretchy="false">α</mo>
          </mrow>
          <mo stretchy="false">)</mo>
        </mrow>
        <mo stretchy="false">=</mo>
        <mrow>
          <mo stretchy="false">−</mo>
          <mi>cos</mi>
        </mrow>
      </mrow>
      <mrow>
        <mo stretchy="false">α</mo>
      </mrow>
    </mrow>
    <annotation encoding="StarMath 5.0">cos(%pi–%alpha)=-cos{%alpha}</annotation>
  </semantics>
</math>
</file>

<file path=Object 15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50/content.xml><?xml version="1.0" encoding="utf-8"?>
<math xmlns="http://www.w3.org/1998/Math/MathML">
  <semantics>
    <mrow>
      <mi>sin</mi>
      <mrow>
        <mrow>
          <mo stretchy="false">(</mo>
          <mrow>
            <mo stretchy="false">π</mo>
            <mi>–</mi>
            <mo stretchy="false">α</mo>
          </mrow>
          <mo stretchy="false">)</mo>
        </mrow>
        <mo stretchy="false">=</mo>
        <mi>sin</mi>
      </mrow>
      <mrow>
        <mo stretchy="false">α</mo>
      </mrow>
    </mrow>
    <annotation encoding="StarMath 5.0">sin(%pi–%alpha)= sin{%alpha}</annotation>
  </semantics>
</math>
</file>

<file path=Object 151/content.xml><?xml version="1.0" encoding="utf-8"?>
<math xmlns="http://www.w3.org/1998/Math/MathML">
  <semantics>
    <mrow>
      <mrow>
        <mo stretchy="false">(</mo>
        <mrow>
          <mi mathvariant="italic">OA</mi>
          <mi>cos</mi>
          <mo stretchy="false">α</mo>
          <mstyle mathvariant="normal">
            <mrow>
              <mi mathvariant="normal">;</mi>
            </mrow>
          </mstyle>
          <mi mathvariant="italic">OA</mi>
          <mi>sin</mi>
          <mo stretchy="false">α</mo>
        </mrow>
        <mo stretchy="false">)</mo>
      </mrow>
    </mrow>
    <annotation encoding="StarMath 5.0">(OA cos%alpha  nitalic; OA sin%alpha )</annotation>
  </semantics>
</math>
</file>

<file path=Object 152/content.xml><?xml version="1.0" encoding="utf-8"?>
<math xmlns="http://www.w3.org/1998/Math/MathML">
  <semantics>
    <mrow>
      <mi>cos</mi>
      <mrow>
        <mfenced open="(" close=")">
          <mrow>
            <mrow>
              <mrow>
                <mfrac>
                  <mo stretchy="false">π</mo>
                  <mrow>
                    <mn>2</mn>
                  </mrow>
                </mfrac>
              </mrow>
              <mo stretchy="false">−</mo>
              <mo stretchy="false">α</mo>
            </mrow>
          </mrow>
        </mfenced>
        <mo stretchy="false">=</mo>
        <mi>sin</mi>
      </mrow>
      <mo stretchy="false">α</mo>
    </mrow>
    <annotation encoding="StarMath 5.0">cos left({ %pi  over {2}}-%alpha  right)= sin%alpha </annotation>
  </semantics>
</math>
</file>

<file path=Object 153/content.xml><?xml version="1.0" encoding="utf-8"?>
<math xmlns="http://www.w3.org/1998/Math/MathML">
  <semantics>
    <mrow>
      <mi>sin</mi>
      <mrow>
        <mfenced open="(" close=")">
          <mrow>
            <mrow>
              <mrow>
                <mfrac>
                  <mo stretchy="false">π</mo>
                  <mrow>
                    <mn>2</mn>
                  </mrow>
                </mfrac>
              </mrow>
              <mo stretchy="false">−</mo>
              <mo stretchy="false">α</mo>
            </mrow>
          </mrow>
        </mfenced>
        <mo stretchy="false">=</mo>
        <mi>cos</mi>
      </mrow>
      <mo stretchy="false">α</mo>
    </mrow>
    <annotation encoding="StarMath 5.0">sin left({ %pi  over {2}}-%alpha  right)=cos%alpha </annotation>
  </semantics>
</math>
</file>

<file path=Object 154/content.xml><?xml version="1.0" encoding="utf-8"?>
<math xmlns="http://www.w3.org/1998/Math/MathML">
  <semantics>
    <mrow>
      <mi>cos</mi>
      <mrow>
        <mfenced open="(" close=")">
          <mrow>
            <mrow>
              <mrow>
                <mfrac>
                  <mo stretchy="false">π</mo>
                  <mrow>
                    <mn>2</mn>
                  </mrow>
                </mfrac>
              </mrow>
              <mo stretchy="false">+</mo>
              <mo stretchy="false">α</mo>
            </mrow>
          </mrow>
        </mfenced>
        <mo stretchy="false">=</mo>
        <mrow>
          <mo stretchy="false">−</mo>
          <mi>sin</mi>
        </mrow>
      </mrow>
      <mo stretchy="false">α</mo>
    </mrow>
    <annotation encoding="StarMath 5.0">cos left({ %pi  over {2}}+%alpha  right)=- sin%alpha </annotation>
  </semantics>
</math>
</file>

<file path=Object 155/content.xml><?xml version="1.0" encoding="utf-8"?>
<math xmlns="http://www.w3.org/1998/Math/MathML">
  <semantics>
    <mrow>
      <mrow>
        <mover accent="true">
          <mrow>
            <mi mathvariant="italic">OA</mi>
          </mrow>
          <mo stretchy="false">⃗</mo>
        </mover>
        <mo stretchy="false">=</mo>
        <mrow>
          <mrow>
            <mi mathvariant="italic">OA</mi>
          </mrow>
          <mo stretchy="false">×</mo>
          <mover accent="true">
            <mrow>
              <mi mathvariant="italic">OM</mi>
            </mrow>
            <mo stretchy="false">⃗</mo>
          </mover>
        </mrow>
      </mrow>
    </mrow>
    <annotation encoding="StarMath 5.0"> widevec {OA}=  {OA} times  widevec {OM}</annotation>
  </semantics>
</math>
</file>

<file path=Object 156/content.xml><?xml version="1.0" encoding="utf-8"?>
<math xmlns="http://www.w3.org/1998/Math/MathML">
  <semantics>
    <mrow>
      <mover accent="true">
        <mrow>
          <mi mathvariant="italic">OA</mi>
        </mrow>
        <mo stretchy="false">⃗</mo>
      </mover>
    </mrow>
    <annotation encoding="StarMath 5.0"> widevec {OA}</annotation>
  </semantics>
</math>
</file>

<file path=Object 157/content.xml><?xml version="1.0" encoding="utf-8"?>
<math xmlns="http://www.w3.org/1998/Math/MathML">
  <semantics>
    <mrow>
      <mrow>
        <mo stretchy="false">(</mo>
        <mrow>
          <mi mathvariant="italic">OA</mi>
          <mi>cos</mi>
          <mo stretchy="false">α</mo>
          <mstyle mathvariant="normal">
            <mrow>
              <mi mathvariant="normal">;</mi>
            </mrow>
          </mstyle>
          <mi mathvariant="italic">OA</mi>
          <mi>sin</mi>
          <mo stretchy="false">α</mo>
        </mrow>
        <mo stretchy="false">)</mo>
      </mrow>
    </mrow>
    <annotation encoding="StarMath 5.0">(OA cos%alpha  nitalic; OA sin%alpha )</annotation>
  </semantics>
</math>
</file>

<file path=Object 158/content.xml><?xml version="1.0" encoding="utf-8"?>
<math xmlns="http://www.w3.org/1998/Math/MathML">
  <semantics>
    <mrow>
      <mrow>
        <mo stretchy="false">(</mo>
        <mrow>
          <mi>cos</mi>
          <mo stretchy="false">α</mo>
          <mstyle mathvariant="normal">
            <mrow>
              <mi mathvariant="normal">;</mi>
            </mrow>
          </mstyle>
          <mi>sin</mi>
          <mo stretchy="false">α</mo>
        </mrow>
        <mo stretchy="false">)</mo>
      </mrow>
    </mrow>
    <annotation encoding="StarMath 5.0">(cos%alpha  nitalic; sin%alpha )</annotation>
  </semantics>
</math>
</file>

<file path=Object 159/content.xml><?xml version="1.0" encoding="utf-8"?>
<math xmlns="http://www.w3.org/1998/Math/MathML">
  <semantics>
    <mrow>
      <mover accent="true">
        <mrow>
          <mi mathvariant="italic">OM</mi>
        </mrow>
        <mo stretchy="false">⃗</mo>
      </mover>
    </mrow>
    <annotation encoding="StarMath 5.0"> widevec {OM}</annotation>
  </semantics>
</math>
</file>

<file path=Object 16/content.xml><?xml version="1.0" encoding="utf-8"?>
<math xmlns="http://www.w3.org/1998/Math/MathML">
  <semantics>
    <mrow>
      <mrow>
        <mo stretchy="false">(</mo>
        <mrow>
          <mover accent="true">
            <mrow>
              <mi>u</mi>
            </mrow>
            <mo stretchy="false">⃗</mo>
          </mover>
          <mi>;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 vec {u}; vec {v})</annotation>
  </semantics>
</math>
</file>

<file path=Object 160/content.xml><?xml version="1.0" encoding="utf-8"?>
<math xmlns="http://www.w3.org/1998/Math/MathML">
  <semantics>
    <mrow>
      <mrow>
        <mo stretchy="false">(</mo>
        <mrow>
          <mi>cos</mi>
          <mo stretchy="false">α</mo>
          <mstyle mathvariant="normal">
            <mrow>
              <mi mathvariant="normal">;</mi>
            </mrow>
          </mstyle>
          <mi>sin</mi>
          <mo stretchy="false">α</mo>
        </mrow>
        <mo stretchy="false">)</mo>
      </mrow>
    </mrow>
    <annotation encoding="StarMath 5.0">(cos%alpha  nitalic; sin%alpha )</annotation>
  </semantics>
</math>
</file>

<file path=Object 161/content.xml><?xml version="1.0" encoding="utf-8"?>
<math xmlns="http://www.w3.org/1998/Math/MathML">
  <semantics>
    <mrow>
      <mrow>
        <mfrac>
          <mo stretchy="false">π</mo>
          <mrow>
            <mn>2</mn>
          </mrow>
        </mfrac>
        <mo stretchy="false">−</mo>
        <mo stretchy="false">α</mo>
      </mrow>
    </mrow>
    <annotation encoding="StarMath 5.0">%pi  over {2}-%alpha </annotation>
  </semantics>
</math>
</file>

<file path=Object 162/content.xml><?xml version="1.0" encoding="utf-8"?>
<math xmlns="http://www.w3.org/1998/Math/MathML">
  <semantics>
    <mrow>
      <mi>sin</mi>
      <mrow>
        <mfenced open="(" close=")">
          <mrow>
            <mrow>
              <mrow>
                <mfrac>
                  <mo stretchy="false">π</mo>
                  <mrow>
                    <mn>2</mn>
                  </mrow>
                </mfrac>
              </mrow>
              <mo stretchy="false">+</mo>
              <mo stretchy="false">α</mo>
            </mrow>
          </mrow>
        </mfenced>
        <mo stretchy="false">=</mo>
        <mi>cos</mi>
      </mrow>
      <mo stretchy="false">α</mo>
    </mrow>
    <annotation encoding="StarMath 5.0">sin left({ %pi  over {2}}+%alpha  right)=cos%alpha </annotation>
  </semantics>
</math>
</file>

<file path=Object 163/content.xml><?xml version="1.0" encoding="utf-8"?>
<math xmlns="http://www.w3.org/1998/Math/MathML">
  <semantics>
    <mrow>
      <mrow>
        <mfrac>
          <mo stretchy="false">π</mo>
          <mrow>
            <mn>2</mn>
          </mrow>
        </mfrac>
        <mo stretchy="false">+</mo>
        <mo stretchy="false">α</mo>
      </mrow>
    </mrow>
    <annotation encoding="StarMath 5.0">%pi  over {2}+%alpha </annotation>
  </semantics>
</math>
</file>

<file path=Object 164/content.xml><?xml version="1.0" encoding="utf-8"?>
<math xmlns="http://www.w3.org/1998/Math/MathML">
  <semantics>
    <mrow>
      <mrow>
        <mfrac>
          <mo stretchy="false">π</mo>
          <mrow>
            <mn>2</mn>
          </mrow>
        </mfrac>
        <mo stretchy="false">−</mo>
        <mo stretchy="false">α</mo>
      </mrow>
    </mrow>
    <annotation encoding="StarMath 5.0">%pi  over {2}-%alpha </annotation>
  </semantics>
</math>
</file>

<file path=Object 165/content.xml><?xml version="1.0" encoding="utf-8"?>
<math xmlns="http://www.w3.org/1998/Math/MathML">
  <semantics>
    <mrow>
      <mrow>
        <mrow>
          <mfrac>
            <mo stretchy="false">π</mo>
            <mrow>
              <mn>2</mn>
            </mrow>
          </mfrac>
          <mo stretchy="false">+</mo>
          <mo stretchy="false">α</mo>
        </mrow>
        <mo stretchy="false">=</mo>
        <mrow>
          <mo stretchy="false">π</mo>
          <mo stretchy="false">−</mo>
          <mfenced open="(" close=")">
            <mrow>
              <mrow>
                <mfrac>
                  <mo stretchy="false">π</mo>
                  <mrow>
                    <mn>2</mn>
                  </mrow>
                </mfrac>
                <mo stretchy="false">−</mo>
                <mo stretchy="false">α</mo>
              </mrow>
            </mrow>
          </mfenced>
        </mrow>
      </mrow>
    </mrow>
    <annotation encoding="StarMath 5.0">%pi  over {2}+%alpha= %pi - left( %pi  over {2}-%alpha right)</annotation>
  </semantics>
</math>
</file>

<file path=Object 166/content.xml><?xml version="1.0" encoding="utf-8"?>
<math xmlns="http://www.w3.org/1998/Math/MathML">
  <semantics>
    <mrow>
      <mrow>
        <mo stretchy="false">(</mo>
        <mrow>
          <mi mathvariant="italic">AA</mi>
          <mi>'</mi>
        </mrow>
        <mo stretchy="false">)</mo>
      </mrow>
    </mrow>
    <annotation encoding="StarMath 5.0">(AA')</annotation>
  </semantics>
</math>
</file>

<file path=Object 167/content.xml><?xml version="1.0" encoding="utf-8"?>
<math xmlns="http://www.w3.org/1998/Math/MathML">
  <semantics>
    <mrow>
      <mi>cos</mi>
      <mrow>
        <mrow>
          <mi>x</mi>
        </mrow>
        <mo stretchy="false">=</mo>
        <mi>cos</mi>
      </mrow>
      <mrow>
        <mi>a</mi>
      </mrow>
    </mrow>
    <annotation encoding="StarMath 5.0">cos{x}=cos{a }</annotation>
  </semantics>
</math>
</file>

<file path=Object 168/content.xml><?xml version="1.0" encoding="utf-8"?>
<math xmlns="http://www.w3.org/1998/Math/MathML">
  <semantics>
    <mrow>
      <mi>sin</mi>
      <mrow>
        <mrow>
          <mi>a</mi>
        </mrow>
        <mo stretchy="false">=</mo>
        <mrow>
          <mo stretchy="false">−</mo>
          <mrow>
            <mn>1</mn>
          </mrow>
        </mrow>
      </mrow>
    </mrow>
    <annotation encoding="StarMath 5.0">sin{a}=-{1}</annotation>
  </semantics>
</math>
</file>

<file path=Object 169/content.xml><?xml version="1.0" encoding="utf-8"?>
<math xmlns="http://www.w3.org/1998/Math/MathML">
  <semantics>
    <mrow>
      <mi>sin</mi>
      <mrow>
        <mrow>
          <mi>x</mi>
        </mrow>
        <mo stretchy="false">=</mo>
        <mrow>
          <mo stretchy="false">−</mo>
          <mrow>
            <mn>1</mn>
          </mrow>
        </mrow>
      </mrow>
    </mrow>
    <annotation encoding="StarMath 5.0">sin{x}=-{1}</annotation>
  </semantics>
</math>
</file>

<file path=Object 17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170/content.xml><?xml version="1.0" encoding="utf-8"?>
<math xmlns="http://www.w3.org/1998/Math/MathML">
  <semantics>
    <mrow>
      <mrow>
        <mfenced open="∣" close="∣">
          <mrow>
            <mi>cos</mi>
            <mi>a</mi>
          </mrow>
        </mfenced>
        <mo stretchy="false">&lt;</mo>
        <mrow>
          <mn>1</mn>
        </mrow>
      </mrow>
    </mrow>
    <annotation encoding="StarMath 5.0">  left lline cos a  right lline &lt;{1}</annotation>
  </semantics>
</math>
</file>

<file path=Object 171/content.xml><?xml version="1.0" encoding="utf-8"?>
<math xmlns="http://www.w3.org/1998/Math/MathML">
  <semantics>
    <mrow>
      <mrow>
        <mrow>
          <mo stretchy="false">−</mo>
          <mrow>
            <mfrac>
              <mo stretchy="false">π</mo>
              <mrow>
                <mn>2</mn>
              </mrow>
            </mfrac>
          </mrow>
        </mrow>
        <mo stretchy="false">+</mo>
        <mrow>
          <mn>2</mn>
        </mrow>
      </mrow>
      <mi>k</mi>
      <mo stretchy="false">π</mo>
    </mrow>
    <annotation encoding="StarMath 5.0">-{%pi  over {2}}+{2}k %pi </annotation>
  </semantics>
</math>
</file>

<file path=Object 172/content.xml><?xml version="1.0" encoding="utf-8"?>
<math xmlns="http://www.w3.org/1998/Math/MathML">
  <semantics>
    <mrow>
      <mi>sin</mi>
      <mrow>
        <mrow>
          <mi>x</mi>
        </mrow>
        <mo stretchy="false">=</mo>
        <mi>sin</mi>
      </mrow>
      <mrow>
        <mi>a</mi>
      </mrow>
    </mrow>
    <annotation encoding="StarMath 5.0">sin{x}=sin{a }</annotation>
  </semantics>
</math>
</file>

<file path=Object 173/content.xml><?xml version="1.0" encoding="utf-8"?>
<math xmlns="http://www.w3.org/1998/Math/MathML">
  <semantics>
    <mrow>
      <mi>sin</mi>
      <mrow>
        <mi>a</mi>
      </mrow>
    </mrow>
    <annotation encoding="StarMath 5.0">sin{a}</annotation>
  </semantics>
</math>
</file>

<file path=Object 174/content.xml><?xml version="1.0" encoding="utf-8"?>
<math xmlns="http://www.w3.org/1998/Math/MathML">
  <semantics>
    <mrow>
      <mo stretchy="false">[</mo>
      <mi mathvariant="italic">AA</mi>
      <mi>'</mi>
      <mo stretchy="false">]</mo>
    </mrow>
    <annotation encoding="StarMath 5.0">\[AA'\]</annotation>
  </semantics>
</math>
</file>

<file path=Object 175/content.xml><?xml version="1.0" encoding="utf-8"?>
<math xmlns="http://www.w3.org/1998/Math/MathML">
  <semantics>
    <mrow>
      <mi>sin</mi>
      <mrow>
        <mrow>
          <mi>x</mi>
        </mrow>
        <mo stretchy="false">=</mo>
        <mi>sin</mi>
      </mrow>
      <mrow>
        <mi>a</mi>
      </mrow>
    </mrow>
    <annotation encoding="StarMath 5.0">sin{x}=sin{a }</annotation>
  </semantics>
</math>
</file>

<file path=Object 176/content.xml><?xml version="1.0" encoding="utf-8"?>
<math xmlns="http://www.w3.org/1998/Math/MathML">
  <semantics>
    <mrow>
      <mrow>
        <mi>a</mi>
        <mo stretchy="false">+</mo>
        <mrow>
          <mn>2</mn>
        </mrow>
      </mrow>
      <mi>k</mi>
      <mo stretchy="false">π</mo>
    </mrow>
    <annotation encoding="StarMath 5.0">a+{2}k %pi </annotation>
  </semantics>
</math>
</file>

<file path=Object 177/content.xml><?xml version="1.0" encoding="utf-8"?>
<math xmlns="http://www.w3.org/1998/Math/MathML">
  <semantics>
    <mrow>
      <mrow>
        <mrow>
          <mo stretchy="false">π</mo>
          <mo stretchy="false">−</mo>
          <mi>a</mi>
        </mrow>
        <mo stretchy="false">+</mo>
        <mrow>
          <mn>2</mn>
        </mrow>
      </mrow>
      <mi>k</mi>
      <mi>'</mi>
      <mo stretchy="false">π</mo>
    </mrow>
    <annotation encoding="StarMath 5.0">%pi-a+{2}k' %pi </annotation>
  </semantics>
</math>
</file>

<file path=Object 178/content.xml><?xml version="1.0" encoding="utf-8"?>
<math xmlns="http://www.w3.org/1998/Math/MathML">
  <semantics>
    <mrow>
      <mi>sin</mi>
      <mrow>
        <mrow>
          <mi>a</mi>
        </mrow>
        <mo stretchy="false">=</mo>
        <mrow>
          <mn>1</mn>
        </mrow>
      </mrow>
    </mrow>
    <annotation encoding="StarMath 5.0">sin{a}={1}</annotation>
  </semantics>
</math>
</file>

<file path=Object 179/content.xml><?xml version="1.0" encoding="utf-8"?>
<math xmlns="http://www.w3.org/1998/Math/MathML">
  <semantics>
    <mrow>
      <mi>sin</mi>
      <mrow>
        <mrow>
          <mi>x</mi>
        </mrow>
        <mo stretchy="false">=</mo>
        <mrow>
          <mn>1</mn>
        </mrow>
      </mrow>
    </mrow>
    <annotation encoding="StarMath 5.0">sin{x}={1}</annotation>
  </semantics>
</math>
</file>

<file path=Object 18/content.xml><?xml version="1.0" encoding="utf-8"?>
<math xmlns="http://www.w3.org/1998/Math/MathML">
  <semantics>
    <mrow>
      <mrow>
        <mover accent="true">
          <mrow>
            <mi mathvariant="italic">OA</mi>
          </mrow>
          <mo stretchy="false">⃗</mo>
        </mover>
        <mo stretchy="false">=</mo>
        <mover accent="true">
          <mrow>
            <mi>i</mi>
          </mrow>
          <mo stretchy="false">⃗</mo>
        </mover>
      </mrow>
    </mrow>
    <annotation encoding="StarMath 5.0"> widevec {OA}= vec {i}</annotation>
  </semantics>
</math>
</file>

<file path=Object 180/content.xml><?xml version="1.0" encoding="utf-8"?>
<math xmlns="http://www.w3.org/1998/Math/MathML">
  <semantics>
    <mrow>
      <mrow>
        <mfrac>
          <mo stretchy="false">π</mo>
          <mrow>
            <mn>2</mn>
          </mrow>
        </mfrac>
        <mo stretchy="false">+</mo>
        <mrow>
          <mn>2</mn>
        </mrow>
      </mrow>
      <mi>k</mi>
      <mo stretchy="false">π</mo>
    </mrow>
    <annotation encoding="StarMath 5.0">%pi  over {2}+{2}k %pi </annotation>
  </semantics>
</math>
</file>

<file path=Object 181/content.xml><?xml version="1.0" encoding="utf-8"?>
<math xmlns="http://www.w3.org/1998/Math/MathML">
  <semantics>
    <mrow>
      <mi>cos</mi>
      <mrow>
        <mi>a</mi>
      </mrow>
    </mrow>
    <annotation encoding="StarMath 5.0">cos{a}</annotation>
  </semantics>
</math>
</file>

<file path=Object 182/content.xml><?xml version="1.0" encoding="utf-8"?>
<math xmlns="http://www.w3.org/1998/Math/MathML">
  <semantics>
    <mrow>
      <mrow>
        <mi>a</mi>
        <mo stretchy="false">+</mo>
        <mrow>
          <mn>2</mn>
        </mrow>
      </mrow>
      <mi>k</mi>
      <mo stretchy="false">π</mo>
    </mrow>
    <annotation encoding="StarMath 5.0">a+{2}k %pi </annotation>
  </semantics>
</math>
</file>

<file path=Object 183/content.xml><?xml version="1.0" encoding="utf-8"?>
<math xmlns="http://www.w3.org/1998/Math/MathML">
  <semantics>
    <mrow>
      <mrow>
        <mrow>
          <mo stretchy="false">−</mo>
          <mi>a</mi>
        </mrow>
        <mo stretchy="false">+</mo>
        <mrow>
          <mn>2</mn>
        </mrow>
      </mrow>
      <mi>k</mi>
      <mo stretchy="false">π</mo>
    </mrow>
    <annotation encoding="StarMath 5.0">-a+{2}k %pi </annotation>
  </semantics>
</math>
</file>

<file path=Object 184/content.xml><?xml version="1.0" encoding="utf-8"?>
<math xmlns="http://www.w3.org/1998/Math/MathML">
  <semantics>
    <mrow>
      <mi>k</mi>
      <mi>∈</mi>
      <mo stretchy="false">ℤ</mo>
    </mrow>
    <annotation encoding="StarMath 5.0">k∈ setZ</annotation>
  </semantics>
</math>
</file>

<file path=Object 185/content.xml><?xml version="1.0" encoding="utf-8"?>
<math xmlns="http://www.w3.org/1998/Math/MathML">
  <semantics>
    <mrow>
      <mi>cos</mi>
      <mrow>
        <mrow>
          <mi>a</mi>
        </mrow>
        <mo stretchy="false">=</mo>
        <mrow>
          <mn>1</mn>
        </mrow>
      </mrow>
    </mrow>
    <annotation encoding="StarMath 5.0">cos{a}={1}</annotation>
  </semantics>
</math>
</file>

<file path=Object 186/content.xml><?xml version="1.0" encoding="utf-8"?>
<math xmlns="http://www.w3.org/1998/Math/MathML">
  <semantics>
    <mrow>
      <mrow>
        <mrow>
          <mn>0</mn>
        </mrow>
        <mo stretchy="false">+</mo>
        <mrow>
          <mn>2</mn>
        </mrow>
      </mrow>
      <mi>k</mi>
      <mrow>
        <mo stretchy="false">π</mo>
        <mo stretchy="false">=</mo>
        <mrow>
          <mn>2</mn>
        </mrow>
      </mrow>
      <mi>k</mi>
      <mo stretchy="false">π</mo>
    </mrow>
    <annotation encoding="StarMath 5.0">{0}+{2}k %pi ={2}k %pi </annotation>
  </semantics>
</math>
</file>

<file path=Object 187/content.xml><?xml version="1.0" encoding="utf-8"?>
<math xmlns="http://www.w3.org/1998/Math/MathML">
  <semantics>
    <mrow>
      <mi>k</mi>
      <mi>∈</mi>
      <mo stretchy="false">ℤ</mo>
    </mrow>
    <annotation encoding="StarMath 5.0">k∈ setZ</annotation>
  </semantics>
</math>
</file>

<file path=Object 188/content.xml><?xml version="1.0" encoding="utf-8"?>
<math xmlns="http://www.w3.org/1998/Math/MathML">
  <semantics>
    <mrow>
      <mrow>
        <mo stretchy="false">π</mo>
        <mo stretchy="false">+</mo>
        <mrow>
          <mn>2</mn>
        </mrow>
      </mrow>
      <mi>k</mi>
      <mo stretchy="false">π</mo>
    </mrow>
    <annotation encoding="StarMath 5.0">%pi+{2}k %pi</annotation>
  </semantics>
</math>
</file>

<file path=Object 189/content.xml><?xml version="1.0" encoding="utf-8"?>
<math xmlns="http://www.w3.org/1998/Math/MathML">
  <semantics>
    <mrow>
      <mi>k</mi>
      <mi>∈</mi>
      <mo stretchy="false">ℤ</mo>
    </mrow>
    <annotation encoding="StarMath 5.0">k∈ setZ</annotation>
  </semantics>
</math>
</file>

<file path=Object 19/content.xml><?xml version="1.0" encoding="utf-8"?>
<math xmlns="http://www.w3.org/1998/Math/MathML">
  <semantics>
    <mrow>
      <mrow>
        <mo stretchy="false">(</mo>
        <mrow>
          <mi>A</mi>
          <mstyle mathvariant="normal">
            <mrow>
              <mi mathvariant="normal">;</mi>
            </mrow>
          </mstyle>
          <mover accent="true">
            <mrow>
              <mi>j</mi>
            </mrow>
            <mo stretchy="false">⃗</mo>
          </mover>
        </mrow>
        <mo stretchy="false">)</mo>
      </mrow>
    </mrow>
    <annotation encoding="StarMath 5.0">(A  nitalic;  vec{j})</annotation>
  </semantics>
</math>
</file>

<file path=Object 190/content.xml><?xml version="1.0" encoding="utf-8"?>
<math xmlns="http://www.w3.org/1998/Math/MathML">
  <semantics>
    <mrow>
      <mi>cos</mi>
      <mrow>
        <mrow>
          <mi>a</mi>
        </mrow>
        <mo stretchy="false">=</mo>
        <mrow>
          <mo stretchy="false">−</mo>
          <mrow>
            <mn>1</mn>
          </mrow>
        </mrow>
      </mrow>
    </mrow>
    <annotation encoding="StarMath 5.0">cos{a}=-{1}</annotation>
  </semantics>
</math>
</file>

<file path=Object 191/content.xml><?xml version="1.0" encoding="utf-8"?>
<math xmlns="http://www.w3.org/1998/Math/MathML">
  <semantics>
    <mrow>
      <mi>sin</mi>
      <mrow>
        <mrow>
          <mi>x</mi>
        </mrow>
        <mo stretchy="false">=</mo>
        <mi>sin</mi>
      </mrow>
      <mrow>
        <mi>a</mi>
      </mrow>
    </mrow>
    <annotation encoding="StarMath 5.0">sin{x}=sin{a }</annotation>
  </semantics>
</math>
</file>

<file path=Object 2/content.xml><?xml version="1.0" encoding="utf-8"?>
<math xmlns="http://www.w3.org/1998/Math/MathML">
  <semantics>
    <mrow>
      <mrow>
        <mi>t</mi>
        <mo stretchy="false">+</mo>
        <mrow>
          <mi>k</mi>
          <mo stretchy="false">×</mo>
          <mrow>
            <mn>2</mn>
          </mrow>
        </mrow>
      </mrow>
      <mo stretchy="false">π</mo>
    </mrow>
    <annotation encoding="StarMath 5.0">t+k times {2}%pi </annotation>
  </semantics>
</math>
</file>

<file path=Object 20/content.xml><?xml version="1.0" encoding="utf-8"?>
<math xmlns="http://www.w3.org/1998/Math/MathML">
  <semantics>
    <mrow>
      <msub>
        <mi>A</mi>
        <mrow>
          <mn>1</mn>
        </mrow>
      </msub>
    </mrow>
    <annotation encoding="StarMath 5.0">A_{1}</annotation>
  </semantics>
</math>
</file>

<file path=Object 203/content.xml><?xml version="1.0" encoding="utf-8"?>
<math xmlns="http://www.w3.org/1998/Math/MathML">
  <semantics>
    <mrow>
      <mrow>
        <mfenced open="∣" close="∣">
          <mrow>
            <mi>sin</mi>
            <mi>a</mi>
          </mrow>
        </mfenced>
        <mo stretchy="false">&lt;</mo>
        <mrow>
          <mn>1</mn>
        </mrow>
      </mrow>
    </mrow>
    <annotation encoding="StarMath 5.0">  left lline sin a  right lline &lt;{1}</annotation>
  </semantics>
</math>
</file>

<file path=Object 204/content.xml><?xml version="1.0" encoding="utf-8"?>
<math xmlns="http://www.w3.org/1998/Math/MathML">
  <semantics>
    <mrow>
      <mo stretchy="false">[</mo>
      <mi mathvariant="italic">BB</mi>
      <mi>'</mi>
      <mo stretchy="false">]</mo>
    </mrow>
    <annotation encoding="StarMath 5.0">\[BB'\]</annotation>
  </semantics>
</math>
</file>

<file path=Object 205/content.xml><?xml version="1.0" encoding="utf-8"?>
<math xmlns="http://www.w3.org/1998/Math/MathML">
  <semantics>
    <mrow>
      <mi>sin</mi>
      <mrow>
        <mi>a</mi>
      </mrow>
    </mrow>
    <annotation encoding="StarMath 5.0">sin{a}</annotation>
  </semantics>
</math>
</file>

<file path=Object 206/content.xml><?xml version="1.0" encoding="utf-8"?>
<math xmlns="http://www.w3.org/1998/Math/MathML">
  <semantics>
    <mrow>
      <mrow>
        <mo stretchy="false">(</mo>
        <mrow>
          <mi mathvariant="italic">BB</mi>
          <mi>'</mi>
        </mrow>
        <mo stretchy="false">)</mo>
      </mrow>
    </mrow>
    <annotation encoding="StarMath 5.0">(BB')</annotation>
  </semantics>
</math>
</file>

<file path=Object 207/content.xml><?xml version="1.0" encoding="utf-8"?>
<math xmlns="http://www.w3.org/1998/Math/MathML">
  <semantics>
    <mrow>
      <mrow>
        <mi>a</mi>
        <mo stretchy="false">+</mo>
        <mrow>
          <mn>2</mn>
        </mrow>
      </mrow>
      <mi>k</mi>
      <mo stretchy="false">π</mo>
    </mrow>
    <annotation encoding="StarMath 5.0">a+{2}k %pi </annotation>
  </semantics>
</math>
</file>

<file path=Object 208/content.xml><?xml version="1.0" encoding="utf-8"?>
<math xmlns="http://www.w3.org/1998/Math/MathML">
  <semantics>
    <mrow>
      <mrow>
        <mrow>
          <mo stretchy="false">π</mo>
          <mo stretchy="false">−</mo>
          <mi>a</mi>
        </mrow>
        <mo stretchy="false">+</mo>
        <mrow>
          <mn>2</mn>
        </mrow>
      </mrow>
      <mi>k</mi>
      <mo stretchy="false">π</mo>
    </mrow>
    <annotation encoding="StarMath 5.0">%pi-a+{2}k %pi </annotation>
  </semantics>
</math>
</file>

<file path=Object 209/content.xml><?xml version="1.0" encoding="utf-8"?>
<math xmlns="http://www.w3.org/1998/Math/MathML">
  <semantics>
    <mrow>
      <mi>k</mi>
      <mi>∈</mi>
      <mo stretchy="false">ℤ</mo>
    </mrow>
    <annotation encoding="StarMath 5.0">k∈ setZ</annotation>
  </semantics>
</math>
</file>

<file path=Object 21/content.xml><?xml version="1.0" encoding="utf-8"?>
<math xmlns="http://www.w3.org/1998/Math/MathML">
  <semantics>
    <mrow>
      <mrow>
        <mn>2</mn>
      </mrow>
      <mo stretchy="false">π</mo>
    </mrow>
    <annotation encoding="StarMath 5.0">{2}%pi </annotation>
  </semantics>
</math>
</file>

<file path=Object 210/content.xml><?xml version="1.0" encoding="utf-8"?>
<math xmlns="http://www.w3.org/1998/Math/MathML">
  <semantics>
    <mrow>
      <mi>sin</mi>
      <mrow>
        <mrow>
          <mi>a</mi>
        </mrow>
        <mo stretchy="false">=</mo>
        <mrow>
          <mn>1</mn>
        </mrow>
      </mrow>
    </mrow>
    <annotation encoding="StarMath 5.0">sin{a}={1}</annotation>
  </semantics>
</math>
</file>

<file path=Object 211/content.xml><?xml version="1.0" encoding="utf-8"?>
<math xmlns="http://www.w3.org/1998/Math/MathML">
  <semantics>
    <mrow>
      <mrow>
        <mfrac>
          <mo stretchy="false">π</mo>
          <mrow>
            <mn>2</mn>
          </mrow>
        </mfrac>
        <mo stretchy="false">+</mo>
        <mrow>
          <mn>2</mn>
        </mrow>
      </mrow>
      <mi>k</mi>
      <mo stretchy="false">π</mo>
    </mrow>
    <annotation encoding="StarMath 5.0">%pi  over {2}+{2}k %pi </annotation>
  </semantics>
</math>
</file>

<file path=Object 212/content.xml><?xml version="1.0" encoding="utf-8"?>
<math xmlns="http://www.w3.org/1998/Math/MathML">
  <semantics>
    <mrow>
      <mi>k</mi>
      <mi>∈</mi>
      <mo stretchy="false">ℤ</mo>
    </mrow>
    <annotation encoding="StarMath 5.0">k∈ setZ</annotation>
  </semantics>
</math>
</file>

<file path=Object 213/content.xml><?xml version="1.0" encoding="utf-8"?>
<math xmlns="http://www.w3.org/1998/Math/MathML">
  <semantics>
    <mrow>
      <mi>sin</mi>
      <mrow>
        <mrow>
          <mi>a</mi>
        </mrow>
        <mo stretchy="false">=</mo>
        <mrow>
          <mo stretchy="false">−</mo>
          <mrow>
            <mn>1</mn>
          </mrow>
        </mrow>
      </mrow>
    </mrow>
    <annotation encoding="StarMath 5.0">sin{a}=-{1}</annotation>
  </semantics>
</math>
</file>

<file path=Object 214/content.xml><?xml version="1.0" encoding="utf-8"?>
<math xmlns="http://www.w3.org/1998/Math/MathML">
  <semantics>
    <mrow>
      <mrow>
        <mrow>
          <mo stretchy="false">−</mo>
          <mrow>
            <mfrac>
              <mo stretchy="false">π</mo>
              <mrow>
                <mn>2</mn>
              </mrow>
            </mfrac>
          </mrow>
        </mrow>
        <mo stretchy="false">+</mo>
        <mrow>
          <mn>2</mn>
        </mrow>
      </mrow>
      <mi>k</mi>
      <mo stretchy="false">π</mo>
    </mrow>
    <annotation encoding="StarMath 5.0">-{%pi  over {2}}+{2}k %pi </annotation>
  </semantics>
</math>
</file>

<file path=Object 215/content.xml><?xml version="1.0" encoding="utf-8"?>
<math xmlns="http://www.w3.org/1998/Math/MathML">
  <semantics>
    <mrow>
      <mi>k</mi>
      <mi>∈</mi>
      <mo stretchy="false">ℤ</mo>
    </mrow>
    <annotation encoding="StarMath 5.0">k∈ setZ</annotation>
  </semantics>
</math>
</file>

<file path=Object 216/content.xml><?xml version="1.0" encoding="utf-8"?>
<math xmlns="http://www.w3.org/1998/Math/MathML">
  <semantics>
    <mrow>
      <mrow>
        <mo stretchy="false">π</mo>
        <mo stretchy="false">−</mo>
        <mi>a</mi>
      </mrow>
    </mrow>
    <annotation encoding="StarMath 5.0">%pi -a</annotation>
  </semantics>
</math>
</file>

<file path=Object 217/content.xml><?xml version="1.0" encoding="utf-8"?>
<math xmlns="http://www.w3.org/1998/Math/MathML">
  <semantics>
    <mrow>
      <mi>cos</mi>
      <mrow>
        <mi>x</mi>
        <mo stretchy="false">=</mo>
        <mi>cos</mi>
      </mrow>
      <mi>a</mi>
    </mrow>
    <annotation encoding="StarMath 5.0">cos{x}=cos{a}</annotation>
  </semantics>
</math>
</file>

<file path=Object 218/content.xml><?xml version="1.0" encoding="utf-8"?>
<math xmlns="http://www.w3.org/1998/Math/MathML">
  <semantics>
    <mrow>
      <mi>sin</mi>
      <mrow>
        <mi>x</mi>
        <mo stretchy="false">=</mo>
        <mi>sin</mi>
      </mrow>
      <mi>a</mi>
    </mrow>
    <annotation encoding="StarMath 5.0">sin{x}=sin{a}</annotation>
  </semantics>
</math>
</file>

<file path=Object 219/content.xml><?xml version="1.0" encoding="utf-8"?>
<math xmlns="http://www.w3.org/1998/Math/MathML">
  <semantics>
    <mrow>
      <mrow>
        <mo stretchy="false">(</mo>
        <mrow>
          <mover accent="true">
            <mrow>
              <mi>u</mi>
            </mrow>
            <mo stretchy="false">⃗</mo>
          </mover>
          <mi>;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 vec {u}; vec {v})</annotation>
  </semantics>
</math>
</file>

<file path=Object 22/content.xml><?xml version="1.0" encoding="utf-8"?>
<math xmlns="http://www.w3.org/1998/Math/MathML">
  <semantics>
    <mrow>
      <mrow>
        <mo stretchy="false">(</mo>
        <mrow>
          <mi>A</mi>
          <mstyle mathvariant="normal">
            <mrow>
              <mi mathvariant="normal">;</mi>
            </mrow>
          </mstyle>
          <mover accent="true">
            <mrow>
              <mi>j</mi>
            </mrow>
            <mo stretchy="false">⃗</mo>
          </mover>
        </mrow>
        <mo stretchy="false">)</mo>
      </mrow>
    </mrow>
    <annotation encoding="StarMath 5.0">(A  nitalic;  vec{j})</annotation>
  </semantics>
</math>
</file>

<file path=Object 220/content.xml><?xml version="1.0" encoding="utf-8"?>
<math xmlns="http://www.w3.org/1998/Math/MathML">
  <semantics>
    <mrow>
      <mi>cos</mi>
      <mrow>
        <mfenced open="(" close=")">
          <mrow>
            <mrow>
              <mfrac>
                <mo stretchy="false">π</mo>
                <mrow>
                  <mn>2</mn>
                </mrow>
              </mfrac>
              <mo stretchy="false">+</mo>
              <mo stretchy="false">α</mo>
            </mrow>
          </mrow>
        </mfenced>
        <mo stretchy="false">=</mo>
        <mi>cos</mi>
      </mrow>
      <mrow>
        <mfenced open="(" close=")">
          <mrow>
            <mrow>
              <mo stretchy="false">π</mo>
              <mo stretchy="false">−</mo>
              <mfenced open="(" close=")">
                <mrow>
                  <mrow>
                    <mfrac>
                      <mo stretchy="false">π</mo>
                      <mrow>
                        <mn>2</mn>
                      </mrow>
                    </mfrac>
                    <mo stretchy="false">−</mo>
                    <mo stretchy="false">α</mo>
                  </mrow>
                </mrow>
              </mfenced>
            </mrow>
          </mrow>
        </mfenced>
        <mo stretchy="false">=</mo>
        <mrow>
          <mo stretchy="false">−</mo>
          <mi>cos</mi>
        </mrow>
      </mrow>
      <mrow>
        <mfenced open="(" close=")">
          <mrow>
            <mrow>
              <mfrac>
                <mo stretchy="false">π</mo>
                <mrow>
                  <mn>2</mn>
                </mrow>
              </mfrac>
              <mo stretchy="false">−</mo>
              <mo stretchy="false">α</mo>
            </mrow>
          </mrow>
        </mfenced>
        <mo stretchy="false">=</mo>
        <mrow>
          <mo stretchy="false">−</mo>
          <mi>sin</mi>
        </mrow>
      </mrow>
      <mo stretchy="false">α</mo>
    </mrow>
    <annotation encoding="StarMath 5.0">cos left( %pi  over {2}+%alpha  right)=cos left( %pi - left( %pi  over {2}-%alpha  right) right)=-cos left( %pi  over {2}-%alpha  right)=-sin%alpha </annotation>
  </semantics>
</math>
</file>

<file path=Object 221/content.xml><?xml version="1.0" encoding="utf-8"?>
<math xmlns="http://www.w3.org/1998/Math/MathML">
  <semantics>
    <mrow>
      <mi>sin</mi>
      <mrow>
        <mfenced open="(" close=")">
          <mrow>
            <mrow>
              <mfrac>
                <mo stretchy="false">π</mo>
                <mrow>
                  <mn>2</mn>
                </mrow>
              </mfrac>
              <mo stretchy="false">+</mo>
              <mo stretchy="false">α</mo>
            </mrow>
          </mrow>
        </mfenced>
        <mo stretchy="false">=</mo>
        <mi>sin</mi>
      </mrow>
      <mrow>
        <mfenced open="(" close=")">
          <mrow>
            <mrow>
              <mo stretchy="false">π</mo>
              <mo stretchy="false">−</mo>
              <mfenced open="(" close=")">
                <mrow>
                  <mrow>
                    <mfrac>
                      <mo stretchy="false">π</mo>
                      <mrow>
                        <mn>2</mn>
                      </mrow>
                    </mfrac>
                    <mo stretchy="false">−</mo>
                    <mo stretchy="false">α</mo>
                  </mrow>
                </mrow>
              </mfenced>
            </mrow>
          </mrow>
        </mfenced>
        <mo stretchy="false">=</mo>
        <mi>sin</mi>
      </mrow>
      <mrow>
        <mfenced open="(" close=")">
          <mrow>
            <mrow>
              <mfrac>
                <mo stretchy="false">π</mo>
                <mrow>
                  <mn>2</mn>
                </mrow>
              </mfrac>
              <mo stretchy="false">−</mo>
              <mo stretchy="false">α</mo>
            </mrow>
          </mrow>
        </mfenced>
        <mo stretchy="false">=</mo>
        <mi>cos</mi>
      </mrow>
      <mo stretchy="false">α</mo>
    </mrow>
    <annotation encoding="StarMath 5.0">sin left( %pi  over {2}+%alpha  right)=sin left( %pi - left( %pi  over {2}-%alpha  right) right)=sin left( %pi  over {2}-%alpha  right)=cos%alpha </annotation>
  </semantics>
</math>
</file>

<file path=Object 222/content.xml><?xml version="1.0" encoding="utf-8"?>
<math xmlns="http://www.w3.org/1998/Math/MathML">
  <semantics>
    <mrow>
      <mi>sin</mi>
      <mrow>
        <mo stretchy="false">(</mo>
        <mrow>
          <mover accent="true">
            <mrow>
              <mi>u</mi>
            </mrow>
            <mo stretchy="false">⃗</mo>
          </mover>
          <mi>;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sin ( vec {u}; vec {v})</annotation>
  </semantics>
</math>
</file>

<file path=Object 223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24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25/content.xml><?xml version="1.0" encoding="utf-8"?>
<math xmlns="http://www.w3.org/1998/Math/MathML">
  <semantics>
    <mrow>
      <mrow>
        <mo stretchy="false">(</mo>
        <mrow>
          <mover accent="true">
            <mrow>
              <mi>u</mi>
            </mrow>
            <mo stretchy="false">⃗</mo>
          </mover>
          <mi>;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 vec {u}; vec {v})</annotation>
  </semantics>
</math>
</file>

<file path=Object 226/content.xml><?xml version="1.0" encoding="utf-8"?>
<math xmlns="http://www.w3.org/1998/Math/MathML">
  <semantics>
    <mrow>
      <mrow>
        <mo stretchy="false">(</mo>
        <mrow>
          <mover accent="true">
            <mrow>
              <mi>u</mi>
            </mrow>
            <mo stretchy="false">⃗</mo>
          </mover>
          <mi>;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 vec {u}; vec {v})</annotation>
  </semantics>
</math>
</file>

<file path=Object 227/content.xml><?xml version="1.0" encoding="utf-8"?>
<math xmlns="http://www.w3.org/1998/Math/MathML">
  <semantics>
    <mrow>
      <mi>cos</mi>
      <mrow>
        <mo stretchy="false">(</mo>
        <mrow>
          <mover accent="true">
            <mrow>
              <mi>u</mi>
            </mrow>
            <mo stretchy="false">⃗</mo>
          </mover>
          <mi>;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cos ( vec {u}; vec {v})</annotation>
  </semantics>
</math>
</file>

<file path=Object 228/content.xml><?xml version="1.0" encoding="utf-8"?>
<math xmlns="http://www.w3.org/1998/Math/MathML">
  <semantics>
    <mrow>
      <mrow>
        <mrow>
          <mo stretchy="false">−</mo>
          <mi>a</mi>
        </mrow>
        <mo stretchy="false">+</mo>
        <mrow>
          <mn>2</mn>
        </mrow>
      </mrow>
      <mi>k</mi>
      <mi>'</mi>
      <mo stretchy="false">π</mo>
    </mrow>
    <annotation encoding="StarMath 5.0">-a+{2}k' %pi </annotation>
  </semantics>
</math>
</file>

<file path=Object 229/content.xml><?xml version="1.0" encoding="utf-8"?>
<math xmlns="http://www.w3.org/1998/Math/MathML">
  <semantics>
    <mrow>
      <mi>cos</mi>
      <mrow>
        <mrow>
          <mi>a</mi>
        </mrow>
        <mo stretchy="false">=</mo>
        <mrow>
          <mn>1</mn>
        </mrow>
      </mrow>
    </mrow>
    <annotation encoding="StarMath 5.0">cos{a}={1}</annotation>
  </semantics>
</math>
</file>

<file path=Object 23/content.xml><?xml version="1.0" encoding="utf-8"?>
<math xmlns="http://www.w3.org/1998/Math/MathML">
  <semantics>
    <mrow>
      <mrow>
        <mo stretchy="false">(</mo>
        <mrow>
          <mover accent="true">
            <mrow>
              <mi>u</mi>
            </mrow>
            <mo stretchy="false">⃗</mo>
          </mover>
          <mi>;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 vec {u}; vec {v})</annotation>
  </semantics>
</math>
</file>

<file path=Object 230/content.xml><?xml version="1.0" encoding="utf-8"?>
<math xmlns="http://www.w3.org/1998/Math/MathML">
  <semantics>
    <mrow>
      <mi>cos</mi>
      <mrow>
        <mrow>
          <mi>x</mi>
        </mrow>
        <mo stretchy="false">=</mo>
        <mrow>
          <mn>1</mn>
        </mrow>
      </mrow>
    </mrow>
    <annotation encoding="StarMath 5.0">cos{x}={1}</annotation>
  </semantics>
</math>
</file>

<file path=Object 231/content.xml><?xml version="1.0" encoding="utf-8"?>
<math xmlns="http://www.w3.org/1998/Math/MathML">
  <semantics>
    <mrow>
      <mrow>
        <mn>2</mn>
      </mrow>
      <mi>k</mi>
      <mo stretchy="false">π</mo>
    </mrow>
    <annotation encoding="StarMath 5.0">{2}k %pi </annotation>
  </semantics>
</math>
</file>

<file path=Object 24/content.xml><?xml version="1.0" encoding="utf-8"?>
<math xmlns="http://www.w3.org/1998/Math/MathML">
  <semantics>
    <mrow>
      <mrow>
        <mo stretchy="false">α</mo>
        <mo stretchy="false">+</mo>
        <mrow>
          <mn>2</mn>
        </mrow>
      </mrow>
      <mi>k</mi>
      <mo stretchy="false">π</mo>
    </mrow>
    <annotation encoding="StarMath 5.0">%alpha + {2}k%pi  </annotation>
  </semantics>
</math>
</file>

<file path=Object 25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26/content.xml><?xml version="1.0" encoding="utf-8"?>
<math xmlns="http://www.w3.org/1998/Math/MathML">
  <semantics>
    <mrow>
      <msub>
        <mi>N</mi>
        <mrow>
          <mn>1</mn>
        </mrow>
      </msub>
      <mi>'</mi>
    </mrow>
    <annotation encoding="StarMath 5.0">N_{1}'</annotation>
  </semantics>
</math>
</file>

<file path=Object 27/content.xml><?xml version="1.0" encoding="utf-8"?>
<math xmlns="http://www.w3.org/1998/Math/MathML">
  <semantics>
    <mrow>
      <msub>
        <mi>M</mi>
        <mrow>
          <mn>1</mn>
        </mrow>
      </msub>
    </mrow>
    <annotation encoding="StarMath 5.0">M_{1}</annotation>
  </semantics>
</math>
</file>

<file path=Object 28/content.xml><?xml version="1.0" encoding="utf-8"?>
<math xmlns="http://www.w3.org/1998/Math/MathML">
  <semantics>
    <mrow>
      <msub>
        <mi>N</mi>
        <mrow>
          <mn>2</mn>
        </mrow>
      </msub>
    </mrow>
    <annotation encoding="StarMath 5.0">N_{2}</annotation>
  </semantics>
</math>
</file>

<file path=Object 29/content.xml><?xml version="1.0" encoding="utf-8"?>
<math xmlns="http://www.w3.org/1998/Math/MathML">
  <semantics>
    <mrow>
      <mrow>
        <mo stretchy="false">(</mo>
        <mrow>
          <mover accent="true">
            <mrow>
              <mi>u</mi>
            </mrow>
            <mo stretchy="false">⃗</mo>
          </mover>
          <mi>;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 vec {u}; vec {v})</annotation>
  </semantics>
</math>
</file>

<file path=Object 3/content.xml><?xml version="1.0" encoding="utf-8"?>
<math xmlns="http://www.w3.org/1998/Math/MathML">
  <semantics>
    <mrow>
      <mrow>
        <mi>l</mi>
        <mo stretchy="false">=</mo>
        <mi>R</mi>
      </mrow>
      <mo stretchy="false">α</mo>
    </mrow>
    <annotation encoding="StarMath 5.0">l=R%alpha </annotation>
  </semantics>
</math>
</file>

<file path=Object 30/content.xml><?xml version="1.0" encoding="utf-8"?>
<math xmlns="http://www.w3.org/1998/Math/MathML">
  <semantics>
    <mrow>
      <msub>
        <mi>N</mi>
        <mrow>
          <mn>2</mn>
        </mrow>
      </msub>
      <mi>'</mi>
    </mrow>
    <annotation encoding="StarMath 5.0">N_{2}'</annotation>
  </semantics>
</math>
</file>

<file path=Object 31/content.xml><?xml version="1.0" encoding="utf-8"?>
<math xmlns="http://www.w3.org/1998/Math/MathML">
  <semantics>
    <mrow>
      <msub>
        <mi>M</mi>
        <mrow>
          <mn>2</mn>
        </mrow>
      </msub>
      <mi>'</mi>
    </mrow>
    <annotation encoding="StarMath 5.0">M_{2}'</annotation>
  </semantics>
</math>
</file>

<file path=Object 32/content.xml><?xml version="1.0" encoding="utf-8"?>
<math xmlns="http://www.w3.org/1998/Math/MathML">
  <semantics>
    <mrow>
      <mrow>
        <msub>
          <mi>n</mi>
          <mrow>
            <mn>2</mn>
          </mrow>
        </msub>
        <mo stretchy="false">−</mo>
        <msub>
          <mi>n</mi>
          <mrow>
            <mn>1</mn>
          </mrow>
        </msub>
      </mrow>
    </mrow>
    <annotation encoding="StarMath 5.0">n_{2}-n_{1}</annotation>
  </semantics>
</math>
</file>

<file path=Object 33/content.xml><?xml version="1.0" encoding="utf-8"?>
<math xmlns="http://www.w3.org/1998/Math/MathML">
  <semantics>
    <mrow>
      <msub>
        <mi>n</mi>
        <mrow>
          <mn>2</mn>
        </mrow>
      </msub>
      <mrow>
        <mi>'</mi>
        <mo stretchy="false">−</mo>
        <msub>
          <mi>n</mi>
          <mrow>
            <mn>1</mn>
          </mrow>
        </msub>
      </mrow>
      <mi>'</mi>
    </mrow>
    <annotation encoding="StarMath 5.0">n_{2}'-n_{1}'</annotation>
  </semantics>
</math>
</file>

<file path=Object 34/content.xml><?xml version="1.0" encoding="utf-8"?>
<math xmlns="http://www.w3.org/1998/Math/MathML">
  <semantics>
    <mrow>
      <mrow>
        <mo stretchy="false">(</mo>
        <mrow>
          <mover accent="true">
            <mrow>
              <mi>u</mi>
            </mrow>
            <mo stretchy="false">⃗</mo>
          </mover>
          <mi>;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 vec {u}; vec {v})</annotation>
  </semantics>
</math>
</file>

<file path=Object 35/content.xml><?xml version="1.0" encoding="utf-8"?>
<math xmlns="http://www.w3.org/1998/Math/MathML">
  <semantics>
    <mrow>
      <msub>
        <mi>n</mi>
        <mrow>
          <mn>1</mn>
        </mrow>
      </msub>
      <mrow>
        <mi>'</mi>
        <mo stretchy="false">=</mo>
        <mrow>
          <msub>
            <mi>n</mi>
            <mrow>
              <mn>1</mn>
            </mrow>
          </msub>
          <mo stretchy="false">+</mo>
          <mrow>
            <mn>2</mn>
          </mrow>
        </mrow>
      </mrow>
      <msub>
        <mi>k</mi>
        <mrow>
          <mn>1</mn>
        </mrow>
      </msub>
      <mo stretchy="false">π</mo>
    </mrow>
    <annotation encoding="StarMath 5.0">n_{1}'=n_{1}+{2}k_{1} %pi </annotation>
  </semantics>
</math>
</file>

<file path=Object 36/content.xml><?xml version="1.0" encoding="utf-8"?>
<math xmlns="http://www.w3.org/1998/Math/MathML">
  <semantics>
    <mrow>
      <msub>
        <mi>k</mi>
        <mrow>
          <mn>1</mn>
        </mrow>
      </msub>
    </mrow>
    <annotation encoding="StarMath 5.0">k_{1}</annotation>
  </semantics>
</math>
</file>

<file path=Object 37/content.xml><?xml version="1.0" encoding="utf-8"?>
<math xmlns="http://www.w3.org/1998/Math/MathML">
  <semantics>
    <mrow>
      <msub>
        <mi>n</mi>
        <mrow>
          <mn>2</mn>
        </mrow>
      </msub>
      <mrow>
        <mi>'</mi>
        <mo stretchy="false">=</mo>
        <mrow>
          <msub>
            <mi>n</mi>
            <mrow>
              <mn>2</mn>
            </mrow>
          </msub>
          <mo stretchy="false">+</mo>
          <mrow>
            <mn>2</mn>
          </mrow>
        </mrow>
      </mrow>
      <msub>
        <mi>k</mi>
        <mrow>
          <mn>2</mn>
        </mrow>
      </msub>
      <mo stretchy="false">π</mo>
    </mrow>
    <annotation encoding="StarMath 5.0">n_{2}'=n_{2}+{2}k_{2} %pi </annotation>
  </semantics>
</math>
</file>

<file path=Object 38/content.xml><?xml version="1.0" encoding="utf-8"?>
<math xmlns="http://www.w3.org/1998/Math/MathML">
  <semantics>
    <mrow>
      <msub>
        <mi>k</mi>
        <mrow>
          <mn>2</mn>
        </mrow>
      </msub>
    </mrow>
    <annotation encoding="StarMath 5.0">k_{2}</annotation>
  </semantics>
</math>
</file>

<file path=Object 39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4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40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41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42/content.xml><?xml version="1.0" encoding="utf-8"?>
<math xmlns="http://www.w3.org/1998/Math/MathML">
  <semantics>
    <mrow>
      <msub>
        <mi>M</mi>
        <mrow>
          <mn>1</mn>
        </mrow>
      </msub>
    </mrow>
    <annotation encoding="StarMath 5.0">M_{1}</annotation>
  </semantics>
</math>
</file>

<file path=Object 43/content.xml><?xml version="1.0" encoding="utf-8"?>
<math xmlns="http://www.w3.org/1998/Math/MathML">
  <semantics>
    <mrow>
      <msub>
        <mi>M</mi>
        <mrow>
          <mn>2</mn>
        </mrow>
      </msub>
    </mrow>
    <annotation encoding="StarMath 5.0">M_{2}</annotation>
  </semantics>
</math>
</file>

<file path=Object 44/content.xml><?xml version="1.0" encoding="utf-8"?>
<math xmlns="http://www.w3.org/1998/Math/MathML">
  <semantics>
    <mrow>
      <mrow>
        <mover accent="true">
          <mrow>
            <msub>
              <mi mathvariant="italic">OM</mi>
              <mn>1</mn>
            </msub>
          </mrow>
          <mo stretchy="false">⃗</mo>
        </mover>
        <mo stretchy="false">=</mo>
        <mover accent="true">
          <mrow>
            <mi>u</mi>
          </mrow>
          <mo stretchy="false">⃗</mo>
        </mover>
      </mrow>
    </mrow>
    <annotation encoding="StarMath 5.0"> widevec {OM_1}= vec {u}</annotation>
  </semantics>
</math>
</file>

<file path=Object 45/content.xml><?xml version="1.0" encoding="utf-8"?>
<math xmlns="http://www.w3.org/1998/Math/MathML">
  <semantics>
    <mrow>
      <mrow>
        <mover accent="true">
          <mrow>
            <msub>
              <mi mathvariant="italic">OM</mi>
              <mn>2</mn>
            </msub>
          </mrow>
          <mo stretchy="false">⃗</mo>
        </mover>
        <mo stretchy="false">=</mo>
        <mover accent="true">
          <mrow>
            <mi>v</mi>
          </mrow>
          <mo stretchy="false">⃗</mo>
        </mover>
      </mrow>
    </mrow>
    <annotation encoding="StarMath 5.0"> widevec {OM_2}= vec {v}</annotation>
  </semantics>
</math>
</file>

<file path=Object 46/content.xml><?xml version="1.0" encoding="utf-8"?>
<math xmlns="http://www.w3.org/1998/Math/MathML">
  <semantics>
    <mrow>
      <mrow>
        <mover accent="true">
          <mrow>
            <mi mathvariant="italic">OA</mi>
          </mrow>
          <mo stretchy="false">⃗</mo>
        </mover>
        <mo stretchy="false">=</mo>
        <mover accent="true">
          <mrow>
            <mi>i</mi>
          </mrow>
          <mo stretchy="false">⃗</mo>
        </mover>
      </mrow>
    </mrow>
    <annotation encoding="StarMath 5.0"> widevec {OA}= vec {i}</annotation>
  </semantics>
</math>
</file>

<file path=Object 47/content.xml><?xml version="1.0" encoding="utf-8"?>
<math xmlns="http://www.w3.org/1998/Math/MathML">
  <semantics>
    <mrow>
      <mrow>
        <mo stretchy="false">(</mo>
        <mrow>
          <mi>A</mi>
          <mstyle mathvariant="normal">
            <mrow>
              <mi mathvariant="normal">;</mi>
            </mrow>
          </mstyle>
          <mover accent="true">
            <mrow>
              <mi>j</mi>
            </mrow>
            <mo stretchy="false">⃗</mo>
          </mover>
        </mrow>
        <mo stretchy="false">)</mo>
      </mrow>
    </mrow>
    <annotation encoding="StarMath 5.0">(A  nitalic;  vec{j})</annotation>
  </semantics>
</math>
</file>

<file path=Object 48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49/content.xml><?xml version="1.0" encoding="utf-8"?>
<math xmlns="http://www.w3.org/1998/Math/MathML">
  <semantics>
    <mrow>
      <msub>
        <mi>N</mi>
        <mrow>
          <mn>2</mn>
        </mrow>
      </msub>
    </mrow>
    <annotation encoding="StarMath 5.0">N_{2}</annotation>
  </semantics>
</math>
</file>

<file path=Object 5/content.xml><?xml version="1.0" encoding="utf-8"?>
<math xmlns="http://www.w3.org/1998/Math/MathML">
  <semantics>
    <mrow>
      <mrow>
        <mn>2</mn>
      </mrow>
      <mo stretchy="false">π</mo>
    </mrow>
    <annotation encoding="StarMath 5.0">{2}%pi </annotation>
  </semantics>
</math>
</file>

<file path=Object 50/content.xml><?xml version="1.0" encoding="utf-8"?>
<math xmlns="http://www.w3.org/1998/Math/MathML">
  <semantics>
    <mrow>
      <msub>
        <mi>M</mi>
        <mrow>
          <mn>1</mn>
        </mrow>
      </msub>
    </mrow>
    <annotation encoding="StarMath 5.0">M_{1}</annotation>
  </semantics>
</math>
</file>

<file path=Object 51/content.xml><?xml version="1.0" encoding="utf-8"?>
<math xmlns="http://www.w3.org/1998/Math/MathML">
  <semantics>
    <mrow>
      <msub>
        <mi>M</mi>
        <mrow>
          <mn>2</mn>
        </mrow>
      </msub>
    </mrow>
    <annotation encoding="StarMath 5.0">M_{2}</annotation>
  </semantics>
</math>
</file>

<file path=Object 52/content.xml><?xml version="1.0" encoding="utf-8"?>
<math xmlns="http://www.w3.org/1998/Math/MathML">
  <semantics>
    <mrow>
      <mrow>
        <mo stretchy="false">(</mo>
        <mrow>
          <mi>A</mi>
          <mstyle mathvariant="normal">
            <mrow>
              <mi mathvariant="normal">;</mi>
            </mrow>
          </mstyle>
          <mover accent="true">
            <mrow>
              <mi>j</mi>
            </mrow>
            <mo stretchy="false">⃗</mo>
          </mover>
        </mrow>
        <mo stretchy="false">)</mo>
      </mrow>
    </mrow>
    <annotation encoding="StarMath 5.0">(A  nitalic;  vec{j})</annotation>
  </semantics>
</math>
</file>

<file path=Object 53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54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55/content.xml><?xml version="1.0" encoding="utf-8"?>
<math xmlns="http://www.w3.org/1998/Math/MathML">
  <semantics>
    <mrow>
      <msub>
        <mi>n</mi>
        <mrow>
          <mn>2</mn>
        </mrow>
      </msub>
    </mrow>
    <annotation encoding="StarMath 5.0">n_{2}</annotation>
  </semantics>
</math>
</file>

<file path=Object 56/content.xml><?xml version="1.0" encoding="utf-8"?>
<math xmlns="http://www.w3.org/1998/Math/MathML">
  <semantics>
    <mrow>
      <msub>
        <mi>N</mi>
        <mrow>
          <mn>2</mn>
        </mrow>
      </msub>
    </mrow>
    <annotation encoding="StarMath 5.0">N_{2}</annotation>
  </semantics>
</math>
</file>

<file path=Object 57/content.xml><?xml version="1.0" encoding="utf-8"?>
<math xmlns="http://www.w3.org/1998/Math/MathML">
  <semantics>
    <mrow>
      <mrow>
        <msub>
          <mi>n</mi>
          <mrow>
            <mn>2</mn>
          </mrow>
        </msub>
        <mo stretchy="false">−</mo>
        <msub>
          <mi>n</mi>
          <mrow>
            <mn>1</mn>
          </mrow>
        </msub>
      </mrow>
    </mrow>
    <annotation encoding="StarMath 5.0">n_{2}-n_{1}</annotation>
  </semantics>
</math>
</file>

<file path=Object 58/content.xml><?xml version="1.0" encoding="utf-8"?>
<math xmlns="http://www.w3.org/1998/Math/MathML">
  <semantics>
    <mrow>
      <msub>
        <mi>n</mi>
        <mrow>
          <mn>2</mn>
        </mrow>
      </msub>
      <mrow>
        <mi>'</mi>
        <mo stretchy="false">−</mo>
        <msub>
          <mi>n</mi>
          <mrow>
            <mn>1</mn>
          </mrow>
        </msub>
      </mrow>
      <mrow>
        <mi>'</mi>
        <mo stretchy="false">=</mo>
        <mrow>
          <mrow>
            <msub>
              <mi>n</mi>
              <mrow>
                <mn>2</mn>
              </mrow>
            </msub>
            <mo stretchy="false">−</mo>
            <msub>
              <mi>n</mi>
              <mrow>
                <mn>1</mn>
              </mrow>
            </msub>
          </mrow>
          <mo stretchy="false">+</mo>
          <mrow>
            <mn>2</mn>
          </mrow>
        </mrow>
      </mrow>
      <mrow>
        <mo stretchy="false">(</mo>
        <mrow>
          <mrow>
            <msub>
              <mi>k</mi>
              <mrow>
                <mn>2</mn>
              </mrow>
            </msub>
            <mo stretchy="false">−</mo>
            <msub>
              <mi>k</mi>
              <mrow>
                <mn>1</mn>
              </mrow>
            </msub>
          </mrow>
        </mrow>
        <mo stretchy="false">)</mo>
      </mrow>
      <mo stretchy="false">π</mo>
    </mrow>
    <annotation encoding="StarMath 5.0">n_{2}'-n_{1}'=n_{2}-n_{1}+{2}(k_{2}-k_{1}) %pi </annotation>
  </semantics>
</math>
</file>

<file path=Object 59/content.xml><?xml version="1.0" encoding="utf-8"?>
<math xmlns="http://www.w3.org/1998/Math/MathML">
  <semantics>
    <mrow>
      <mrow>
        <mrow>
          <mrow>
            <mo stretchy="false">(</mo>
            <mrow>
              <mover accent="true">
                <mrow>
                  <mi>i</mi>
                </mrow>
                <mo stretchy="false">⃗</mo>
              </mover>
              <mi>;</mi>
              <mover accent="true">
                <mrow>
                  <mi>u</mi>
                </mrow>
                <mo stretchy="false">⃗</mo>
              </mover>
            </mrow>
            <mo stretchy="false">)</mo>
          </mrow>
          <mo stretchy="false">=</mo>
          <mrow>
            <mfrac>
              <mo stretchy="false">π</mo>
              <mrow>
                <mn>6</mn>
              </mrow>
            </mfrac>
            <mo stretchy="false">−</mo>
            <mrow>
              <mn>0</mn>
            </mrow>
          </mrow>
        </mrow>
        <mo stretchy="false">=</mo>
        <mfrac>
          <mo stretchy="false">π</mo>
          <mrow>
            <mn>6</mn>
          </mrow>
        </mfrac>
      </mrow>
    </mrow>
    <annotation encoding="StarMath 5.0">( vec {i}; vec {u})=%pi  over {6}-{0}=%pi  over {6}</annotation>
  </semantics>
</math>
</file>

<file path=Object 6/content.xml><?xml version="1.0" encoding="utf-8"?>
<math xmlns="http://www.w3.org/1998/Math/MathML">
  <semantics>
    <mrow>
      <mrow>
        <mi>t</mi>
        <mo stretchy="false">+</mo>
        <mrow>
          <mn>2</mn>
        </mrow>
      </mrow>
      <mo stretchy="false">π</mo>
    </mrow>
    <annotation encoding="StarMath 5.0">t+{2}%pi </annotation>
  </semantics>
</math>
</file>

<file path=Object 60/content.xml><?xml version="1.0" encoding="utf-8"?>
<math xmlns="http://www.w3.org/1998/Math/MathML">
  <semantics>
    <mrow>
      <mrow>
        <mrow>
          <mrow>
            <mo stretchy="false">(</mo>
            <mrow>
              <mover accent="true">
                <mrow>
                  <mi>i</mi>
                </mrow>
                <mo stretchy="false">⃗</mo>
              </mover>
              <mi>;</mi>
              <mover accent="true">
                <mrow>
                  <mi>v</mi>
                </mrow>
                <mo stretchy="false">⃗</mo>
              </mover>
            </mrow>
            <mo stretchy="false">)</mo>
          </mrow>
          <mo stretchy="false">=</mo>
          <mrow>
            <mfrac>
              <mrow>
                <mn>3</mn>
                <mo stretchy="false">π</mo>
              </mrow>
              <mrow>
                <mn>4</mn>
              </mrow>
            </mfrac>
            <mo stretchy="false">−</mo>
            <mrow>
              <mn>0</mn>
            </mrow>
          </mrow>
        </mrow>
        <mo stretchy="false">=</mo>
        <mfrac>
          <mrow>
            <mn>3</mn>
            <mo stretchy="false">π</mo>
          </mrow>
          <mrow>
            <mn>4</mn>
          </mrow>
        </mfrac>
      </mrow>
    </mrow>
    <annotation encoding="StarMath 5.0">( vec {i}; vec {v})={3%pi}  over {4}-{0}={3%pi}  over {4}</annotation>
  </semantics>
</math>
</file>

<file path=Object 61/content.xml><?xml version="1.0" encoding="utf-8"?>
<math xmlns="http://www.w3.org/1998/Math/MathML">
  <semantics>
    <mrow>
      <mrow>
        <mrow>
          <mrow>
            <mo stretchy="false">(</mo>
            <mrow>
              <mover accent="true">
                <mrow>
                  <mi>u</mi>
                </mrow>
                <mo stretchy="false">⃗</mo>
              </mover>
              <mi>;</mi>
              <mover accent="true">
                <mrow>
                  <mi>v</mi>
                </mrow>
                <mo stretchy="false">⃗</mo>
              </mover>
            </mrow>
            <mo stretchy="false">)</mo>
          </mrow>
          <mo stretchy="false">=</mo>
          <mrow>
            <mfrac>
              <mrow>
                <mn>3</mn>
                <mo stretchy="false">π</mo>
              </mrow>
              <mrow>
                <mn>4</mn>
              </mrow>
            </mfrac>
            <mo stretchy="false">−</mo>
            <mfrac>
              <mrow>
                <mo stretchy="false">π</mo>
              </mrow>
              <mrow>
                <mn>6</mn>
              </mrow>
            </mfrac>
          </mrow>
        </mrow>
        <mo stretchy="false">=</mo>
        <mfrac>
          <mrow>
            <mn>7</mn>
            <mo stretchy="false">π</mo>
          </mrow>
          <mrow>
            <mn>12</mn>
          </mrow>
        </mfrac>
      </mrow>
    </mrow>
    <annotation encoding="StarMath 5.0">( vec {u}; vec {v})={3%pi}  over {4}-{%pi}  over {6}={7%pi}  over {12}</annotation>
  </semantics>
</math>
</file>

<file path=Object 62/content.xml><?xml version="1.0" encoding="utf-8"?>
<math xmlns="http://www.w3.org/1998/Math/MathML">
  <semantics>
    <mrow>
      <mrow>
        <msub>
          <mi>k</mi>
          <mrow>
            <mn>2</mn>
          </mrow>
        </msub>
        <mo stretchy="false">−</mo>
        <msub>
          <mi>k</mi>
          <mrow>
            <mn>1</mn>
          </mrow>
        </msub>
      </mrow>
    </mrow>
    <annotation encoding="StarMath 5.0">k_{2}-k_{1}</annotation>
  </semantics>
</math>
</file>

<file path=Object 63/content.xml><?xml version="1.0" encoding="utf-8"?>
<math xmlns="http://www.w3.org/1998/Math/MathML">
  <semantics>
    <mrow>
      <msub>
        <mi>n</mi>
        <mrow>
          <mn>2</mn>
        </mrow>
      </msub>
      <mrow>
        <mi>'</mi>
        <mo stretchy="false">−</mo>
        <msub>
          <mi>n</mi>
          <mrow>
            <mn>1</mn>
          </mrow>
        </msub>
      </mrow>
      <mi>'</mi>
    </mrow>
    <annotation encoding="StarMath 5.0">n_{2}'-n_{1}'</annotation>
  </semantics>
</math>
</file>

<file path=Object 64/content.xml><?xml version="1.0" encoding="utf-8"?>
<math xmlns="http://www.w3.org/1998/Math/MathML">
  <semantics>
    <mrow>
      <mrow>
        <msub>
          <mi>n</mi>
          <mrow>
            <mn>2</mn>
          </mrow>
        </msub>
        <mo stretchy="false">−</mo>
        <msub>
          <mi>n</mi>
          <mrow>
            <mn>1</mn>
          </mrow>
        </msub>
      </mrow>
    </mrow>
    <annotation encoding="StarMath 5.0">n_{2}-n_{1}</annotation>
  </semantics>
</math>
</file>

<file path=Object 65/content.xml><?xml version="1.0" encoding="utf-8"?>
<math xmlns="http://www.w3.org/1998/Math/MathML">
  <semantics>
    <mrow>
      <mrow>
        <mn>2</mn>
      </mrow>
      <mi>k</mi>
      <mo stretchy="false">π</mo>
    </mrow>
    <annotation encoding="StarMath 5.0">{2}k %pi </annotation>
  </semantics>
</math>
</file>

<file path=Object 66/content.xml><?xml version="1.0" encoding="utf-8"?>
<math xmlns="http://www.w3.org/1998/Math/MathML">
  <semantics>
    <mrow>
      <mrow>
        <mrow>
          <mrow>
            <mstyle color="green">
              <mrow>
                <mrow>
                  <mo stretchy="false">(</mo>
                  <mrow>
                    <mover accent="true">
                      <mrow>
                        <mi mathvariant="italic">AC</mi>
                      </mrow>
                      <mo stretchy="false">⃗</mo>
                    </mover>
                    <mi>;</mi>
                    <mover accent="true">
                      <mrow>
                        <mi mathvariant="italic">AB</mi>
                      </mrow>
                      <mo stretchy="false">⃗</mo>
                    </mover>
                  </mrow>
                  <mo stretchy="false">)</mo>
                </mrow>
              </mrow>
            </mstyle>
            <mo stretchy="false">+</mo>
            <mstyle color="blue">
              <mrow>
                <mrow>
                  <mo stretchy="false">(</mo>
                  <mrow>
                    <mover accent="true">
                      <mrow>
                        <mi mathvariant="italic">BA</mi>
                      </mrow>
                      <mo stretchy="false">⃗</mo>
                    </mover>
                    <mi>;</mi>
                    <mover accent="true">
                      <mrow>
                        <mi mathvariant="italic">BC</mi>
                      </mrow>
                      <mo stretchy="false">⃗</mo>
                    </mover>
                  </mrow>
                  <mo stretchy="false">)</mo>
                </mrow>
              </mrow>
            </mstyle>
          </mrow>
          <mo stretchy="false">+</mo>
          <mstyle color="red">
            <mrow>
              <mrow>
                <mo stretchy="false">(</mo>
                <mrow>
                  <mover accent="true">
                    <mrow>
                      <mi mathvariant="italic">CB</mi>
                    </mrow>
                    <mo stretchy="false">⃗</mo>
                  </mover>
                  <mi>;</mi>
                  <mover accent="true">
                    <mrow>
                      <mi mathvariant="italic">CA</mi>
                    </mrow>
                    <mo stretchy="false">⃗</mo>
                  </mover>
                </mrow>
                <mo stretchy="false">)</mo>
              </mrow>
            </mrow>
          </mstyle>
        </mrow>
        <mo stretchy="false">=</mo>
        <mrow>
          <mrow>
            <mstyle color="green">
              <mrow>
                <mrow>
                  <mo stretchy="false">(</mo>
                  <mrow>
                    <mover accent="true">
                      <mrow>
                        <mi mathvariant="italic">AC</mi>
                      </mrow>
                      <mo stretchy="false">⃗</mo>
                    </mover>
                    <mi>;</mi>
                    <mover accent="true">
                      <mrow>
                        <mi mathvariant="italic">AB</mi>
                      </mrow>
                      <mo stretchy="false">⃗</mo>
                    </mover>
                  </mrow>
                  <mo stretchy="false">)</mo>
                </mrow>
              </mrow>
            </mstyle>
            <mo stretchy="false">+</mo>
            <mstyle color="blue">
              <mrow>
                <mrow>
                  <mrow>
                    <mrow>
                      <mrow>
                        <mo stretchy="false">(</mo>
                        <mrow>
                          <mover accent="true">
                            <mrow>
                              <mi mathvariant="italic">BA</mi>
                            </mrow>
                            <mo stretchy="false">⃗</mo>
                          </mover>
                          <mi>;</mi>
                          <mover accent="true">
                            <mrow>
                              <mi mathvariant="italic">AB</mi>
                            </mrow>
                            <mo stretchy="false">⃗</mo>
                          </mover>
                        </mrow>
                        <mo stretchy="false">)</mo>
                      </mrow>
                      <mo stretchy="false">+</mo>
                      <mrow>
                        <mo stretchy="false">(</mo>
                        <mrow>
                          <mover accent="true">
                            <mrow>
                              <mi mathvariant="italic">AB</mi>
                            </mrow>
                            <mo stretchy="false">⃗</mo>
                          </mover>
                          <mi>;</mi>
                          <mover accent="true">
                            <mrow>
                              <mi mathvariant="italic">BC</mi>
                            </mrow>
                            <mo stretchy="false">⃗</mo>
                          </mover>
                        </mrow>
                        <mo stretchy="false">)</mo>
                      </mrow>
                    </mrow>
                    <mo stretchy="false">+</mo>
                    <mn>2</mn>
                  </mrow>
                  <mrow>
                    <msub>
                      <mi>k</mi>
                      <mn>1</mn>
                    </msub>
                  </mrow>
                  <mo stretchy="false">π</mo>
                </mrow>
              </mrow>
            </mstyle>
          </mrow>
          <mo stretchy="false">+</mo>
          <mstyle color="red">
            <mrow>
              <mrow>
                <mrow>
                  <mrow>
                    <mrow>
                      <mo stretchy="false">(</mo>
                      <mrow>
                        <mover accent="true">
                          <mrow>
                            <mi mathvariant="italic">CB</mi>
                          </mrow>
                          <mo stretchy="false">⃗</mo>
                        </mover>
                        <mi>;</mi>
                        <mover accent="true">
                          <mrow>
                            <mi mathvariant="italic">BC</mi>
                          </mrow>
                          <mo stretchy="false">⃗</mo>
                        </mover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over accent="true">
                          <mrow>
                            <mi mathvariant="italic">BC</mi>
                          </mrow>
                          <mo stretchy="false">⃗</mo>
                        </mover>
                        <mi>;</mi>
                        <mover accent="true">
                          <mrow>
                            <mi mathvariant="italic">CA</mi>
                          </mrow>
                          <mo stretchy="false">⃗</mo>
                        </mover>
                      </mrow>
                      <mo stretchy="false">)</mo>
                    </mrow>
                  </mrow>
                  <mo stretchy="false">+</mo>
                  <mn>2</mn>
                </mrow>
                <mrow>
                  <msub>
                    <mi>k</mi>
                    <mn>2</mn>
                  </msub>
                </mrow>
                <mo stretchy="false">π</mo>
              </mrow>
            </mrow>
          </mstyle>
        </mrow>
      </mrow>
    </mrow>
    <annotation encoding="StarMath 5.0">COLOR GREEN( widevec {AC}; widevec {AB})+COLOR blue( widevec {BA}; widevec {BC})+COLOR red( widevec {CB}; widevec {CA})=COLOR GREEN( widevec {AC}; widevec {AB})+COLOR blue{( widevec {BA}; widevec {AB})+( widevec {AB}; widevec {BC})+2{k_1}%pi}+COLOR red{( widevec {CB}; widevec {BC})+( widevec {BC}; widevec {CA})+2{k_2}%pi}</annotation>
  </semantics>
</math>
</file>

<file path=Object 67/content.xml><?xml version="1.0" encoding="utf-8"?>
<math xmlns="http://www.w3.org/1998/Math/MathML">
  <semantics>
    <mrow>
      <mfenced open="∥" close="∥">
        <mrow>
          <mover accent="true">
            <mi>u</mi>
            <mo stretchy="false">⃗</mo>
          </mover>
        </mrow>
      </mfenced>
    </mrow>
    <annotation encoding="StarMath 5.0"> left ldline vec u  right ldline </annotation>
  </semantics>
</math>
</file>

<file path=Object 68/content.xml><?xml version="1.0" encoding="utf-8"?>
<math xmlns="http://www.w3.org/1998/Math/MathML">
  <semantics>
    <mrow>
      <mrow>
        <mfenced open="∥" close="∥">
          <mrow>
            <mover accent="true">
              <mi>u</mi>
              <mo stretchy="false">⃗</mo>
            </mover>
          </mrow>
        </mfenced>
        <mo stretchy="false">=</mo>
        <mi mathvariant="italic">AB</mi>
      </mrow>
    </mrow>
    <annotation encoding="StarMath 5.0"> left ldline vec u  right ldline = AB</annotation>
  </semantics>
</math>
</file>

<file path=Object 69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7/content.xml><?xml version="1.0" encoding="utf-8"?>
<math xmlns="http://www.w3.org/1998/Math/MathML">
  <semantics>
    <mrow>
      <mrow>
        <mn>2</mn>
      </mrow>
      <mo stretchy="false">π</mo>
    </mrow>
    <annotation encoding="StarMath 5.0">{2}%pi </annotation>
  </semantics>
</math>
</file>

<file path=Object 70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over accent="true">
          <mrow>
            <mi mathvariant="italic">AB</mi>
          </mrow>
          <mo stretchy="false">⃗</mo>
        </mover>
      </mrow>
    </mrow>
    <annotation encoding="StarMath 5.0"> vec {u}= widevec {AB}</annotation>
  </semantics>
</math>
</file>

<file path=Object 71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row>
          <mfrac>
            <mrow>
              <mn>1</mn>
            </mrow>
            <mrow>
              <mfenced open="∥" close="∥">
                <mrow>
                  <mover accent="true">
                    <mrow>
                      <msub>
                        <mi>u</mi>
                        <mrow>
                          <mn>1</mn>
                        </mrow>
                      </msub>
                    </mrow>
                    <mo stretchy="false">⃗</mo>
                  </mover>
                </mrow>
              </mfenced>
            </mrow>
          </mfrac>
          <mo stretchy="false">×</mo>
          <mover accent="true">
            <mrow>
              <msub>
                <mi>u</mi>
                <mrow>
                  <mn>1</mn>
                </mrow>
              </msub>
            </mrow>
            <mo stretchy="false">⃗</mo>
          </mover>
        </mrow>
      </mrow>
    </mrow>
    <annotation encoding="StarMath 5.0"> vec {u}={1} over { left ldline vec {u_{1}}  right ldline } times vec {u_{1}}</annotation>
  </semantics>
</math>
</file>

<file path=Object 72/content.xml><?xml version="1.0" encoding="utf-8"?>
<math xmlns="http://www.w3.org/1998/Math/MathML">
  <semantics>
    <mrow>
      <mrow>
        <mover accent="true">
          <mrow>
            <mi>v</mi>
          </mrow>
          <mo stretchy="false">⃗</mo>
        </mover>
        <mo stretchy="false">=</mo>
        <mrow>
          <mfrac>
            <mrow>
              <mn>1</mn>
            </mrow>
            <mrow>
              <mfenced open="∥" close="∥">
                <mrow>
                  <mover accent="true">
                    <mrow>
                      <msub>
                        <mi>v</mi>
                        <mrow>
                          <mn>1</mn>
                        </mrow>
                      </msub>
                    </mrow>
                    <mo stretchy="false">⃗</mo>
                  </mover>
                </mrow>
              </mfenced>
            </mrow>
          </mfrac>
          <mo stretchy="false">×</mo>
          <mover accent="true">
            <mrow>
              <msub>
                <mi>v</mi>
                <mrow>
                  <mn>1</mn>
                </mrow>
              </msub>
            </mrow>
            <mo stretchy="false">⃗</mo>
          </mover>
        </mrow>
      </mrow>
    </mrow>
    <annotation encoding="StarMath 5.0"> vec {v}={1} over { left ldline vec {v_{1}}  right ldline } times vec {v_{1}}</annotation>
  </semantics>
</math>
</file>

<file path=Object 73/content.xml><?xml version="1.0" encoding="utf-8"?>
<math xmlns="http://www.w3.org/1998/Math/MathML">
  <semantics>
    <mrow>
      <mrow>
        <mrow>
          <mrow>
            <mrow>
              <mo stretchy="false">(</mo>
              <mrow>
                <mover accent="true">
                  <mrow>
                    <mi mathvariant="italic">AC</mi>
                  </mrow>
                  <mo stretchy="false">⃗</mo>
                </mover>
                <mi>;</mi>
                <mover accent="true">
                  <mrow>
                    <mi mathvariant="italic">AB</mi>
                  </mrow>
                  <mo stretchy="false">⃗</mo>
                </mover>
              </mrow>
              <mo stretchy="false">)</mo>
            </mrow>
            <mo stretchy="false">+</mo>
            <mrow>
              <mo stretchy="false">(</mo>
              <mrow>
                <mover accent="true">
                  <mrow>
                    <mi mathvariant="italic">BA</mi>
                  </mrow>
                  <mo stretchy="false">⃗</mo>
                </mover>
                <mi>;</mi>
                <mover accent="true">
                  <mrow>
                    <mi mathvariant="italic">BC</mi>
                  </mrow>
                  <mo stretchy="false">⃗</mo>
                </mover>
              </mrow>
              <mo stretchy="false">)</mo>
            </mrow>
          </mrow>
          <mo stretchy="false">+</mo>
          <mrow>
            <mo stretchy="false">(</mo>
            <mrow>
              <mover accent="true">
                <mrow>
                  <mi mathvariant="italic">CB</mi>
                </mrow>
                <mo stretchy="false">⃗</mo>
              </mover>
              <mi>;</mi>
              <mover accent="true">
                <mrow>
                  <mi mathvariant="italic">CA</mi>
                </mrow>
                <mo stretchy="false">⃗</mo>
              </mover>
            </mrow>
            <mo stretchy="false">)</mo>
          </mrow>
        </mrow>
        <mo stretchy="false">=</mo>
        <mrow>
          <mrow>
            <mrow>
              <mstyle color="green">
                <mrow>
                  <mrow>
                    <mo stretchy="false">(</mo>
                    <mrow>
                      <mover accent="true">
                        <mrow>
                          <mi mathvariant="italic">AC</mi>
                        </mrow>
                        <mo stretchy="false">⃗</mo>
                      </mover>
                      <mi>;</mi>
                      <mover accent="true">
                        <mrow>
                          <mi mathvariant="italic">AB</mi>
                        </mrow>
                        <mo stretchy="false">⃗</mo>
                      </mover>
                    </mrow>
                    <mo stretchy="false">)</mo>
                  </mrow>
                </mrow>
              </mstyle>
              <mo stretchy="false">+</mo>
              <mstyle color="blue">
                <mrow>
                  <mrow>
                    <mrow>
                      <mo stretchy="false">π</mo>
                      <mo stretchy="false">+</mo>
                      <mrow>
                        <mo stretchy="false">(</mo>
                        <mrow>
                          <mover accent="true">
                            <mrow>
                              <mi mathvariant="italic">AB</mi>
                            </mrow>
                            <mo stretchy="false">⃗</mo>
                          </mover>
                          <mi>;</mi>
                          <mover accent="true">
                            <mrow>
                              <mi mathvariant="italic">BC</mi>
                            </mrow>
                            <mo stretchy="false">⃗</mo>
                          </mover>
                        </mrow>
                        <mo stretchy="false">)</mo>
                      </mrow>
                    </mrow>
                  </mrow>
                </mrow>
              </mstyle>
            </mrow>
            <mo stretchy="false">+</mo>
            <mstyle color="red">
              <mrow>
                <mrow>
                  <mrow>
                    <mo stretchy="false">π</mo>
                    <mo stretchy="false">+</mo>
                    <mrow>
                      <mo stretchy="false">(</mo>
                      <mrow>
                        <mover accent="true">
                          <mrow>
                            <mi mathvariant="italic">BC</mi>
                          </mrow>
                          <mo stretchy="false">⃗</mo>
                        </mover>
                        <mi>;</mi>
                        <mover accent="true">
                          <mrow>
                            <mi mathvariant="italic">CA</mi>
                          </mrow>
                          <mo stretchy="false">⃗</mo>
                        </mover>
                      </mrow>
                      <mo stretchy="false">)</mo>
                    </mrow>
                  </mrow>
                </mrow>
              </mrow>
            </mstyle>
          </mrow>
          <mo stretchy="false">+</mo>
          <mn>2</mn>
        </mrow>
      </mrow>
      <mrow>
        <msub>
          <mi>k</mi>
          <mn>3</mn>
        </msub>
      </mrow>
      <mo stretchy="false">π</mo>
    </mrow>
    <annotation encoding="StarMath 5.0">( widevec {AC}; widevec {AB})+( widevec {BA}; widevec {BC})+( widevec {CB}; widevec {CA})=COLOR GREEN( widevec {AC}; widevec {AB})+COLOR blue{%pi+( widevec {AB}; widevec {BC})}+COLOR red{%pi+( widevec {BC}; widevec {CA})}+2{k_3}%pi</annotation>
  </semantics>
</math>
</file>

<file path=Object 74/content.xml><?xml version="1.0" encoding="utf-8"?>
<math xmlns="http://www.w3.org/1998/Math/MathML">
  <semantics>
    <mrow>
      <mover accent="true">
        <mrow>
          <msub>
            <mi>u</mi>
            <mn>1</mn>
          </msub>
        </mrow>
        <mo stretchy="false">⃗</mo>
      </mover>
    </mrow>
    <annotation encoding="StarMath 5.0"> widevec {u_1}</annotation>
  </semantics>
</math>
</file>

<file path=Object 75/content.xml><?xml version="1.0" encoding="utf-8"?>
<math xmlns="http://www.w3.org/1998/Math/MathML">
  <semantics>
    <mrow>
      <mover accent="true">
        <mrow>
          <msub>
            <mi>v</mi>
            <mn>1</mn>
          </msub>
        </mrow>
        <mo stretchy="false">⃗</mo>
      </mover>
    </mrow>
    <annotation encoding="StarMath 5.0"> widevec {v_1}</annotation>
  </semantics>
</math>
</file>

<file path=Object 76/content.xml><?xml version="1.0" encoding="utf-8"?>
<math xmlns="http://www.w3.org/1998/Math/MathML">
  <semantics>
    <mrow>
      <mrow>
        <mo stretchy="false">(</mo>
        <mrow>
          <mover accent="true">
            <mrow>
              <mi>u</mi>
            </mrow>
            <mo stretchy="false">⃗</mo>
          </mover>
          <mi>;</mi>
          <mover accent="true">
            <mrow>
              <mi>v</mi>
            </mrow>
            <mo stretchy="false">⃗</mo>
          </mover>
        </mrow>
        <mo stretchy="false">)</mo>
      </mrow>
    </mrow>
    <annotation encoding="StarMath 5.0">( vec {u}; vec {v})</annotation>
  </semantics>
</math>
</file>

<file path=Object 77/content.xml><?xml version="1.0" encoding="utf-8"?>
<math xmlns="http://www.w3.org/1998/Math/MathML">
  <semantics>
    <mrow>
      <mrow>
        <mo stretchy="false">(</mo>
        <mrow>
          <mover accent="true">
            <mrow>
              <msub>
                <mi>u</mi>
                <mn>1</mn>
              </msub>
            </mrow>
            <mo stretchy="false">⃗</mo>
          </mover>
          <mi>;</mi>
          <mover accent="true">
            <mrow>
              <msub>
                <mi>v</mi>
                <mn>1</mn>
              </msub>
            </mrow>
            <mo stretchy="false">⃗</mo>
          </mover>
        </mrow>
        <mo stretchy="false">)</mo>
      </mrow>
    </mrow>
    <annotation encoding="StarMath 5.0">( vec {u_1}; vec {v_1})</annotation>
  </semantics>
</math>
</file>

<file path=Object 78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79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8/content.xml><?xml version="1.0" encoding="utf-8"?>
<math xmlns="http://www.w3.org/1998/Math/MathML">
  <semantics>
    <mrow>
      <mrow>
        <mi>l</mi>
        <mo stretchy="false">=</mo>
        <mrow>
          <mn>2</mn>
        </mrow>
      </mrow>
      <mo stretchy="false">π</mo>
      <mi>R</mi>
    </mrow>
    <annotation encoding="StarMath 5.0">l={2}%pi R</annotation>
  </semantics>
</math>
</file>

<file path=Object 80/content.xml><?xml version="1.0" encoding="utf-8"?>
<math xmlns="http://www.w3.org/1998/Math/MathML">
  <semantics>
    <mrow>
      <mrow>
        <mo stretchy="false">]</mo>
        <mo stretchy="false">−</mo>
        <mo stretchy="false">π</mo>
      </mrow>
      <mstyle mathvariant="normal">
        <mrow>
          <mi mathvariant="normal">;</mi>
        </mrow>
      </mstyle>
      <mo stretchy="false">π</mo>
      <mo stretchy="false">]</mo>
    </mrow>
    <annotation encoding="StarMath 5.0">\]- %pi  nitalic;  %pi \]</annotation>
  </semantics>
</math>
</file>

<file path=Object 81/content.xml><?xml version="1.0" encoding="utf-8"?>
<math xmlns="http://www.w3.org/1998/Math/MathML">
  <semantics>
    <mrow>
      <mrow>
        <mo stretchy="false">(</mo>
        <mrow>
          <mover accent="true">
            <mrow>
              <mi mathvariant="italic">OM</mi>
            </mrow>
            <mo stretchy="false">⃗</mo>
          </mover>
          <mi>;</mi>
          <mover accent="true">
            <mrow>
              <mi mathvariant="italic">ON</mi>
            </mrow>
            <mo stretchy="false">⃗</mo>
          </mover>
        </mrow>
        <mo stretchy="false">)</mo>
      </mrow>
    </mrow>
    <annotation encoding="StarMath 5.0">( widevec {OM}; widevec {ON})</annotation>
  </semantics>
</math>
</file>

<file path=Object 82/content.xml><?xml version="1.0" encoding="utf-8"?>
<math xmlns="http://www.w3.org/1998/Math/MathML">
  <semantics>
    <mrow>
      <mrow>
        <mrow>
          <mrow>
            <mo stretchy="false">(</mo>
            <mrow>
              <mover accent="true">
                <mrow>
                  <mi mathvariant="italic">OM</mi>
                </mrow>
                <mo stretchy="false">⃗</mo>
              </mover>
              <mi>;</mi>
              <mover accent="true">
                <mrow>
                  <mi mathvariant="italic">OP</mi>
                </mrow>
                <mo stretchy="false">⃗</mo>
              </mover>
            </mrow>
            <mo stretchy="false">)</mo>
          </mrow>
          <mo stretchy="false">+</mo>
          <mrow>
            <mo stretchy="false">(</mo>
            <mrow>
              <mover accent="true">
                <mrow>
                  <mi mathvariant="italic">OP</mi>
                </mrow>
                <mo stretchy="false">⃗</mo>
              </mover>
              <mi>;</mi>
              <mover accent="true">
                <mrow>
                  <mi mathvariant="italic">ON</mi>
                </mrow>
                <mo stretchy="false">⃗</mo>
              </mover>
            </mrow>
            <mo stretchy="false">)</mo>
          </mrow>
        </mrow>
        <mo stretchy="false">=</mo>
        <mrow>
          <mrow>
            <mo stretchy="false">(</mo>
            <mrow>
              <mover accent="true">
                <mrow>
                  <mi mathvariant="italic">OM</mi>
                </mrow>
                <mo stretchy="false">⃗</mo>
              </mover>
              <mi>;</mi>
              <mover accent="true">
                <mrow>
                  <mi mathvariant="italic">ON</mi>
                </mrow>
                <mo stretchy="false">⃗</mo>
              </mover>
            </mrow>
            <mo stretchy="false">)</mo>
          </mrow>
          <mo stretchy="false">+</mo>
          <mn>2</mn>
        </mrow>
      </mrow>
      <mrow>
        <mi>k</mi>
      </mrow>
      <mo stretchy="false">π</mo>
    </mrow>
    <annotation encoding="StarMath 5.0">( widevec {OM}; widevec {OP})+( widevec {OP}; widevec {ON})=( widevec {OM}; widevec {ON})+2{k}%pi</annotation>
  </semantics>
</math>
</file>

<file path=Object 83/content.xml><?xml version="1.0" encoding="utf-8"?>
<math xmlns="http://www.w3.org/1998/Math/MathML">
  <semantics>
    <mrow>
      <mrow>
        <mrow>
          <mo stretchy="false">(</mo>
          <mrow>
            <mover accent="true">
              <mrow>
                <mi mathvariant="italic">OM</mi>
              </mrow>
              <mo stretchy="false">⃗</mo>
            </mover>
            <mi>;</mi>
            <mover accent="true">
              <mrow>
                <mi mathvariant="italic">ON</mi>
              </mrow>
              <mo stretchy="false">⃗</mo>
            </mover>
          </mrow>
          <mo stretchy="false">)</mo>
        </mrow>
        <mo stretchy="false">=</mo>
        <mrow>
          <mn>3</mn>
        </mrow>
      </mrow>
      <mo stretchy="false">π</mo>
    </mrow>
    <annotation encoding="StarMath 5.0">( widevec {OM}; widevec {ON})={3} %pi </annotation>
  </semantics>
</math>
</file>

<file path=Object 84/content.xml><?xml version="1.0" encoding="utf-8"?>
<math xmlns="http://www.w3.org/1998/Math/MathML">
  <semantics>
    <mrow>
      <mrow>
        <mrow>
          <mo stretchy="false">(</mo>
          <mrow>
            <mover accent="true">
              <mrow>
                <mi>i</mi>
              </mrow>
              <mo stretchy="false">⃗</mo>
            </mover>
            <mi>;</mi>
            <mover accent="true">
              <mrow>
                <mi>u</mi>
              </mrow>
              <mo stretchy="false">⃗</mo>
            </mover>
          </mrow>
          <mo stretchy="false">)</mo>
        </mrow>
        <mo stretchy="false">=</mo>
        <mrow>
          <mfrac>
            <mo stretchy="false">π</mo>
            <mrow>
              <mn>6</mn>
            </mrow>
          </mfrac>
          <mo stretchy="false">+</mo>
          <mn>2</mn>
        </mrow>
      </mrow>
      <mrow>
        <mo stretchy="false">π</mo>
        <mo stretchy="false">=</mo>
        <mfrac>
          <mrow>
            <mn>7</mn>
            <mo stretchy="false">π</mo>
          </mrow>
          <mrow>
            <mn>6</mn>
          </mrow>
        </mfrac>
      </mrow>
    </mrow>
    <annotation encoding="StarMath 5.0">( vec {i}; vec {u})=%pi  over {6}+2%pi={7%pi}  over {6}</annotation>
  </semantics>
</math>
</file>

<file path=Object 85/content.xml><?xml version="1.0" encoding="utf-8"?>
<math xmlns="http://www.w3.org/1998/Math/MathML">
  <semantics>
    <mrow>
      <mrow>
        <mrow>
          <mo stretchy="false">(</mo>
          <mrow>
            <mover accent="true">
              <mrow>
                <mi>i</mi>
              </mrow>
              <mo stretchy="false">⃗</mo>
            </mover>
            <mi>;</mi>
            <mover accent="true">
              <mrow>
                <mi>u</mi>
              </mrow>
              <mo stretchy="false">⃗</mo>
            </mover>
          </mrow>
          <mo stretchy="false">)</mo>
        </mrow>
        <mo stretchy="false">=</mo>
        <mrow>
          <mfrac>
            <mo stretchy="false">π</mo>
            <mrow>
              <mn>6</mn>
            </mrow>
          </mfrac>
          <mo stretchy="false">−</mo>
          <mn>2</mn>
        </mrow>
      </mrow>
      <mrow>
        <mo stretchy="false">π</mo>
        <mo stretchy="false">=</mo>
        <mfrac>
          <mrow>
            <mrow>
              <mo stretchy="false">−</mo>
              <mn>5</mn>
            </mrow>
            <mo stretchy="false">π</mo>
          </mrow>
          <mrow>
            <mn>6</mn>
          </mrow>
        </mfrac>
      </mrow>
    </mrow>
    <annotation encoding="StarMath 5.0">( vec {i}; vec {u})=%pi  over {6}-2%pi={-5%pi}  over {6}</annotation>
  </semantics>
</math>
</file>

<file path=Object 86/content.xml><?xml version="1.0" encoding="utf-8"?>
<math xmlns="http://www.w3.org/1998/Math/MathML">
  <semantics>
    <mrow>
      <mrow>
        <mrow>
          <mrow>
            <mo stretchy="false">(</mo>
            <mrow>
              <mover accent="true">
                <mrow>
                  <mi>i</mi>
                </mrow>
                <mo stretchy="false">⃗</mo>
              </mover>
              <mi>;</mi>
              <mover accent="true">
                <mrow>
                  <mi>u</mi>
                </mrow>
                <mo stretchy="false">⃗</mo>
              </mover>
            </mrow>
            <mo stretchy="false">)</mo>
          </mrow>
          <mo stretchy="false">=</mo>
          <mrow>
            <mfrac>
              <mo stretchy="false">π</mo>
              <mrow>
                <mn>6</mn>
              </mrow>
            </mfrac>
            <mo stretchy="false">−</mo>
            <mrow>
              <mn>0</mn>
            </mrow>
          </mrow>
        </mrow>
        <mo stretchy="false">=</mo>
        <mfrac>
          <mo stretchy="false">π</mo>
          <mrow>
            <mn>6</mn>
          </mrow>
        </mfrac>
      </mrow>
    </mrow>
    <annotation encoding="StarMath 5.0">( vec {i}; vec {u})=%pi  over {6}-{0}=%pi  over {6}</annotation>
  </semantics>
</math>
</file>

<file path=Object 87/content.xml><?xml version="1.0" encoding="utf-8"?>
<math xmlns="http://www.w3.org/1998/Math/MathML">
  <semantics>
    <mrow>
      <mrow>
        <mo stretchy="false">(</mo>
        <mrow>
          <mover accent="true">
            <mrow>
              <mi mathvariant="italic">OM</mi>
            </mrow>
            <mo stretchy="false">⃗</mo>
          </mover>
          <mi>;</mi>
          <mover accent="true">
            <mrow>
              <mi mathvariant="italic">ON</mi>
            </mrow>
            <mo stretchy="false">⃗</mo>
          </mover>
        </mrow>
        <mo stretchy="false">)</mo>
      </mrow>
    </mrow>
    <annotation encoding="StarMath 5.0">( widevec {OM}; widevec {ON})</annotation>
  </semantics>
</math>
</file>

<file path=Object 88/content.xml><?xml version="1.0" encoding="utf-8"?>
<math xmlns="http://www.w3.org/1998/Math/MathML">
  <semantics>
    <mrow>
      <mrow>
        <mo stretchy="false">(</mo>
        <mrow>
          <mover accent="true">
            <mrow>
              <mi mathvariant="italic">OM</mi>
            </mrow>
            <mo stretchy="false">⃗</mo>
          </mover>
          <mi>;</mi>
          <mover accent="true">
            <mrow>
              <mi mathvariant="italic">ON</mi>
            </mrow>
            <mo stretchy="false">⃗</mo>
          </mover>
        </mrow>
        <mo stretchy="false">)</mo>
      </mrow>
    </mrow>
    <annotation encoding="StarMath 5.0">( widevec {OM}; widevec {ON})</annotation>
  </semantics>
</math>
</file>

<file path=Object 89/content.xml><?xml version="1.0" encoding="utf-8"?>
<math xmlns="http://www.w3.org/1998/Math/MathML">
  <semantics>
    <mrow>
      <mrow>
        <mrow>
          <mrow>
            <mrow>
              <mo stretchy="false">(</mo>
              <mrow>
                <mover accent="true">
                  <mrow>
                    <mi mathvariant="italic">AC</mi>
                  </mrow>
                  <mo stretchy="false">⃗</mo>
                </mover>
                <mi>;</mi>
                <mover accent="true">
                  <mrow>
                    <mi mathvariant="italic">AB</mi>
                  </mrow>
                  <mo stretchy="false">⃗</mo>
                </mover>
              </mrow>
              <mo stretchy="false">)</mo>
            </mrow>
            <mo stretchy="false">+</mo>
            <mrow>
              <mo stretchy="false">(</mo>
              <mrow>
                <mover accent="true">
                  <mrow>
                    <mi mathvariant="italic">BA</mi>
                  </mrow>
                  <mo stretchy="false">⃗</mo>
                </mover>
                <mi>;</mi>
                <mover accent="true">
                  <mrow>
                    <mi mathvariant="italic">BC</mi>
                  </mrow>
                  <mo stretchy="false">⃗</mo>
                </mover>
              </mrow>
              <mo stretchy="false">)</mo>
            </mrow>
          </mrow>
          <mo stretchy="false">+</mo>
          <mrow>
            <mo stretchy="false">(</mo>
            <mrow>
              <mover accent="true">
                <mrow>
                  <mi mathvariant="italic">CB</mi>
                </mrow>
                <mo stretchy="false">⃗</mo>
              </mover>
              <mi>;</mi>
              <mover accent="true">
                <mrow>
                  <mi mathvariant="italic">CA</mi>
                </mrow>
                <mo stretchy="false">⃗</mo>
              </mover>
            </mrow>
            <mo stretchy="false">)</mo>
          </mrow>
        </mrow>
        <mo stretchy="false">=</mo>
        <mrow>
          <mrow>
            <mrow>
              <mrow>
                <mo stretchy="false">(</mo>
                <mrow>
                  <mover accent="true">
                    <mrow>
                      <mi mathvariant="italic">AC</mi>
                    </mrow>
                    <mo stretchy="false">⃗</mo>
                  </mover>
                  <mi>;</mi>
                  <mover accent="true">
                    <mrow>
                      <mi mathvariant="italic">AB</mi>
                    </mrow>
                    <mo stretchy="false">⃗</mo>
                  </mover>
                </mrow>
                <mo stretchy="false">)</mo>
              </mrow>
              <mo stretchy="false">+</mo>
              <mrow>
                <mrow>
                  <mo stretchy="false">(</mo>
                  <mrow>
                    <mover accent="true">
                      <mrow>
                        <mi mathvariant="italic">AB</mi>
                      </mrow>
                      <mo stretchy="false">⃗</mo>
                    </mover>
                    <mi>;</mi>
                    <mover accent="true">
                      <mrow>
                        <mi mathvariant="italic">BC</mi>
                      </mrow>
                      <mo stretchy="false">⃗</mo>
                    </mover>
                  </mrow>
                  <mo stretchy="false">)</mo>
                </mrow>
              </mrow>
            </mrow>
            <mo stretchy="false">+</mo>
            <mrow>
              <mrow>
                <mo stretchy="false">(</mo>
                <mrow>
                  <mover accent="true">
                    <mrow>
                      <mi mathvariant="italic">BC</mi>
                    </mrow>
                    <mo stretchy="false">⃗</mo>
                  </mover>
                  <mi>;</mi>
                  <mover accent="true">
                    <mrow>
                      <mi mathvariant="italic">CA</mi>
                    </mrow>
                    <mo stretchy="false">⃗</mo>
                  </mover>
                </mrow>
                <mo stretchy="false">)</mo>
              </mrow>
            </mrow>
          </mrow>
          <mo stretchy="false">+</mo>
          <mn>2</mn>
        </mrow>
      </mrow>
      <mrow>
        <msub>
          <mi>k</mi>
          <mn>4</mn>
        </msub>
      </mrow>
      <mo stretchy="false">π</mo>
    </mrow>
    <annotation encoding="StarMath 5.0">( widevec {AC}; widevec {AB})+( widevec {BA}; widevec {BC})+( widevec {CB}; widevec {CA})=( widevec {AC}; widevec {AB})+{( widevec {AB}; widevec {BC})}+{( widevec {BC}; widevec {CA})}+2{k_4}%pi</annotation>
  </semantics>
</math>
</file>

<file path=Object 9/content.xml><?xml version="1.0" encoding="utf-8"?>
<math xmlns="http://www.w3.org/1998/Math/MathML">
  <semantics>
    <mrow>
      <mrow>
        <mo stretchy="false">α</mo>
        <mo stretchy="false">=</mo>
        <mrow>
          <mn>2</mn>
        </mrow>
      </mrow>
      <mo stretchy="false">π</mo>
    </mrow>
    <annotation encoding="StarMath 5.0">%alpha ={2}%pi </annotation>
  </semantics>
</math>
</file>

<file path=Object 90/content.xml><?xml version="1.0" encoding="utf-8"?>
<math xmlns="http://www.w3.org/1998/Math/MathML">
  <semantics>
    <mrow>
      <mrow>
        <mrow>
          <mrow>
            <mrow>
              <mo stretchy="false">(</mo>
              <mrow>
                <mover accent="true">
                  <mrow>
                    <mi mathvariant="italic">AC</mi>
                  </mrow>
                  <mo stretchy="false">⃗</mo>
                </mover>
                <mi>;</mi>
                <mover accent="true">
                  <mrow>
                    <mi mathvariant="italic">AB</mi>
                  </mrow>
                  <mo stretchy="false">⃗</mo>
                </mover>
              </mrow>
              <mo stretchy="false">)</mo>
            </mrow>
            <mo stretchy="false">+</mo>
            <mrow>
              <mo stretchy="false">(</mo>
              <mrow>
                <mover accent="true">
                  <mrow>
                    <mi mathvariant="italic">BA</mi>
                  </mrow>
                  <mo stretchy="false">⃗</mo>
                </mover>
                <mi>;</mi>
                <mover accent="true">
                  <mrow>
                    <mi mathvariant="italic">BC</mi>
                  </mrow>
                  <mo stretchy="false">⃗</mo>
                </mover>
              </mrow>
              <mo stretchy="false">)</mo>
            </mrow>
          </mrow>
          <mo stretchy="false">+</mo>
          <mrow>
            <mo stretchy="false">(</mo>
            <mrow>
              <mover accent="true">
                <mrow>
                  <mi mathvariant="italic">CB</mi>
                </mrow>
                <mo stretchy="false">⃗</mo>
              </mover>
              <mi>;</mi>
              <mover accent="true">
                <mrow>
                  <mi mathvariant="italic">CA</mi>
                </mrow>
                <mo stretchy="false">⃗</mo>
              </mover>
            </mrow>
            <mo stretchy="false">)</mo>
          </mrow>
        </mrow>
        <mo stretchy="false">=</mo>
        <mrow>
          <mrow>
            <mrow>
              <mo stretchy="false">(</mo>
              <mrow>
                <mover accent="true">
                  <mrow>
                    <mi mathvariant="italic">AC</mi>
                  </mrow>
                  <mo stretchy="false">⃗</mo>
                </mover>
                <mi>;</mi>
                <mover accent="true">
                  <mrow>
                    <mi mathvariant="italic">BC</mi>
                  </mrow>
                  <mo stretchy="false">⃗</mo>
                </mover>
              </mrow>
              <mo stretchy="false">)</mo>
            </mrow>
            <mo stretchy="false">+</mo>
            <mrow>
              <mrow>
                <mo stretchy="false">(</mo>
                <mrow>
                  <mover accent="true">
                    <mrow>
                      <mi mathvariant="italic">BC</mi>
                    </mrow>
                    <mo stretchy="false">⃗</mo>
                  </mover>
                  <mi>;</mi>
                  <mover accent="true">
                    <mrow>
                      <mi mathvariant="italic">CA</mi>
                    </mrow>
                    <mo stretchy="false">⃗</mo>
                  </mover>
                </mrow>
                <mo stretchy="false">)</mo>
              </mrow>
            </mrow>
          </mrow>
          <mo stretchy="false">+</mo>
          <mn>2</mn>
        </mrow>
      </mrow>
      <mrow>
        <mi>k</mi>
      </mrow>
      <mo stretchy="false">π</mo>
    </mrow>
    <annotation encoding="StarMath 5.0">( widevec {AC}; widevec {AB})+( widevec {BA}; widevec {BC})+( widevec {CB}; widevec {CA})=( widevec {AC}; widevec {BC})+{( widevec {BC}; widevec {CA})}+2{k}%pi</annotation>
  </semantics>
</math>
</file>

<file path=Object 91/content.xml><?xml version="1.0" encoding="utf-8"?>
<math xmlns="http://www.w3.org/1998/Math/MathML">
  <semantics>
    <mrow>
      <mrow>
        <mrow>
          <mrow>
            <mrow>
              <mo stretchy="false">(</mo>
              <mrow>
                <mover accent="true">
                  <mrow>
                    <mi mathvariant="italic">AC</mi>
                  </mrow>
                  <mo stretchy="false">⃗</mo>
                </mover>
                <mi>;</mi>
                <mover accent="true">
                  <mrow>
                    <mi mathvariant="italic">AB</mi>
                  </mrow>
                  <mo stretchy="false">⃗</mo>
                </mover>
              </mrow>
              <mo stretchy="false">)</mo>
            </mrow>
            <mo stretchy="false">+</mo>
            <mrow>
              <mo stretchy="false">(</mo>
              <mrow>
                <mover accent="true">
                  <mrow>
                    <mi mathvariant="italic">BA</mi>
                  </mrow>
                  <mo stretchy="false">⃗</mo>
                </mover>
                <mi>;</mi>
                <mover accent="true">
                  <mrow>
                    <mi mathvariant="italic">BC</mi>
                  </mrow>
                  <mo stretchy="false">⃗</mo>
                </mover>
              </mrow>
              <mo stretchy="false">)</mo>
            </mrow>
          </mrow>
          <mo stretchy="false">+</mo>
          <mrow>
            <mo stretchy="false">(</mo>
            <mrow>
              <mover accent="true">
                <mrow>
                  <mi mathvariant="italic">CB</mi>
                </mrow>
                <mo stretchy="false">⃗</mo>
              </mover>
              <mi>;</mi>
              <mover accent="true">
                <mrow>
                  <mi mathvariant="italic">CA</mi>
                </mrow>
                <mo stretchy="false">⃗</mo>
              </mover>
            </mrow>
            <mo stretchy="false">)</mo>
          </mrow>
        </mrow>
        <mo stretchy="false">=</mo>
        <mrow>
          <mrow>
            <mo stretchy="false">(</mo>
            <mrow>
              <mover accent="true">
                <mrow>
                  <mi mathvariant="italic">AC</mi>
                </mrow>
                <mo stretchy="false">⃗</mo>
              </mover>
              <mi>;</mi>
              <mover accent="true">
                <mrow>
                  <mi mathvariant="italic">CA</mi>
                </mrow>
                <mo stretchy="false">⃗</mo>
              </mover>
            </mrow>
            <mo stretchy="false">)</mo>
          </mrow>
          <mo stretchy="false">+</mo>
          <mn>2</mn>
        </mrow>
      </mrow>
      <mrow>
        <mi>k</mi>
      </mrow>
      <mo stretchy="false">π</mo>
    </mrow>
    <annotation encoding="StarMath 5.0">( widevec {AC}; widevec {AB})+( widevec {BA}; widevec {BC})+( widevec {CB}; widevec {CA})=( widevec {AC}; widevec {CA})+2{k}%pi</annotation>
  </semantics>
</math>
</file>

<file path=Object 92/content.xml><?xml version="1.0" encoding="utf-8"?>
<math xmlns="http://www.w3.org/1998/Math/MathML">
  <semantics>
    <mrow>
      <mrow>
        <mrow>
          <mrow>
            <mrow>
              <mo stretchy="false">(</mo>
              <mrow>
                <mover accent="true">
                  <mrow>
                    <mi mathvariant="italic">AC</mi>
                  </mrow>
                  <mo stretchy="false">⃗</mo>
                </mover>
                <mi>;</mi>
                <mover accent="true">
                  <mrow>
                    <mi mathvariant="italic">AB</mi>
                  </mrow>
                  <mo stretchy="false">⃗</mo>
                </mover>
              </mrow>
              <mo stretchy="false">)</mo>
            </mrow>
            <mo stretchy="false">+</mo>
            <mrow>
              <mo stretchy="false">(</mo>
              <mrow>
                <mover accent="true">
                  <mrow>
                    <mi mathvariant="italic">BA</mi>
                  </mrow>
                  <mo stretchy="false">⃗</mo>
                </mover>
                <mi>;</mi>
                <mover accent="true">
                  <mrow>
                    <mi mathvariant="italic">BC</mi>
                  </mrow>
                  <mo stretchy="false">⃗</mo>
                </mover>
              </mrow>
              <mo stretchy="false">)</mo>
            </mrow>
          </mrow>
          <mo stretchy="false">+</mo>
          <mrow>
            <mo stretchy="false">(</mo>
            <mrow>
              <mover accent="true">
                <mrow>
                  <mi mathvariant="italic">CB</mi>
                </mrow>
                <mo stretchy="false">⃗</mo>
              </mover>
              <mi>;</mi>
              <mover accent="true">
                <mrow>
                  <mi mathvariant="italic">CA</mi>
                </mrow>
                <mo stretchy="false">⃗</mo>
              </mover>
            </mrow>
            <mo stretchy="false">)</mo>
          </mrow>
        </mrow>
        <mo stretchy="false">=</mo>
        <mrow>
          <mo stretchy="false">π</mo>
          <mo stretchy="false">+</mo>
          <mn>2</mn>
        </mrow>
      </mrow>
      <mrow>
        <mi>k</mi>
      </mrow>
      <mo stretchy="false">π</mo>
    </mrow>
    <annotation encoding="StarMath 5.0">( widevec {AC}; widevec {AB})+( widevec {BA}; widevec {BC})+( widevec {CB}; widevec {CA})=%pi+2{k}%pi</annotation>
  </semantics>
</math>
</file>

<file path=Object 93/content.xml><?xml version="1.0" encoding="utf-8"?>
<math xmlns="http://www.w3.org/1998/Math/MathML">
  <semantics>
    <mrow>
      <mrow>
        <mo stretchy="false">(</mo>
        <mrow>
          <mover accent="true">
            <mrow>
              <mi mathvariant="italic">OM</mi>
            </mrow>
            <mo stretchy="false">⃗</mo>
          </mover>
          <mi>;</mi>
          <mover accent="true">
            <mrow>
              <mi mathvariant="italic">ON</mi>
            </mrow>
            <mo stretchy="false">⃗</mo>
          </mover>
        </mrow>
        <mo stretchy="false">)</mo>
      </mrow>
    </mrow>
    <annotation encoding="StarMath 5.0">( widevec {OM}; widevec {ON})</annotation>
  </semantics>
</math>
</file>

<file path=Object 94/content.xml><?xml version="1.0" encoding="utf-8"?>
<math xmlns="http://www.w3.org/1998/Math/MathML">
  <semantics>
    <mrow>
      <mover accent="true">
        <mrow>
          <mi mathvariant="italic">BAC</mi>
        </mrow>
        <mo stretchy="false">̂</mo>
      </mover>
    </mrow>
    <annotation encoding="StarMath 5.0"> widehat {BAC}</annotation>
  </semantics>
</math>
</file>

<file path=Object 95/content.xml><?xml version="1.0" encoding="utf-8"?>
<math xmlns="http://www.w3.org/1998/Math/MathML">
  <semantics>
    <mrow>
      <mover accent="true">
        <mrow>
          <mi mathvariant="italic">MON</mi>
        </mrow>
        <mo stretchy="false">̂</mo>
      </mover>
    </mrow>
    <annotation encoding="StarMath 5.0"> widehat {MON}</annotation>
  </semantics>
</math>
</file>

<file path=Object 96/content.xml><?xml version="1.0" encoding="utf-8"?>
<math xmlns="http://www.w3.org/1998/Math/MathML">
  <semantics>
    <mrow>
      <mrow>
        <mo stretchy="false">(</mo>
        <mrow>
          <mover accent="true">
            <mrow>
              <mi mathvariant="italic">OM</mi>
            </mrow>
            <mo stretchy="false">⃗</mo>
          </mover>
          <mi>;</mi>
          <mover accent="true">
            <mrow>
              <mi mathvariant="italic">ON</mi>
            </mrow>
            <mo stretchy="false">⃗</mo>
          </mover>
        </mrow>
        <mo stretchy="false">)</mo>
      </mrow>
    </mrow>
    <annotation encoding="StarMath 5.0">( widevec {OM}; widevec {ON})</annotation>
  </semantics>
</math>
</file>

<file path=Object 97/content.xml><?xml version="1.0" encoding="utf-8"?>
<math xmlns="http://www.w3.org/1998/Math/MathML">
  <semantics>
    <mrow>
      <mrow>
        <mrow>
          <mrow>
            <mo stretchy="false">(</mo>
            <mrow>
              <mover accent="true">
                <mrow>
                  <mi mathvariant="italic">OM</mi>
                </mrow>
                <mo stretchy="false">⃗</mo>
              </mover>
              <mi>;</mi>
              <mover accent="true">
                <mrow>
                  <mi mathvariant="italic">ON</mi>
                </mrow>
                <mo stretchy="false">⃗</mo>
              </mover>
            </mrow>
            <mo stretchy="false">)</mo>
          </mrow>
          <mo stretchy="false">+</mo>
          <mrow>
            <mo stretchy="false">(</mo>
            <mrow>
              <mover accent="true">
                <mrow>
                  <mi mathvariant="italic">ON</mi>
                </mrow>
                <mo stretchy="false">⃗</mo>
              </mover>
              <mi>;</mi>
              <mover accent="true">
                <mrow>
                  <mi mathvariant="italic">OM</mi>
                </mrow>
                <mo stretchy="false">⃗</mo>
              </mover>
            </mrow>
            <mo stretchy="false">)</mo>
          </mrow>
        </mrow>
        <mo stretchy="false">=</mo>
        <mn>2</mn>
      </mrow>
      <mrow>
        <mi>k</mi>
      </mrow>
      <mo stretchy="false">π</mo>
    </mrow>
    <annotation encoding="StarMath 5.0">( widevec {OM}; widevec {ON})+( widevec {ON}; widevec {OM})=2{k}%pi</annotation>
  </semantics>
</math>
</file>

<file path=Object 98/content.xml><?xml version="1.0" encoding="utf-8"?>
<math xmlns="http://www.w3.org/1998/Math/MathML">
  <semantics>
    <mrow>
      <mrow>
        <mrow>
          <mo stretchy="false">(</mo>
          <mrow>
            <mover accent="true">
              <mrow>
                <mi mathvariant="italic">OM</mi>
              </mrow>
              <mo stretchy="false">⃗</mo>
            </mover>
            <mi>;</mi>
            <mover accent="true">
              <mrow>
                <mi mathvariant="italic">ON</mi>
              </mrow>
              <mo stretchy="false">⃗</mo>
            </mover>
          </mrow>
          <mo stretchy="false">)</mo>
        </mrow>
        <mo stretchy="false">=</mo>
        <mrow>
          <mo stretchy="false">−</mo>
          <mrow>
            <mo stretchy="false">(</mo>
            <mrow>
              <mover accent="true">
                <mrow>
                  <mi mathvariant="italic">ON</mi>
                </mrow>
                <mo stretchy="false">⃗</mo>
              </mover>
              <mi>;</mi>
              <mover accent="true">
                <mrow>
                  <mi mathvariant="italic">OM</mi>
                </mrow>
                <mo stretchy="false">⃗</mo>
              </mover>
            </mrow>
            <mo stretchy="false">)</mo>
          </mrow>
        </mrow>
      </mrow>
    </mrow>
    <annotation encoding="StarMath 5.0">( widevec {OM}; widevec {ON})=-( widevec {ON}; widevec {OM})</annotation>
  </semantics>
</math>
</file>

<file path=Object 99/content.xml><?xml version="1.0" encoding="utf-8"?>
<math xmlns="http://www.w3.org/1998/Math/MathML">
  <semantics>
    <mrow>
      <mfrac>
        <mo stretchy="false">π</mo>
        <mrow>
          <mn>3</mn>
        </mrow>
      </mfrac>
    </mrow>
    <annotation encoding="StarMath 5.0">%pi  over {3}</annotation>
  </semantics>
</math>
</file>